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2053.4" calcext:value-type="float">
            <text:p>12053,4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7517.6" calcext:value-type="float">
            <text:p>57517,6</text:p>
          </table:table-cell>
          <table:table-cell table:style-name="ce1" office:value-type="float" office:value="13455.5" calcext:value-type="float">
            <text:p>13455,5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10679.3" calcext:value-type="float">
            <text:p>10679,3</text:p>
          </table:table-cell>
          <table:table-cell table:style-name="ce1" office:value-type="float" office:value="244566.6" calcext:value-type="float">
            <text:p>244566,6</text:p>
          </table:table-cell>
          <table:table-cell table:style-name="ce1" office:value-type="float" office:value="17989.8" calcext:value-type="float">
            <text:p>17989,8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1553.5" calcext:value-type="float">
            <text:p>1553,5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41355.6" calcext:value-type="float">
            <text:p>41355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280.2" calcext:value-type="float">
            <text:p>2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1652" calcext:value-type="float">
            <text:p>11652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61105.8" calcext:value-type="float">
            <text:p>61105,8</text:p>
          </table:table-cell>
          <table:table-cell table:style-name="ce1" office:value-type="float" office:value="13455.5" calcext:value-type="float">
            <text:p>13455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13.8" calcext:value-type="float">
            <text:p>5113,8</text:p>
          </table:table-cell>
          <table:table-cell table:style-name="ce1" office:value-type="float" office:value="11431.5" calcext:value-type="float">
            <text:p>11431,5</text:p>
          </table:table-cell>
          <table:table-cell table:style-name="ce1" office:value-type="float" office:value="251814.6" calcext:value-type="float">
            <text:p>251814,6</text:p>
          </table:table-cell>
          <table:table-cell table:style-name="ce1" office:value-type="float" office:value="15202" calcext:value-type="float">
            <text:p>15202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40573.2" calcext:value-type="float">
            <text:p>40573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263.2" calcext:value-type="float">
            <text:p>1263,2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12655" calcext:value-type="float">
            <text:p>12655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61105.8" calcext:value-type="float">
            <text:p>61105,8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0.3" calcext:value-type="float">
            <text:p>5590,3</text:p>
          </table:table-cell>
          <table:table-cell table:style-name="ce1" office:value-type="float" office:value="9004.6" calcext:value-type="float">
            <text:p>9004,6</text:p>
          </table:table-cell>
          <table:table-cell table:style-name="ce1" office:value-type="float" office:value="248190.6" calcext:value-type="float">
            <text:p>248190,6</text:p>
          </table:table-cell>
          <table:table-cell table:style-name="ce1" office:value-type="float" office:value="15683.4" calcext:value-type="float">
            <text:p>15683,4</text:p>
          </table:table-cell>
          <table:table-cell table:style-name="ce1" office:value-type="float" office:value="942.2" calcext:value-type="float">
            <text:p>942,2</text:p>
          </table:table-cell>
          <table:table-cell table:style-name="ce1" office:value-type="float" office:value="1483.8" calcext:value-type="float">
            <text:p>1483,8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40693.6" calcext:value-type="float">
            <text:p>40693,6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1263.2" calcext:value-type="float">
            <text:p>1263,2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225.3" calcext:value-type="float">
            <text:p>22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11391.4" calcext:value-type="float">
            <text:p>11391,4</text:p>
          </table:table-cell>
          <table:table-cell table:style-name="ce1" office:value-type="float" office:value="801.4" calcext:value-type="float">
            <text:p>801,4</text:p>
          </table:table-cell>
          <table:table-cell table:style-name="ce1" office:value-type="float" office:value="64693.9" calcext:value-type="float">
            <text:p>64693,9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4687.5" calcext:value-type="float">
            <text:p>4687,5</text:p>
          </table:table-cell>
          <table:table-cell table:style-name="ce1" office:value-type="float" office:value="11256.3" calcext:value-type="float">
            <text:p>11256,3</text:p>
          </table:table-cell>
          <table:table-cell table:style-name="ce1" office:value-type="float" office:value="251778.7" calcext:value-type="float">
            <text:p>251778,7</text:p>
          </table:table-cell>
          <table:table-cell table:style-name="ce1" office:value-type="float" office:value="15623.2" calcext:value-type="float">
            <text:p>15623,2</text:p>
          </table:table-cell>
          <table:table-cell table:style-name="ce1" office:value-type="float" office:value="1182.6" calcext:value-type="float">
            <text:p>1182,6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40954.4" calcext:value-type="float">
            <text:p>40954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24.4" calcext:value-type="float">
            <text:p>1724,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320.6" calcext:value-type="float">
            <text:p>32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11912.6" calcext:value-type="float">
            <text:p>11912,6</text:p>
          </table:table-cell>
          <table:table-cell table:style-name="ce1" office:value-type="float" office:value="480.8" calcext:value-type="float">
            <text:p>480,8</text:p>
          </table:table-cell>
          <table:table-cell table:style-name="ce1" office:value-type="float" office:value="64693.9" calcext:value-type="float">
            <text:p>64693,9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3970.4" calcext:value-type="float">
            <text:p>3970,4</text:p>
          </table:table-cell>
          <table:table-cell table:style-name="ce1" office:value-type="float" office:value="10208" calcext:value-type="float">
            <text:p>10208</text:p>
          </table:table-cell>
          <table:table-cell table:style-name="ce1" office:value-type="float" office:value="244602.5" calcext:value-type="float">
            <text:p>244602,5</text:p>
          </table:table-cell>
          <table:table-cell table:style-name="ce1" office:value-type="float" office:value="15222.2" calcext:value-type="float">
            <text:p>15222,2</text:p>
          </table:table-cell>
          <table:table-cell table:style-name="ce1" office:value-type="float" office:value="1603.8" calcext:value-type="float">
            <text:p>1603,8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0192" calcext:value-type="float">
            <text:p>401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5.5" calcext:value-type="float">
            <text:p>325,5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480.8" calcext:value-type="float">
            <text:p>48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1451.8" calcext:value-type="float">
            <text:p>11451,8</text:p>
          </table:table-cell>
          <table:table-cell table:style-name="ce1" office:value-type="float" office:value="761.6" calcext:value-type="float">
            <text:p>761,6</text:p>
          </table:table-cell>
          <table:table-cell table:style-name="ce1" office:value-type="float" office:value="68282" calcext:value-type="float">
            <text:p>68282</text:p>
          </table:table-cell>
          <table:table-cell table:style-name="ce1" office:value-type="float" office:value="17940.6" calcext:value-type="float">
            <text:p>17940,6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5139" calcext:value-type="float">
            <text:p>5139</text:p>
          </table:table-cell>
          <table:table-cell table:style-name="ce1" office:value-type="float" office:value="12434" calcext:value-type="float">
            <text:p>12434</text:p>
          </table:table-cell>
          <table:table-cell table:style-name="ce1" office:value-type="float" office:value="251778.7" calcext:value-type="float">
            <text:p>251778,7</text:p>
          </table:table-cell>
          <table:table-cell table:style-name="ce1" office:value-type="float" office:value="15302.4" calcext:value-type="float">
            <text:p>15302,4</text:p>
          </table:table-cell>
          <table:table-cell table:style-name="ce1" office:value-type="float" office:value="1177.8" calcext:value-type="float">
            <text:p>1177,8</text:p>
          </table:table-cell>
          <table:table-cell table:style-name="ce1" office:value-type="float" office:value="1729.5" calcext:value-type="float">
            <text:p>1729,5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39951.2" calcext:value-type="float">
            <text:p>39951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63.8" calcext:value-type="float">
            <text:p>1463,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4" calcext:value-type="float">
            <text:p>32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11391.4" calcext:value-type="float">
            <text:p>11391,4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1105.8" calcext:value-type="float">
            <text:p>61105,8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4191.2" calcext:value-type="float">
            <text:p>4191,2</text:p>
          </table:table-cell>
          <table:table-cell table:style-name="ce1" office:value-type="float" office:value="12058.5" calcext:value-type="float">
            <text:p>12058,5</text:p>
          </table:table-cell>
          <table:table-cell table:style-name="ce1" office:value-type="float" office:value="240978.5" calcext:value-type="float">
            <text:p>240978,5</text:p>
          </table:table-cell>
          <table:table-cell table:style-name="ce1" office:value-type="float" office:value="13918.4" calcext:value-type="float">
            <text:p>13918,4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40533.2" calcext:value-type="float">
            <text:p>40533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400.6" calcext:value-type="float">
            <text:p>40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12795.2" calcext:value-type="float">
            <text:p>12795,2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4693.9" calcext:value-type="float">
            <text:p>64693,9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4938.3" calcext:value-type="float">
            <text:p>4938,3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float" office:value="248190.6" calcext:value-type="float">
            <text:p>248190,6</text:p>
          </table:table-cell>
          <table:table-cell table:style-name="ce1" office:value-type="float" office:value="14881.2" calcext:value-type="float">
            <text:p>14881,2</text:p>
          </table:table-cell>
          <table:table-cell table:style-name="ce1" office:value-type="float" office:value="1062.4" calcext:value-type="float">
            <text:p>1062,4</text:p>
          </table:table-cell>
          <table:table-cell table:style-name="ce1" office:value-type="float" office:value="1553.8" calcext:value-type="float">
            <text:p>1553,8</text:p>
          </table:table-cell>
          <table:table-cell table:style-name="ce1" office:value-type="float" office:value="701.6" calcext:value-type="float">
            <text:p>701,6</text:p>
          </table:table-cell>
          <table:table-cell table:style-name="ce1" office:value-type="float" office:value="41937" calcext:value-type="float">
            <text:p>4193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" calcext:value-type="float">
            <text:p>5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11932.8" calcext:value-type="float">
            <text:p>11932,8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61105.8" calcext:value-type="float">
            <text:p>61105,8</text:p>
          </table:table-cell>
          <table:table-cell table:style-name="Default" office:value-type="float" office:value="8970.3" calcext:value-type="float">
            <text:p>8970,3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5815.8" calcext:value-type="float">
            <text:p>5815,8</text:p>
          </table:table-cell>
          <table:table-cell table:style-name="Default" office:value-type="float" office:value="11105.8" calcext:value-type="float">
            <text:p>11105,8</text:p>
          </table:table-cell>
          <table:table-cell table:style-name="Default" office:value-type="float" office:value="240978.5" calcext:value-type="float">
            <text:p>240978,5</text:p>
          </table:table-cell>
          <table:table-cell table:style-name="Default" office:value-type="float" office:value="15081.8" calcext:value-type="float">
            <text:p>15081,8</text:p>
          </table:table-cell>
          <table:table-cell table:style-name="Default" office:value-type="float" office:value="1353.3" calcext:value-type="float">
            <text:p>1353,3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761.4" calcext:value-type="float">
            <text:p>761,4</text:p>
          </table:table-cell>
          <table:table-cell table:style-name="Default" office:value-type="float" office:value="43120.4" calcext:value-type="float">
            <text:p>43120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5.3" calcext:value-type="float">
            <text:p>175,3</text:p>
          </table:table-cell>
          <table:table-cell table:style-name="Default" office:value-type="float" office:value="1523.8" calcext:value-type="float">
            <text:p>1523,8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.4" calcext:value-type="float">
            <text:p>20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12213.6" calcext:value-type="float">
            <text:p>12213,6</text:p>
          </table:table-cell>
          <table:table-cell table:style-name="Default" office:value-type="float" office:value="621.4" calcext:value-type="float">
            <text:p>621,4</text:p>
          </table:table-cell>
          <table:table-cell table:style-name="Default" office:value-type="float" office:value="61105.8" calcext:value-type="float">
            <text:p>61105,8</text:p>
          </table:table-cell>
          <table:table-cell table:style-name="Default" office:value-type="float" office:value="13455.5" calcext:value-type="float">
            <text:p>13455,5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4637.3" calcext:value-type="float">
            <text:p>4637,3</text:p>
          </table:table-cell>
          <table:table-cell table:style-name="Default" office:value-type="float" office:value="11757.5" calcext:value-type="float">
            <text:p>11757,5</text:p>
          </table:table-cell>
          <table:table-cell table:style-name="Default" office:value-type="float" office:value="240978.5" calcext:value-type="float">
            <text:p>240978,5</text:p>
          </table:table-cell>
          <table:table-cell table:style-name="Default" office:value-type="float" office:value="15342.4" calcext:value-type="float">
            <text:p>15342,4</text:p>
          </table:table-cell>
          <table:table-cell table:style-name="Default" office:value-type="float" office:value="1222.8" calcext:value-type="float">
            <text:p>1222,8</text:p>
          </table:table-cell>
          <table:table-cell table:style-name="Default" office:value-type="float" office:value="1122.4" calcext:value-type="float">
            <text:p>1122,4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40091.8" calcext:value-type="float">
            <text:p>40091,8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320.2" calcext:value-type="float">
            <text:p>320,2</text:p>
          </table:table-cell>
          <table:table-cell table:style-name="Default" office:value-type="float" office:value="1142.6" calcext:value-type="float">
            <text:p>1142,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400.6" calcext:value-type="float">
            <text:p>400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11973.2" calcext:value-type="float">
            <text:p>11973,2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71897.1" calcext:value-type="float">
            <text:p>71897,1</text:p>
          </table:table-cell>
          <table:table-cell table:style-name="Default" office:value-type="float" office:value="8970.3" calcext:value-type="float">
            <text:p>8970,3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4050.8" calcext:value-type="float">
            <text:p>4050,8</text:p>
          </table:table-cell>
          <table:table-cell table:style-name="Default" office:value-type="float" office:value="11932.8" calcext:value-type="float">
            <text:p>11932,8</text:p>
          </table:table-cell>
          <table:table-cell table:style-name="Default" office:value-type="float" office:value="240978.5" calcext:value-type="float">
            <text:p>240978,5</text:p>
          </table:table-cell>
          <table:table-cell table:style-name="Default" office:value-type="float" office:value="15021.4" calcext:value-type="float">
            <text:p>15021,4</text:p>
          </table:table-cell>
          <table:table-cell table:style-name="Default" office:value-type="float" office:value="1102.8" calcext:value-type="float">
            <text:p>1102,8</text:p>
          </table:table-cell>
          <table:table-cell table:style-name="Default" office:value-type="float" office:value="1664.2" calcext:value-type="float">
            <text:p>1664,2</text:p>
          </table:table-cell>
          <table:table-cell table:style-name="Default" office:value-type="float" office:value="821.8" calcext:value-type="float">
            <text:p>821,8</text:p>
          </table:table-cell>
          <table:table-cell table:style-name="Default" office:value-type="float" office:value="39269.8" calcext:value-type="float">
            <text:p>39269,8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150.3" calcext:value-type="float">
            <text:p>150,3</text:p>
          </table:table-cell>
          <table:table-cell table:style-name="Default" office:value-type="float" office:value="1162.6" calcext:value-type="float">
            <text:p>1162,6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0.4" calcext:value-type="float">
            <text:p>28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11852.6" calcext:value-type="float">
            <text:p>11852,6</text:p>
          </table:table-cell>
          <table:table-cell table:style-name="Default" office:value-type="float" office:value="440.6" calcext:value-type="float">
            <text:p>440,6</text:p>
          </table:table-cell>
          <table:table-cell table:style-name="Default" office:value-type="float" office:value="61069.9" calcext:value-type="float">
            <text:p>61069,9</text:p>
          </table:table-cell>
          <table:table-cell table:style-name="Default" office:value-type="float" office:value="17940.6" calcext:value-type="float">
            <text:p>17940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12" calcext:value-type="float">
            <text:p>4412</text:p>
          </table:table-cell>
          <table:table-cell table:style-name="Default" office:value-type="float" office:value="9666.6" calcext:value-type="float">
            <text:p>9666,6</text:p>
          </table:table-cell>
          <table:table-cell table:style-name="Default" office:value-type="float" office:value="237426.2" calcext:value-type="float">
            <text:p>237426,2</text:p>
          </table:table-cell>
          <table:table-cell table:style-name="Default" office:value-type="float" office:value="15543" calcext:value-type="float">
            <text:p>15543</text:p>
          </table:table-cell>
          <table:table-cell table:style-name="Default" office:value-type="float" office:value="1253" calcext:value-type="float">
            <text:p>1253</text:p>
          </table:table-cell>
          <table:table-cell table:style-name="Default" office:value-type="float" office:value="3950.8" calcext:value-type="float">
            <text:p>3950,8</text:p>
          </table:table-cell>
          <table:table-cell table:style-name="Default" office:value-type="float" office:value="1102.3" calcext:value-type="float">
            <text:p>1102,3</text:p>
          </table:table-cell>
          <table:table-cell table:style-name="Default" office:value-type="float" office:value="673560" calcext:value-type="float">
            <text:p>67356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0.3" calcext:value-type="float">
            <text:p>150,3</text:p>
          </table:table-cell>
          <table:table-cell table:style-name="Default" office:value-type="float" office:value="1503.8" calcext:value-type="float">
            <text:p>1503,8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5881.3" calcext:value-type="float">
            <text:p>35881,3</text:p>
          </table:table-cell>
          <table:table-cell table:style-name="Default" office:value-type="float" office:value="1002.4" calcext:value-type="float">
            <text:p>1002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1852.8" calcext:value-type="float">
            <text:p>11852,8</text:p>
          </table:table-cell>
          <table:table-cell table:style-name="Default" office:value-type="float" office:value="5735.8" calcext:value-type="float">
            <text:p>5735,8</text:p>
          </table:table-cell>
          <table:table-cell table:style-name="Default" office:value-type="float" office:value="68282" calcext:value-type="float">
            <text:p>68282</text:p>
          </table:table-cell>
          <table:table-cell table:style-name="Default" office:value-type="float" office:value="9866052.6" calcext:value-type="float">
            <text:p>9866052,6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4537.3" calcext:value-type="float">
            <text:p>4537,3</text:p>
          </table:table-cell>
          <table:table-cell table:style-name="Default" office:value-type="float" office:value="10729.5" calcext:value-type="float">
            <text:p>10729,5</text:p>
          </table:table-cell>
          <table:table-cell table:style-name="Default" office:value-type="float" office:value="269791.1" calcext:value-type="float">
            <text:p>269791,1</text:p>
          </table:table-cell>
          <table:table-cell table:style-name="Default" office:value-type="float" office:value="15984.2" calcext:value-type="float">
            <text:p>15984,2</text:p>
          </table:table-cell>
          <table:table-cell table:style-name="Default" office:value-type="float" office:value="1403.5" calcext:value-type="float">
            <text:p>1403,5</text:p>
          </table:table-cell>
          <table:table-cell table:style-name="Default" office:value-type="float" office:value="4231.4" calcext:value-type="float">
            <text:p>4231,4</text:p>
          </table:table-cell>
          <table:table-cell table:style-name="Default" office:value-type="float" office:value="1884.8" calcext:value-type="float">
            <text:p>1884,8</text:p>
          </table:table-cell>
          <table:table-cell table:style-name="Default" office:value-type="float" office:value="3914752.1" calcext:value-type="float">
            <text:p>3914752,1</text:p>
          </table:table-cell>
          <table:table-cell table:number-columns-repeated="2" table:style-name="Default" office:value-type="float" office:value="125" calcext:value-type="float">
            <text:p>125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53857.8" calcext:value-type="float">
            <text:p>53857,8</text:p>
          </table:table-cell>
          <table:table-cell table:style-name="Default" office:value-type="float" office:value="340.4" calcext:value-type="float">
            <text:p>34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10328.4" calcext:value-type="float">
            <text:p>10328,4</text:p>
          </table:table-cell>
          <table:table-cell table:style-name="Default" office:value-type="float" office:value="3569.4" calcext:value-type="float">
            <text:p>3569,4</text:p>
          </table:table-cell>
          <table:table-cell table:style-name="Default" office:value-type="float" office:value="68282" calcext:value-type="float">
            <text:p>68282</text:p>
          </table:table-cell>
          <table:table-cell table:style-name="Default" office:value-type="float" office:value="6886903.7" calcext:value-type="float">
            <text:p>6886903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70" calcext:value-type="float">
            <text:p>3770</text:p>
          </table:table-cell>
          <table:table-cell table:style-name="Default" office:value-type="float" office:value="11982.8" calcext:value-type="float">
            <text:p>11982,8</text:p>
          </table:table-cell>
          <table:table-cell table:style-name="Default" office:value-type="float" office:value="262579" calcext:value-type="float">
            <text:p>262579</text:p>
          </table:table-cell>
          <table:table-cell table:style-name="Default" office:value-type="float" office:value="15081.6" calcext:value-type="float">
            <text:p>15081,6</text:p>
          </table:table-cell>
          <table:table-cell table:style-name="Default" office:value-type="float" office:value="1328.3" calcext:value-type="float">
            <text:p>1328,3</text:p>
          </table:table-cell>
          <table:table-cell table:style-name="Default" office:value-type="float" office:value="2506.8" calcext:value-type="float">
            <text:p>2506,8</text:p>
          </table:table-cell>
          <table:table-cell table:style-name="Default" office:value-type="float" office:value="1343.2" calcext:value-type="float">
            <text:p>1343,2</text:p>
          </table:table-cell>
          <table:table-cell table:style-name="Default" office:value-type="float" office:value="2425856" calcext:value-type="float">
            <text:p>2425856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23.4" calcext:value-type="float">
            <text:p>1323,4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25116.9" calcext:value-type="float">
            <text:p>25116,9</text:p>
          </table:table-cell>
          <table:table-cell table:style-name="Default" office:value-type="float" office:value="440.8" calcext:value-type="float">
            <text:p>440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11230.8" calcext:value-type="float">
            <text:p>11230,8</text:p>
          </table:table-cell>
          <table:table-cell table:style-name="Default" office:value-type="float" office:value="2406.2" calcext:value-type="float">
            <text:p>2406,2</text:p>
          </table:table-cell>
          <table:table-cell table:style-name="Default" office:value-type="float" office:value="64693.9" calcext:value-type="float">
            <text:p>64693,9</text:p>
          </table:table-cell>
          <table:table-cell table:style-name="Default" office:value-type="float" office:value="6066443.5" calcext:value-type="float">
            <text:p>6066443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62.3" calcext:value-type="float">
            <text:p>4562,3</text:p>
          </table:table-cell>
          <table:table-cell table:style-name="Default" office:value-type="float" office:value="11632.3" calcext:value-type="float">
            <text:p>11632,3</text:p>
          </table:table-cell>
          <table:table-cell table:style-name="Default" office:value-type="float" office:value="248154.7" calcext:value-type="float">
            <text:p>248154,7</text:p>
          </table:table-cell>
          <table:table-cell table:style-name="Default" office:value-type="float" office:value="15683.6" calcext:value-type="float">
            <text:p>15683,6</text:p>
          </table:table-cell>
          <table:table-cell table:style-name="Default" office:value-type="float" office:value="1102.4" calcext:value-type="float">
            <text:p>1102,4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523.8" calcext:value-type="float">
            <text:p>1523,8</text:p>
          </table:table-cell>
          <table:table-cell table:style-name="Default" office:value-type="float" office:value="2185979.6" calcext:value-type="float">
            <text:p>2185979,6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3821.9" calcext:value-type="float">
            <text:p>53821,9</text:p>
          </table:table-cell>
          <table:table-cell table:style-name="Default" office:value-type="float" office:value="380.6" calcext:value-type="float">
            <text:p>380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ce2" office:value-type="float" office:value="10869.8" calcext:value-type="float">
            <text:p>10869,8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64729.8" calcext:value-type="float">
            <text:p>64729,8</text:p>
          </table:table-cell>
          <table:table-cell table:style-name="ce2" office:value-type="float" office:value="8128179.9" calcext:value-type="float">
            <text:p>812817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61.5" calcext:value-type="float">
            <text:p>4261,5</text:p>
          </table:table-cell>
          <table:table-cell table:style-name="ce2" office:value-type="float" office:value="11331" calcext:value-type="float">
            <text:p>11331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6465.6" calcext:value-type="float">
            <text:p>16465,6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3536396.8" calcext:value-type="float">
            <text:p>3536396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325.5" calcext:value-type="float">
            <text:p>3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10589" calcext:value-type="float">
            <text:p>10589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8264887.6" calcext:value-type="float">
            <text:p>826488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11080.8" calcext:value-type="float">
            <text:p>11080,8</text:p>
          </table:table-cell>
          <table:table-cell table:style-name="ce2" office:value-type="float" office:value="255402.7" calcext:value-type="float">
            <text:p>255402,7</text:p>
          </table:table-cell>
          <table:table-cell table:style-name="ce2" office:value-type="float" office:value="16104.6" calcext:value-type="float">
            <text:p>16104,6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443.2" calcext:value-type="float">
            <text:p>1443,2</text:p>
          </table:table-cell>
          <table:table-cell table:style-name="ce2" office:value-type="float" office:value="4335746.8" calcext:value-type="float">
            <text:p>4335746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3057.5" calcext:value-type="float">
            <text:p>43057,5</text:p>
          </table:table-cell>
          <table:table-cell table:style-name="ce2" office:value-type="float" office:value="280.6" calcext:value-type="float">
            <text:p>2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10107.8" calcext:value-type="float">
            <text:p>10107,8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64729.8" calcext:value-type="float">
            <text:p>64729,8</text:p>
          </table:table-cell>
          <table:table-cell table:style-name="ce2" office:value-type="float" office:value="8354770.5" calcext:value-type="float">
            <text:p>835477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61.8" calcext:value-type="float">
            <text:p>4361,8</text:p>
          </table:table-cell>
          <table:table-cell table:style-name="ce2" office:value-type="float" office:value="11582" calcext:value-type="float">
            <text:p>11582</text:p>
          </table:table-cell>
          <table:table-cell table:style-name="ce2" office:value-type="float" office:value="255366.9" calcext:value-type="float">
            <text:p>255366,9</text:p>
          </table:table-cell>
          <table:table-cell table:style-name="ce2" office:value-type="float" office:value="14941.4" calcext:value-type="float">
            <text:p>14941,4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3467217.6" calcext:value-type="float">
            <text:p>3467217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180.4" calcext:value-type="float">
            <text:p>1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11090.2" calcext:value-type="float">
            <text:p>11090,2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11488674.6" calcext:value-type="float">
            <text:p>11488674,6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12008.3" calcext:value-type="float">
            <text:p>12008,3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5182" calcext:value-type="float">
            <text:p>15182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4720897" calcext:value-type="float">
            <text:p>4720897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220.2" calcext:value-type="float">
            <text:p>2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10930.2" calcext:value-type="float">
            <text:p>10930,2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71906" calcext:value-type="float">
            <text:p>71906</text:p>
          </table:table-cell>
          <table:table-cell table:style-name="ce2" office:value-type="float" office:value="12503396" calcext:value-type="float">
            <text:p>12503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49.4" calcext:value-type="float">
            <text:p>3549,4</text:p>
          </table:table-cell>
          <table:table-cell table:style-name="ce2" office:value-type="float" office:value="11431.3" calcext:value-type="float">
            <text:p>11431,3</text:p>
          </table:table-cell>
          <table:table-cell table:style-name="ce2" office:value-type="float" office:value="258990.9" calcext:value-type="float">
            <text:p>258990,9</text:p>
          </table:table-cell>
          <table:table-cell table:style-name="ce2" office:value-type="float" office:value="16104.8" calcext:value-type="float">
            <text:p>16104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165.8" calcext:value-type="float">
            <text:p>2165,8</text:p>
          </table:table-cell>
          <table:table-cell table:style-name="ce2" office:value-type="float" office:value="4867556.2" calcext:value-type="float">
            <text:p>4867556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79082.3" calcext:value-type="float">
            <text:p>79082,3</text:p>
          </table:table-cell>
          <table:table-cell table:style-name="ce2" office:value-type="float" office:value="576.3" calcext:value-type="float">
            <text:p>576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10468.8" calcext:value-type="float">
            <text:p>10468,8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16421700.4" calcext:value-type="float">
            <text:p>1642170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34.8" calcext:value-type="float">
            <text:p>3634,8</text:p>
          </table:table-cell>
          <table:table-cell table:style-name="ce2" office:value-type="float" office:value="11381.5" calcext:value-type="float">
            <text:p>11381,5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6505.6" calcext:value-type="float">
            <text:p>16505,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145.2" calcext:value-type="float">
            <text:p>2145,2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4940504.3" calcext:value-type="float">
            <text:p>4940504,3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300.4" calcext:value-type="float">
            <text:p>300,4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551" calcext:value-type="float">
            <text:p>5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10549" calcext:value-type="float">
            <text:p>10549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12064532.4" calcext:value-type="float">
            <text:p>1206453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9.5" calcext:value-type="float">
            <text:p>3459,5</text:p>
          </table:table-cell>
          <table:table-cell table:style-name="ce2" office:value-type="float" office:value="10609" calcext:value-type="float">
            <text:p>10609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804" calcext:value-type="float">
            <text:p>15804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3886016.5" calcext:value-type="float">
            <text:p>3886016,5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280.4" calcext:value-type="float">
            <text:p>2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11311.2" calcext:value-type="float">
            <text:p>11311,2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9117641.5" calcext:value-type="float">
            <text:p>9117641,5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3609.5" calcext:value-type="float">
            <text:p>3609,5</text:p>
          </table:table-cell>
          <table:table-cell table:style-name="ce2" office:value-type="float" office:value="11857.5" calcext:value-type="float">
            <text:p>11857,5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5843.6" calcext:value-type="float">
            <text:p>15843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4145159.8" calcext:value-type="float">
            <text:p>4145159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10789.6" calcext:value-type="float">
            <text:p>10789,6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6087972.3" calcext:value-type="float">
            <text:p>608797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37.8" calcext:value-type="float">
            <text:p>4737,8</text:p>
          </table:table-cell>
          <table:table-cell table:style-name="ce2" office:value-type="float" office:value="9084.6" calcext:value-type="float">
            <text:p>9084,6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6786.6" calcext:value-type="float">
            <text:p>16786,6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3094924.2" calcext:value-type="float">
            <text:p>3094924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5116.9" calcext:value-type="float">
            <text:p>25116,9</text:p>
          </table:table-cell>
          <table:table-cell table:style-name="ce2" office:value-type="float" office:value="280.4" calcext:value-type="float">
            <text:p>2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11852.8" calcext:value-type="float">
            <text:p>11852,8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6534155.5" calcext:value-type="float">
            <text:p>6534155,5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3785.3" calcext:value-type="float">
            <text:p>3785,3</text:p>
          </table:table-cell>
          <table:table-cell table:style-name="ce2" office:value-type="float" office:value="13136.3" calcext:value-type="float">
            <text:p>13136,3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6084.4" calcext:value-type="float">
            <text:p>16084,4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3383647.1" calcext:value-type="float">
            <text:p>3383647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2293.1" calcext:value-type="float">
            <text:p>32293,1</text:p>
          </table:table-cell>
          <table:table-cell table:style-name="ce2" office:value-type="float" office:value="375.3" calcext:value-type="float">
            <text:p>37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987.4" calcext:value-type="float">
            <text:p>9987,4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8552727.3" calcext:value-type="float">
            <text:p>8552727,3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035.8" calcext:value-type="float">
            <text:p>4035,8</text:p>
          </table:table-cell>
          <table:table-cell table:style-name="ce2" office:value-type="float" office:value="12785.3" calcext:value-type="float">
            <text:p>12785,3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6385.4" calcext:value-type="float">
            <text:p>16385,4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4159130.6" calcext:value-type="float">
            <text:p>4159130,6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7445.9" calcext:value-type="float">
            <text:p>57445,9</text:p>
          </table:table-cell>
          <table:table-cell table:style-name="ce2" office:value-type="float" office:value="460.8" calcext:value-type="float">
            <text:p>46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10548.8" calcext:value-type="float">
            <text:p>10548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7764739" calcext:value-type="float">
            <text:p>7764739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3759.8" calcext:value-type="float">
            <text:p>3759,8</text:p>
          </table:table-cell>
          <table:table-cell table:style-name="ce2" office:value-type="float" office:value="11431.5" calcext:value-type="float">
            <text:p>11431,5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6064.6" calcext:value-type="float">
            <text:p>16064,6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2398701.9" calcext:value-type="float">
            <text:p>2398701,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470.2" calcext:value-type="float">
            <text:p>470,2</text:p>
          </table:table-cell>
          <table:table-cell table:style-name="ce2" office:value-type="float" office:value="40411.3" calcext:value-type="float">
            <text:p>40411,3</text:p>
          </table:table-cell>
          <table:table-cell table:style-name="ce2" office:value-type="float" office:value="521.2" calcext:value-type="float">
            <text:p>521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9867" calcext:value-type="float">
            <text:p>9867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61141.7" calcext:value-type="float">
            <text:p>61141,7</text:p>
          </table:table-cell>
          <table:table-cell table:style-name="ce2" office:value-type="float" office:value="2576166.6" calcext:value-type="float">
            <text:p>2576166,6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634.8" calcext:value-type="float">
            <text:p>3634,8</text:p>
          </table:table-cell>
          <table:table-cell table:style-name="ce2" office:value-type="float" office:value="11481.8" calcext:value-type="float">
            <text:p>11481,8</text:p>
          </table:table-cell>
          <table:table-cell table:style-name="ce2" office:value-type="float" office:value="226626" calcext:value-type="float">
            <text:p>226626</text:p>
          </table:table-cell>
          <table:table-cell table:style-name="ce2" office:value-type="float" office:value="14901.2" calcext:value-type="float">
            <text:p>14901,2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423.2" calcext:value-type="float">
            <text:p>1423,2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279800.1" calcext:value-type="float">
            <text:p>227980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8705" calcext:value-type="float">
            <text:p>28705</text:p>
          </table:table-cell>
          <table:table-cell table:style-name="ce2" office:value-type="float" office:value="420.8" calcext:value-type="float">
            <text:p>42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10128" calcext:value-type="float">
            <text:p>10128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8059790.4" calcext:value-type="float">
            <text:p>8059790,4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4286.5" calcext:value-type="float">
            <text:p>4286,5</text:p>
          </table:table-cell>
          <table:table-cell table:style-name="ce2" office:value-type="float" office:value="11682.3" calcext:value-type="float">
            <text:p>11682,3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961.2" calcext:value-type="float">
            <text:p>14961,2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3328423.5" calcext:value-type="float">
            <text:p>332842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6645.6" calcext:value-type="float">
            <text:p>46645,6</text:p>
          </table:table-cell>
          <table:table-cell table:style-name="ce2" office:value-type="float" office:value="340.6" calcext:value-type="float">
            <text:p>34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110.6" calcext:value-type="float">
            <text:p>11110,6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64729.8" calcext:value-type="float">
            <text:p>64729,8</text:p>
          </table:table-cell>
          <table:table-cell table:style-name="ce2" office:value-type="float" office:value="8408914.8" calcext:value-type="float">
            <text:p>8408914,8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3387" calcext:value-type="float">
            <text:p>13387</text:p>
          </table:table-cell>
          <table:table-cell table:style-name="ce2" office:value-type="float" office:value="237354.5" calcext:value-type="float">
            <text:p>237354,5</text:p>
          </table:table-cell>
          <table:table-cell table:style-name="ce2" office:value-type="float" office:value="14761" calcext:value-type="float">
            <text:p>14761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644.4" calcext:value-type="float">
            <text:p>1644,4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3171720" calcext:value-type="float">
            <text:p>317172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0269.6" calcext:value-type="float">
            <text:p>50269,6</text:p>
          </table:table-cell>
          <table:table-cell table:style-name="ce2" office:value-type="float" office:value="360.8" calcext:value-type="float">
            <text:p>36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9767" calcext:value-type="float">
            <text:p>9767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9182478.9" calcext:value-type="float">
            <text:p>9182478,9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684.8" calcext:value-type="float">
            <text:p>3684,8</text:p>
          </table:table-cell>
          <table:table-cell table:style-name="ce2" office:value-type="float" office:value="12259" calcext:value-type="float">
            <text:p>12259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081.8" calcext:value-type="float">
            <text:p>15081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3721559.9" calcext:value-type="float">
            <text:p>3721559,9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00.3" calcext:value-type="float">
            <text:p>300,3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9827.2" calcext:value-type="float">
            <text:p>9827,2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9221948.8" calcext:value-type="float">
            <text:p>9221948,8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3885.5" calcext:value-type="float">
            <text:p>3885,5</text:p>
          </table:table-cell>
          <table:table-cell table:style-name="ce2" office:value-type="float" office:value="10554.3" calcext:value-type="float">
            <text:p>10554,3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262.4" calcext:value-type="float">
            <text:p>15262,4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4000747.8" calcext:value-type="float">
            <text:p>4000747,8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53893.6" calcext:value-type="float">
            <text:p>53893,6</text:p>
          </table:table-cell>
          <table:table-cell table:style-name="ce2" office:value-type="float" office:value="340.4" calcext:value-type="float">
            <text:p>34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10408.6" calcext:value-type="float">
            <text:p>10408,6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970133.8" calcext:value-type="float">
            <text:p>8970133,8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361.8" calcext:value-type="float">
            <text:p>4361,8</text:p>
          </table:table-cell>
          <table:table-cell table:style-name="ce2" office:value-type="float" office:value="11381.5" calcext:value-type="float">
            <text:p>11381,5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801.2" calcext:value-type="float">
            <text:p>14801,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4983296.5" calcext:value-type="float">
            <text:p>4983296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10368.4" calcext:value-type="float">
            <text:p>10368,4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657105.6" calcext:value-type="float">
            <text:p>8657105,6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935.5" calcext:value-type="float">
            <text:p>3935,5</text:p>
          </table:table-cell>
          <table:table-cell table:style-name="ce2" office:value-type="float" office:value="12283.8" calcext:value-type="float">
            <text:p>12283,8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4760.6" calcext:value-type="float">
            <text:p>14760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3468308.4" calcext:value-type="float">
            <text:p>3468308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50269.6" calcext:value-type="float">
            <text:p>50269,6</text:p>
          </table:table-cell>
          <table:table-cell table:style-name="ce2" office:value-type="float" office:value="400.8" calcext:value-type="float">
            <text:p>40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9847" calcext:value-type="float">
            <text:p>9847</text:p>
          </table:table-cell>
          <table:table-cell table:style-name="ce2" office:value-type="float" office:value="1864.4" calcext:value-type="float">
            <text:p>1864,4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9103360.6" calcext:value-type="float">
            <text:p>9103360,6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3735" calcext:value-type="float">
            <text:p>3735</text:p>
          </table:table-cell>
          <table:table-cell table:style-name="ce2" office:value-type="float" office:value="9526.2" calcext:value-type="float">
            <text:p>9526,2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4680.6" calcext:value-type="float">
            <text:p>14680,6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6366841.4" calcext:value-type="float">
            <text:p>6366841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340.4" calcext:value-type="float">
            <text:p>34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10388.8" calcext:value-type="float">
            <text:p>10388,8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68246.1" calcext:value-type="float">
            <text:p>68246,1</text:p>
          </table:table-cell>
          <table:table-cell table:style-name="ce2" office:value-type="float" office:value="9704227.8" calcext:value-type="float">
            <text:p>970422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2760.3" calcext:value-type="float">
            <text:p>12760,3</text:p>
          </table:table-cell>
          <table:table-cell table:style-name="ce2" office:value-type="float" office:value="251814.6" calcext:value-type="float">
            <text:p>251814,6</text:p>
          </table:table-cell>
          <table:table-cell table:style-name="ce2" office:value-type="float" office:value="14981.4" calcext:value-type="float">
            <text:p>14981,4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4100974.8" calcext:value-type="float">
            <text:p>4100974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6645.6" calcext:value-type="float">
            <text:p>46645,6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9506" calcext:value-type="float">
            <text:p>9506</text:p>
          </table:table-cell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671458.5" calcext:value-type="float">
            <text:p>8671458,5</text:p>
          </table:table-cell>
          <table:table-cell table:style-name="ce2" office:value-type="float" office:value="3588.1" calcext:value-type="float">
            <text:p>3588,1</text:p>
          </table:table-cell>
          <table:table-cell table:style-name="ce2" office:value-type="float" office:value="4086" calcext:value-type="float">
            <text:p>4086</text:p>
          </table:table-cell>
          <table:table-cell table:style-name="ce2" office:value-type="float" office:value="11381.3" calcext:value-type="float">
            <text:p>11381,3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5683.6" calcext:value-type="float">
            <text:p>15683,6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1628.8" calcext:value-type="float">
            <text:p>1628,8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3972467.4" calcext:value-type="float">
            <text:p>3972467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10007.6" calcext:value-type="float">
            <text:p>10007,6</text:p>
          </table:table-cell>
          <table:table-cell table:style-name="ce2" office:value-type="float" office:value="1584.2" calcext:value-type="float">
            <text:p>1584,2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10017076.9" calcext:value-type="float">
            <text:p>10017076,9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10654.3" calcext:value-type="float">
            <text:p>10654,3</text:p>
          </table:table-cell>
          <table:table-cell table:style-name="ce2" office:value-type="float" office:value="240942.6" calcext:value-type="float">
            <text:p>240942,6</text:p>
          </table:table-cell>
          <table:table-cell table:style-name="ce2" office:value-type="float" office:value="15884" calcext:value-type="float">
            <text:p>15884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3380940.3" calcext:value-type="float">
            <text:p>3380940,3</text:p>
          </table:table-cell>
          <table:table-cell table:style-name="ce2" office:value-type="float" office:value="287.5" calcext:value-type="float">
            <text:p>287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11110.6" calcext:value-type="float">
            <text:p>11110,6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9704120.6" calcext:value-type="float">
            <text:p>970412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12710.3" calcext:value-type="float">
            <text:p>12710,3</text:p>
          </table:table-cell>
          <table:table-cell table:style-name="ce2" office:value-type="float" office:value="233802.2" calcext:value-type="float">
            <text:p>233802,2</text:p>
          </table:table-cell>
          <table:table-cell table:style-name="ce2" office:value-type="float" office:value="15583.2" calcext:value-type="float">
            <text:p>15583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2004.8" calcext:value-type="float">
            <text:p>2004,8</text:p>
          </table:table-cell>
          <table:table-cell table:style-name="ce2" office:value-type="float" office:value="3499181.5" calcext:value-type="float">
            <text:p>3499181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0233.8" calcext:value-type="float">
            <text:p>50233,8</text:p>
          </table:table-cell>
          <table:table-cell table:style-name="ce2" office:value-type="float" office:value="200.2" calcext:value-type="float">
            <text:p>2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10228.2" calcext:value-type="float">
            <text:p>10228,2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9070852.3" calcext:value-type="float">
            <text:p>9070852,3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1707.3" calcext:value-type="float">
            <text:p>11707,3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242" calcext:value-type="float">
            <text:p>15242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3402774.3" calcext:value-type="float">
            <text:p>3402774,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375.3" calcext:value-type="float">
            <text:p>3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10047.8" calcext:value-type="float">
            <text:p>10047,8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9898345.5" calcext:value-type="float">
            <text:p>989834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6" calcext:value-type="float">
            <text:p>4186</text:p>
          </table:table-cell>
          <table:table-cell table:style-name="ce2" office:value-type="float" office:value="12384.3" calcext:value-type="float">
            <text:p>12384,3</text:p>
          </table:table-cell>
          <table:table-cell table:style-name="ce2" office:value-type="float" office:value="233802.2" calcext:value-type="float">
            <text:p>233802,2</text:p>
          </table:table-cell>
          <table:table-cell table:style-name="ce2" office:value-type="float" office:value="14760.8" calcext:value-type="float">
            <text:p>14760,8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3539586.3" calcext:value-type="float">
            <text:p>3539586,3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3821.9" calcext:value-type="float">
            <text:p>53821,9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10288.4" calcext:value-type="float">
            <text:p>10288,4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9204079.5" calcext:value-type="float">
            <text:p>9204079,5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11707.3" calcext:value-type="float">
            <text:p>11707,3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4419.8" calcext:value-type="float">
            <text:p>14419,8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2065.6" calcext:value-type="float">
            <text:p>2065,6</text:p>
          </table:table-cell>
          <table:table-cell table:style-name="ce2" office:value-type="float" office:value="4838658.6" calcext:value-type="float">
            <text:p>4838658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337.5" calcext:value-type="float">
            <text:p>337,5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188.2" calcext:value-type="float">
            <text:p>10188,2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394419.1" calcext:value-type="float">
            <text:p>839441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84.8" calcext:value-type="float">
            <text:p>3684,8</text:p>
          </table:table-cell>
          <table:table-cell table:style-name="ce2" office:value-type="float" office:value="10669.6" calcext:value-type="float">
            <text:p>10669,6</text:p>
          </table:table-cell>
          <table:table-cell table:style-name="ce2" office:value-type="float" office:value="233766.3" calcext:value-type="float">
            <text:p>233766,3</text:p>
          </table:table-cell>
          <table:table-cell table:style-name="ce2" office:value-type="float" office:value="14379.8" calcext:value-type="float">
            <text:p>14379,8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3908997.7" calcext:value-type="float">
            <text:p>3908997,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0269.6" calcext:value-type="float">
            <text:p>50269,6</text:p>
          </table:table-cell>
          <table:table-cell table:style-name="ce2" office:value-type="float" office:value="420.6" calcext:value-type="float">
            <text:p>42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9024.6" calcext:value-type="float">
            <text:p>9024,6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649965.1" calcext:value-type="float">
            <text:p>864996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84.5" calcext:value-type="float">
            <text:p>3584,5</text:p>
          </table:table-cell>
          <table:table-cell table:style-name="ce2" office:value-type="float" office:value="11957.8" calcext:value-type="float">
            <text:p>11957,8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5562.8" calcext:value-type="float">
            <text:p>15562,8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3399053.9" calcext:value-type="float">
            <text:p>3399053,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0233.8" calcext:value-type="float">
            <text:p>50233,8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10007.6" calcext:value-type="float">
            <text:p>10007,6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61034" calcext:value-type="float">
            <text:p>61034</text:p>
          </table:table-cell>
          <table:table-cell table:style-name="ce2" office:value-type="float" office:value="9103289.1" calcext:value-type="float">
            <text:p>9103289,1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11431.8" calcext:value-type="float">
            <text:p>11431,8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5162.2" calcext:value-type="float">
            <text:p>15162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3736122.6" calcext:value-type="float">
            <text:p>373612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260.2" calcext:value-type="float">
            <text:p>26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10188" calcext:value-type="float">
            <text:p>10188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10258270.3" calcext:value-type="float">
            <text:p>1025827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11.3" calcext:value-type="float">
            <text:p>4211,3</text:p>
          </table:table-cell>
          <table:table-cell table:style-name="ce2" office:value-type="float" office:value="12509.8" calcext:value-type="float">
            <text:p>12509,8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620.6" calcext:value-type="float">
            <text:p>14620,6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5325244.5" calcext:value-type="float">
            <text:p>5325244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280.4" calcext:value-type="float">
            <text:p>2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10047.6" calcext:value-type="float">
            <text:p>10047,6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8815485.3" calcext:value-type="float">
            <text:p>8815485,3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885.5" calcext:value-type="float">
            <text:p>3885,5</text:p>
          </table:table-cell>
          <table:table-cell table:style-name="ce2" office:value-type="float" office:value="11632.3" calcext:value-type="float">
            <text:p>11632,3</text:p>
          </table:table-cell>
          <table:table-cell table:style-name="ce2" office:value-type="float" office:value="233802.2" calcext:value-type="float">
            <text:p>233802,2</text:p>
          </table:table-cell>
          <table:table-cell table:style-name="ce2" office:value-type="float" office:value="14399.8" calcext:value-type="float">
            <text:p>14399,8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858054" calcext:value-type="float">
            <text:p>385805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6681.5" calcext:value-type="float">
            <text:p>46681,5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10829.6" calcext:value-type="float">
            <text:p>10829,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57517.6" calcext:value-type="float">
            <text:p>57517,6</text:p>
          </table:table-cell>
          <table:table-cell table:style-name="ce2" office:value-type="float" office:value="8955745.5" calcext:value-type="float">
            <text:p>895574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36.8" calcext:value-type="float">
            <text:p>4336,8</text:p>
          </table:table-cell>
          <table:table-cell table:style-name="ce2" office:value-type="float" office:value="12409.3" calcext:value-type="float">
            <text:p>12409,3</text:p>
          </table:table-cell>
          <table:table-cell table:style-name="ce2" office:value-type="float" office:value="233766.3" calcext:value-type="float">
            <text:p>233766,3</text:p>
          </table:table-cell>
          <table:table-cell table:style-name="ce2" office:value-type="float" office:value="13938.4" calcext:value-type="float">
            <text:p>13938,4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6995624.1" calcext:value-type="float">
            <text:p>6995624,1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6645.6" calcext:value-type="float">
            <text:p>46645,6</text:p>
          </table:table-cell>
          <table:table-cell table:style-name="ce2" office:value-type="float" office:value="320.4" calcext:value-type="float">
            <text:p>32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10148" calcext:value-type="float">
            <text:p>10148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61105.8" calcext:value-type="float">
            <text:p>61105,8</text:p>
          </table:table-cell>
          <table:table-cell table:style-name="Default" office:value-type="float" office:value="9848076.5" calcext:value-type="float">
            <text:p>9848076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08.4" calcext:value-type="float">
            <text:p>3208,4</text:p>
          </table:table-cell>
          <table:table-cell table:style-name="Default" office:value-type="float" office:value="12459.5" calcext:value-type="float">
            <text:p>12459,5</text:p>
          </table:table-cell>
          <table:table-cell table:style-name="Default" office:value-type="float" office:value="233766.3" calcext:value-type="float">
            <text:p>233766,3</text:p>
          </table:table-cell>
          <table:table-cell table:style-name="Default" office:value-type="float" office:value="14961.4" calcext:value-type="float">
            <text:p>14961,4</text:p>
          </table:table-cell>
          <table:table-cell table:style-name="Default" office:value-type="float" office:value="841.8" calcext:value-type="float">
            <text:p>841,8</text:p>
          </table:table-cell>
          <table:table-cell table:style-name="Default" office:value-type="float" office:value="1082.8" calcext:value-type="float">
            <text:p>1082,8</text:p>
          </table:table-cell>
          <table:table-cell table:style-name="Default" office:value-type="float" office:value="2265.8" calcext:value-type="float">
            <text:p>2265,8</text:p>
          </table:table-cell>
          <table:table-cell table:style-name="Default" office:value-type="float" office:value="3543113" calcext:value-type="float">
            <text:p>354311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43057.5" calcext:value-type="float">
            <text:p>43057,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10047.4" calcext:value-type="float">
            <text:p>10047,4</text:p>
          </table:table-cell>
          <table:table-cell table:style-name="Default" office:value-type="float" office:value="1604" calcext:value-type="float">
            <text:p>1604</text:p>
          </table:table-cell>
          <table:table-cell table:style-name="Default" office:value-type="float" office:value="57481.8" calcext:value-type="float">
            <text:p>57481,8</text:p>
          </table:table-cell>
          <table:table-cell table:style-name="Default" office:value-type="float" office:value="7707078.3" calcext:value-type="float">
            <text:p>7707078,3</text:p>
          </table:table-cell>
          <table:table-cell table:style-name="Default" office:value-type="float" office:value="8970.3" calcext:value-type="float">
            <text:p>8970,3</text:p>
          </table:table-cell>
          <table:table-cell table:style-name="Default" office:value-type="float" office:value="3188.4" calcext:value-type="float">
            <text:p>3188,4</text:p>
          </table:table-cell>
          <table:table-cell table:style-name="Default" office:value-type="float" office:value="11632.3" calcext:value-type="float">
            <text:p>11632,3</text:p>
          </table:table-cell>
          <table:table-cell table:style-name="Default" office:value-type="float" office:value="237390.4" calcext:value-type="float">
            <text:p>237390,4</text:p>
          </table:table-cell>
          <table:table-cell table:style-name="Default" office:value-type="float" office:value="15021.6" calcext:value-type="float">
            <text:p>15021,6</text:p>
          </table:table-cell>
          <table:table-cell table:style-name="Default" office:value-type="float" office:value="1604.3" calcext:value-type="float">
            <text:p>1604,3</text:p>
          </table:table-cell>
          <table:table-cell table:style-name="Default" office:value-type="float" office:value="2055" calcext:value-type="float">
            <text:p>2055</text:p>
          </table:table-cell>
          <table:table-cell table:style-name="Default" office:value-type="float" office:value="2406.3" calcext:value-type="float">
            <text:p>2406,3</text:p>
          </table:table-cell>
          <table:table-cell table:style-name="Default" office:value-type="float" office:value="3282834.3" calcext:value-type="float">
            <text:p>3282834,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5.3" calcext:value-type="float">
            <text:p>125,3</text:p>
          </table:table-cell>
          <table:table-cell table:style-name="Default" office:value-type="float" office:value="1383.6" calcext:value-type="float">
            <text:p>1383,6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46681.5" calcext:value-type="float">
            <text:p>46681,5</text:p>
          </table:table-cell>
          <table:table-cell table:style-name="Default" office:value-type="float" office:value="350.5" calcext:value-type="float">
            <text:p>35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11912.85" calcext:value-type="float">
            <text:p>11912,85</text:p>
          </table:table-cell>
          <table:table-cell table:formula="of:=AVERAGE([.C2:.C9])" office:value-type="float" office:value="638.725" calcext:value-type="float">
            <text:p>638,725</text:p>
          </table:table-cell>
          <table:table-cell table:formula="of:=AVERAGE([.D2:.D9])" office:value-type="float" office:value="62899.8375" calcext:value-type="float">
            <text:p>62899,8375</text:p>
          </table:table-cell>
          <table:table-cell table:formula="of:=AVERAGE([.E2:.E9])" office:value-type="float" office:value="12334.2" calcext:value-type="float">
            <text:p>12334,2</text:p>
          </table:table-cell>
          <table:table-cell table:formula="of:=AVERAGE([.F2:.F9])" office:value-type="float" office:value="4746.7875" calcext:value-type="float">
            <text:p>4746,7875</text:p>
          </table:table-cell>
          <table:table-cell table:formula="of:=AVERAGE([.G2:.G9])" office:value-type="float" office:value="4896.3125" calcext:value-type="float">
            <text:p>4896,3125</text:p>
          </table:table-cell>
          <table:table-cell table:formula="of:=AVERAGE([.H2:.H9])" office:value-type="float" office:value="11088.025" calcext:value-type="float">
            <text:p>11088,025</text:p>
          </table:table-cell>
          <table:table-cell table:formula="of:=AVERAGE([.I2:.I9])" office:value-type="float" office:value="247737.6" calcext:value-type="float">
            <text:p>247737,6</text:p>
          </table:table-cell>
          <table:table-cell table:formula="of:=AVERAGE([.J2:.J9])" office:value-type="float" office:value="15477.825" calcext:value-type="float">
            <text:p>15477,825</text:p>
          </table:table-cell>
          <table:table-cell table:formula="of:=AVERAGE([.K2:.K9])" office:value-type="float" office:value="1163.275" calcext:value-type="float">
            <text:p>1163,275</text:p>
          </table:table-cell>
          <table:table-cell table:formula="of:=AVERAGE([.L2:.L9])" office:value-type="float" office:value="1590.225" calcext:value-type="float">
            <text:p>1590,225</text:p>
          </table:table-cell>
          <table:table-cell table:formula="of:=AVERAGE([.M2:.M9])" office:value-type="float" office:value="703.975" calcext:value-type="float">
            <text:p>703,975</text:p>
          </table:table-cell>
          <table:table-cell table:formula="of:=AVERAGE([.N2:.N9])" office:value-type="float" office:value="40773.775" calcext:value-type="float">
            <text:p>40773,775</text:p>
          </table:table-cell>
          <table:table-cell table:formula="of:=AVERAGE([.O2:.O9])" office:value-type="float" office:value="32.8125" calcext:value-type="float">
            <text:p>32,8125</text:p>
          </table:table-cell>
          <table:table-cell table:formula="of:=AVERAGE([.P2:.P9])" office:value-type="float" office:value="210.8" calcext:value-type="float">
            <text:p>210,8</text:p>
          </table:table-cell>
          <table:table-cell table:formula="of:=AVERAGE([.Q2:.Q9])" office:value-type="float" office:value="1395.35" calcext:value-type="float">
            <text:p>1395,35</text:p>
          </table:table-cell>
          <table:table-cell table:formula="of:=AVERAGE([.R2:.R9])" office:value-type="float" office:value="245" calcext:value-type="float">
            <text:p>245</text:p>
          </table:table-cell>
          <table:table-cell table:formula="of:=AVERAGE([.S2:.S9])" office:value-type="float" office:value="3401.2375" calcext:value-type="float">
            <text:p>3401,2375</text:p>
          </table:table-cell>
          <table:table-cell table:formula="of:=AVERAGE([.T2:.T9])" office:value-type="float" office:value="376.2375" calcext:value-type="float">
            <text:p>376,23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671.68062824726" calcext:value-type="float">
            <text:p>1671,6806282473</text:p>
          </table:table-cell>
          <table:table-cell table:formula="of:=3*STDEV([.C2:.C9])" office:value-type="float" office:value="442.561601039094" calcext:value-type="float">
            <text:p>442,5616010391</text:p>
          </table:table-cell>
          <table:table-cell table:formula="of:=3*STDEV([.D2:.D9])" office:value-type="float" office:value="9965.87473681169" calcext:value-type="float">
            <text:p>9965,8747368117</text:p>
          </table:table-cell>
          <table:table-cell table:formula="of:=3*STDEV([.E2:.E9])" office:value-type="float" office:value="7712.78508952135" calcext:value-type="float">
            <text:p>7712,7850895214</text:p>
          </table:table-cell>
          <table:table-cell table:formula="of:=3*STDEV([.F2:.F9])" office:value-type="float" office:value="10465.885172712" calcext:value-type="float">
            <text:p>10465,885172712</text:p>
          </table:table-cell>
          <table:table-cell table:formula="of:=3*STDEV([.G2:.G9])" office:value-type="float" office:value="1757.35683825576" calcext:value-type="float">
            <text:p>1757,3568382558</text:p>
          </table:table-cell>
          <table:table-cell table:formula="of:=3*STDEV([.H2:.H9])" office:value-type="float" office:value="3301.52509596485" calcext:value-type="float">
            <text:p>3301,5250959649</text:p>
          </table:table-cell>
          <table:table-cell table:formula="of:=3*STDEV([.I2:.I9])" office:value-type="float" office:value="12173.5407524446" calcext:value-type="float">
            <text:p>12173,5407524446</text:p>
          </table:table-cell>
          <table:table-cell table:formula="of:=3*STDEV([.J2:.J9])" office:value-type="float" office:value="3464.1100146461" calcext:value-type="float">
            <text:p>3464,1100146461</text:p>
          </table:table-cell>
          <table:table-cell table:formula="of:=3*STDEV([.K2:.K9])" office:value-type="float" office:value="701.030314710325" calcext:value-type="float">
            <text:p>701,0303147103</text:p>
          </table:table-cell>
          <table:table-cell table:formula="of:=3*STDEV([.L2:.L9])" office:value-type="float" office:value="748.99861291117" calcext:value-type="float">
            <text:p>748,9986129112</text:p>
          </table:table-cell>
          <table:table-cell table:formula="of:=3*STDEV([.M2:.M9])" office:value-type="float" office:value="317.546431925429" calcext:value-type="float">
            <text:p>317,5464319254</text:p>
          </table:table-cell>
          <table:table-cell table:formula="of:=3*STDEV([.N2:.N9])" office:value-type="float" office:value="1912.17084394376" calcext:value-type="float">
            <text:p>1912,1708439438</text:p>
          </table:table-cell>
          <table:table-cell table:formula="of:=3*STDEV([.O2:.O9])" office:value-type="float" office:value="56.4727731490393" calcext:value-type="float">
            <text:p>56,472773149</text:p>
          </table:table-cell>
          <table:table-cell table:formula="of:=3*STDEV([.P2:.P9])" office:value-type="float" office:value="166.995748448875" calcext:value-type="float">
            <text:p>166,9957484489</text:p>
          </table:table-cell>
          <table:table-cell table:formula="of:=3*STDEV([.Q2:.Q9])" office:value-type="float" office:value="528.134568890489" calcext:value-type="float">
            <text:p>528,1345688905</text:p>
          </table:table-cell>
          <table:table-cell table:formula="of:=3*STDEV([.R2:.R9])" office:value-type="float" office:value="263.004617015422" calcext:value-type="float">
            <text:p>263,0046170154</text:p>
          </table:table-cell>
          <table:table-cell table:formula="of:=3*STDEV([.S2:.S9])" office:value-type="float" office:value="6963.86490892963" calcext:value-type="float">
            <text:p>6963,8649089296</text:p>
          </table:table-cell>
          <table:table-cell table:formula="of:=3*STDEV([.T2:.T9])" office:value-type="float" office:value="322.883789078981" calcext:value-type="float">
            <text:p>322,883789079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17]-[.B$176]" office:value-type="float" office:value="-1043.05" calcext:value-type="float">
            <text:p>-1043,05</text:p>
          </table:table-cell>
          <table:table-cell table:formula="of:=[.C17]-[.C$176]" office:value-type="float" office:value="2750.275" calcext:value-type="float">
            <text:p>2750,275</text:p>
          </table:table-cell>
          <table:table-cell table:formula="of:=[.D17]-[.D$176]" office:value-type="float" office:value="1829.9625" calcext:value-type="float">
            <text:p>1829,9625</text:p>
          </table:table-cell>
          <table:table-cell table:formula="of:=[.E17]-[.E$176]" office:value-type="float" office:value="8115845.7" calcext:value-type="float">
            <text:p>8115845,7</text:p>
          </table:table-cell>
          <table:table-cell table:formula="of:=[.F17]-[.F$176]" office:value-type="float" office:value="-4746.7875" calcext:value-type="float">
            <text:p>-4746,7875</text:p>
          </table:table-cell>
          <table:table-cell table:formula="of:=[.G17]-[.G$176]" office:value-type="float" office:value="-634.8125" calcext:value-type="float">
            <text:p>-634,8125</text:p>
          </table:table-cell>
          <table:table-cell table:formula="of:=[.H17]-[.H$176]" office:value-type="float" office:value="242.975" calcext:value-type="float">
            <text:p>242,975</text:p>
          </table:table-cell>
          <table:table-cell table:formula="of:=[.I17]-[.I$176]" office:value-type="float" office:value="11253.3" calcext:value-type="float">
            <text:p>11253,3</text:p>
          </table:table-cell>
          <table:table-cell table:formula="of:=[.J17]-[.J$176]" office:value-type="float" office:value="987.775" calcext:value-type="float">
            <text:p>987,775</text:p>
          </table:table-cell>
          <table:table-cell table:formula="of:=[.K17]-[.K$176]" office:value-type="float" office:value="-0.475000000000136" calcext:value-type="float">
            <text:p>-0,475</text:p>
          </table:table-cell>
          <table:table-cell table:formula="of:=[.L17]-[.L$176]" office:value-type="float" office:value="73.9750000000001" calcext:value-type="float">
            <text:p>73,975</text:p>
          </table:table-cell>
          <table:table-cell table:formula="of:=[.M17]-[.M$176]" office:value-type="float" office:value="579.025" calcext:value-type="float">
            <text:p>579,025</text:p>
          </table:table-cell>
          <table:table-cell table:formula="of:=[.N17]-[.N$176]" office:value-type="float" office:value="3495623.025" calcext:value-type="float">
            <text:p>3495623,025</text:p>
          </table:table-cell>
          <table:table-cell table:formula="of:=[.O17]-[.O$176]" office:value-type="float" office:value="192.1875" calcext:value-type="float">
            <text:p>192,1875</text:p>
          </table:table-cell>
          <table:table-cell table:formula="of:=[.P17]-[.P$176]" office:value-type="float" office:value="-110.8" calcext:value-type="float">
            <text:p>-110,8</text:p>
          </table:table-cell>
          <table:table-cell table:formula="of:=[.Q17]-[.Q$176]" office:value-type="float" office:value="-473.15" calcext:value-type="float">
            <text:p>-473,15</text:p>
          </table:table-cell>
          <table:table-cell table:formula="of:=[.R17]-[.R$176]" office:value-type="float" office:value="85" calcext:value-type="float">
            <text:p>85</text:p>
          </table:table-cell>
          <table:table-cell table:formula="of:=[.S17]-[.S$176]" office:value-type="float" office:value="50456.5625" calcext:value-type="float">
            <text:p>50456,5625</text:p>
          </table:table-cell>
          <table:table-cell table:formula="of:=[.T17]-[.T$176]" office:value-type="float" office:value="-50.7375" calcext:value-type="float">
            <text:p>-50,7375</text:p>
          </table:table-cell>
          <table:table-cell table:formula="of:=[.U17]-[.U$176]" office:value-type="float" office:value="0" calcext:value-type="float">
            <text:p>0</text:p>
          </table:table-cell>
          <table:table-cell table:formula="of:=[.V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1323.85" calcext:value-type="float">
            <text:p>-1323,85</text:p>
          </table:table-cell>
          <table:table-cell table:formula="of:=[.C18]-[.C$176]" office:value-type="float" office:value="2429.475" calcext:value-type="float">
            <text:p>2429,475</text:p>
          </table:table-cell>
          <table:table-cell table:formula="of:=[.D18]-[.D$176]" office:value-type="float" office:value="5382.1625" calcext:value-type="float">
            <text:p>5382,1625</text:p>
          </table:table-cell>
          <table:table-cell table:formula="of:=[.E18]-[.E$176]" office:value-type="float" office:value="8252553.4" calcext:value-type="float">
            <text:p>8252553,4</text:p>
          </table:table-cell>
          <table:table-cell table:formula="of:=[.F18]-[.F$176]" office:value-type="float" office:value="-4746.7875" calcext:value-type="float">
            <text:p>-4746,7875</text:p>
          </table:table-cell>
          <table:table-cell table:formula="of:=[.G18]-[.G$176]" office:value-type="float" office:value="-1146.3125" calcext:value-type="float">
            <text:p>-1146,3125</text:p>
          </table:table-cell>
          <table:table-cell table:formula="of:=[.H18]-[.H$176]" office:value-type="float" office:value="-7.22500000000036" calcext:value-type="float">
            <text:p>-7,225</text:p>
          </table:table-cell>
          <table:table-cell table:formula="of:=[.I18]-[.I$176]" office:value-type="float" office:value="7665.09999999998" calcext:value-type="float">
            <text:p>7665,1</text:p>
          </table:table-cell>
          <table:table-cell table:formula="of:=[.J18]-[.J$176]" office:value-type="float" office:value="626.775000000001" calcext:value-type="float">
            <text:p>626,775</text:p>
          </table:table-cell>
          <table:table-cell table:formula="of:=[.K18]-[.K$176]" office:value-type="float" office:value="-185.975" calcext:value-type="float">
            <text:p>-185,975</text:p>
          </table:table-cell>
          <table:table-cell table:formula="of:=[.L18]-[.L$176]" office:value-type="float" office:value="13.7750000000001" calcext:value-type="float">
            <text:p>13,775</text:p>
          </table:table-cell>
          <table:table-cell table:formula="of:=[.M18]-[.M$176]" office:value-type="float" office:value="739.225" calcext:value-type="float">
            <text:p>739,225</text:p>
          </table:table-cell>
          <table:table-cell table:formula="of:=[.N18]-[.N$176]" office:value-type="float" office:value="4294973.025" calcext:value-type="float">
            <text:p>4294973,025</text:p>
          </table:table-cell>
          <table:table-cell table:formula="of:=[.O18]-[.O$176]" office:value-type="float" office:value="79.6875" calcext:value-type="float">
            <text:p>79,6875</text:p>
          </table:table-cell>
          <table:table-cell table:formula="of:=[.P18]-[.P$176]" office:value-type="float" office:value="-90.6" calcext:value-type="float">
            <text:p>-90,6</text:p>
          </table:table-cell>
          <table:table-cell table:formula="of:=[.Q18]-[.Q$176]" office:value-type="float" office:value="389.25" calcext:value-type="float">
            <text:p>389,25</text:p>
          </table:table-cell>
          <table:table-cell table:formula="of:=[.R18]-[.R$176]" office:value-type="float" office:value="-25" calcext:value-type="float">
            <text:p>-25</text:p>
          </table:table-cell>
          <table:table-cell table:formula="of:=[.S18]-[.S$176]" office:value-type="float" office:value="39656.2625" calcext:value-type="float">
            <text:p>39656,2625</text:p>
          </table:table-cell>
          <table:table-cell table:formula="of:=[.T18]-[.T$176]" office:value-type="float" office:value="-95.6374999999999" calcext:value-type="float">
            <text:p>-95,637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1805.05" calcext:value-type="float">
            <text:p>-1805,05</text:p>
          </table:table-cell>
          <table:table-cell table:formula="of:=[.C19]-[.C$176]" office:value-type="float" office:value="1386.275" calcext:value-type="float">
            <text:p>1386,275</text:p>
          </table:table-cell>
          <table:table-cell table:formula="of:=[.D19]-[.D$176]" office:value-type="float" office:value="1829.9625" calcext:value-type="float">
            <text:p>1829,9625</text:p>
          </table:table-cell>
          <table:table-cell table:formula="of:=[.E19]-[.E$176]" office:value-type="float" office:value="8342436.3" calcext:value-type="float">
            <text:p>8342436,3</text:p>
          </table:table-cell>
          <table:table-cell table:formula="of:=[.F19]-[.F$176]" office:value-type="float" office:value="-4746.7875" calcext:value-type="float">
            <text:p>-4746,7875</text:p>
          </table:table-cell>
          <table:table-cell table:formula="of:=[.G19]-[.G$176]" office:value-type="float" office:value="-534.5125" calcext:value-type="float">
            <text:p>-534,5125</text:p>
          </table:table-cell>
          <table:table-cell table:formula="of:=[.H19]-[.H$176]" office:value-type="float" office:value="493.975" calcext:value-type="float">
            <text:p>493,975</text:p>
          </table:table-cell>
          <table:table-cell table:formula="of:=[.I19]-[.I$176]" office:value-type="float" office:value="7629.29999999996" calcext:value-type="float">
            <text:p>7629,3</text:p>
          </table:table-cell>
          <table:table-cell table:formula="of:=[.J19]-[.J$176]" office:value-type="float" office:value="-536.424999999999" calcext:value-type="float">
            <text:p>-536,425</text:p>
          </table:table-cell>
          <table:table-cell table:formula="of:=[.K19]-[.K$176]" office:value-type="float" office:value="179.725" calcext:value-type="float">
            <text:p>179,725</text:p>
          </table:table-cell>
          <table:table-cell table:formula="of:=[.L19]-[.L$176]" office:value-type="float" office:value="-36.2249999999999" calcext:value-type="float">
            <text:p>-36,225</text:p>
          </table:table-cell>
          <table:table-cell table:formula="of:=[.M19]-[.M$176]" office:value-type="float" office:value="980.225" calcext:value-type="float">
            <text:p>980,225</text:p>
          </table:table-cell>
          <table:table-cell table:formula="of:=[.N19]-[.N$176]" office:value-type="float" office:value="3426443.825" calcext:value-type="float">
            <text:p>3426443,825</text:p>
          </table:table-cell>
          <table:table-cell table:formula="of:=[.O19]-[.O$176]" office:value-type="float" office:value="92.1875" calcext:value-type="float">
            <text:p>92,1875</text:p>
          </table:table-cell>
          <table:table-cell table:formula="of:=[.P19]-[.P$176]" office:value-type="float" office:value="-110.8" calcext:value-type="float">
            <text:p>-110,8</text:p>
          </table:table-cell>
          <table:table-cell table:formula="of:=[.Q19]-[.Q$176]" office:value-type="float" office:value="-473.35" calcext:value-type="float">
            <text:p>-473,35</text:p>
          </table:table-cell>
          <table:table-cell table:formula="of:=[.R19]-[.R$176]" office:value-type="float" office:value="195" calcext:value-type="float">
            <text:p>195</text:p>
          </table:table-cell>
          <table:table-cell table:formula="of:=[.S19]-[.S$176]" office:value-type="float" office:value="61292.6625" calcext:value-type="float">
            <text:p>61292,6625</text:p>
          </table:table-cell>
          <table:table-cell table:formula="of:=[.T19]-[.T$176]" office:value-type="float" office:value="-195.8375" calcext:value-type="float">
            <text:p>-195,8375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822.649999999998" calcext:value-type="float">
            <text:p>-822,65</text:p>
          </table:table-cell>
          <table:table-cell table:formula="of:=[.C20]-[.C$176]" office:value-type="float" office:value="2028.475" calcext:value-type="float">
            <text:p>2028,475</text:p>
          </table:table-cell>
          <table:table-cell table:formula="of:=[.D20]-[.D$176]" office:value-type="float" office:value="8970.2625" calcext:value-type="float">
            <text:p>8970,2625</text:p>
          </table:table-cell>
          <table:table-cell table:formula="of:=[.E20]-[.E$176]" office:value-type="float" office:value="11476340.4" calcext:value-type="float">
            <text:p>11476340,4</text:p>
          </table:table-cell>
          <table:table-cell table:formula="of:=[.F20]-[.F$176]" office:value-type="float" office:value="1233.4125" calcext:value-type="float">
            <text:p>1233,4125</text:p>
          </table:table-cell>
          <table:table-cell table:formula="of:=[.G20]-[.G$176]" office:value-type="float" office:value="-885.5125" calcext:value-type="float">
            <text:p>-885,5125</text:p>
          </table:table-cell>
          <table:table-cell table:formula="of:=[.H20]-[.H$176]" office:value-type="float" office:value="920.275" calcext:value-type="float">
            <text:p>920,275</text:p>
          </table:table-cell>
          <table:table-cell table:formula="of:=[.I20]-[.I$176]" office:value-type="float" office:value="11253.3" calcext:value-type="float">
            <text:p>11253,3</text:p>
          </table:table-cell>
          <table:table-cell table:formula="of:=[.J20]-[.J$176]" office:value-type="float" office:value="-295.824999999999" calcext:value-type="float">
            <text:p>-295,825</text:p>
          </table:table-cell>
          <table:table-cell table:formula="of:=[.K20]-[.K$176]" office:value-type="float" office:value="114.725" calcext:value-type="float">
            <text:p>114,725</text:p>
          </table:table-cell>
          <table:table-cell table:formula="of:=[.L20]-[.L$176]" office:value-type="float" office:value="565.575" calcext:value-type="float">
            <text:p>565,575</text:p>
          </table:table-cell>
          <table:table-cell table:formula="of:=[.M20]-[.M$176]" office:value-type="float" office:value="1401.625" calcext:value-type="float">
            <text:p>1401,625</text:p>
          </table:table-cell>
          <table:table-cell table:formula="of:=[.N20]-[.N$176]" office:value-type="float" office:value="4680123.225" calcext:value-type="float">
            <text:p>4680123,225</text:p>
          </table:table-cell>
          <table:table-cell table:formula="of:=[.O20]-[.O$176]" office:value-type="float" office:value="79.6875" calcext:value-type="float">
            <text:p>79,6875</text:p>
          </table:table-cell>
          <table:table-cell table:formula="of:=[.P20]-[.P$176]" office:value-type="float" office:value="-90.8" calcext:value-type="float">
            <text:p>-90,8</text:p>
          </table:table-cell>
          <table:table-cell table:formula="of:=[.Q20]-[.Q$176]" office:value-type="float" office:value="-152.35" calcext:value-type="float">
            <text:p>-152,35</text:p>
          </table:table-cell>
          <table:table-cell table:formula="of:=[.R20]-[.R$176]" office:value-type="float" office:value="25" calcext:value-type="float">
            <text:p>25</text:p>
          </table:table-cell>
          <table:table-cell table:formula="of:=[.S20]-[.S$176]" office:value-type="float" office:value="57668.6625" calcext:value-type="float">
            <text:p>57668,6625</text:p>
          </table:table-cell>
          <table:table-cell table:formula="of:=[.T20]-[.T$176]" office:value-type="float" office:value="-156.0375" calcext:value-type="float">
            <text:p>-156,0375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982.649999999998" calcext:value-type="float">
            <text:p>-982,65</text:p>
          </table:table-cell>
          <table:table-cell table:formula="of:=[.C21]-[.C$176]" office:value-type="float" office:value="2790.275" calcext:value-type="float">
            <text:p>2790,275</text:p>
          </table:table-cell>
          <table:table-cell table:formula="of:=[.D21]-[.D$176]" office:value-type="float" office:value="9006.1625" calcext:value-type="float">
            <text:p>9006,1625</text:p>
          </table:table-cell>
          <table:table-cell table:formula="of:=[.E21]-[.E$176]" office:value-type="float" office:value="12491061.8" calcext:value-type="float">
            <text:p>12491061,8</text:p>
          </table:table-cell>
          <table:table-cell table:formula="of:=[.F21]-[.F$176]" office:value-type="float" office:value="-4746.7875" calcext:value-type="float">
            <text:p>-4746,7875</text:p>
          </table:table-cell>
          <table:table-cell table:formula="of:=[.G21]-[.G$176]" office:value-type="float" office:value="-1346.9125" calcext:value-type="float">
            <text:p>-1346,9125</text:p>
          </table:table-cell>
          <table:table-cell table:formula="of:=[.H21]-[.H$176]" office:value-type="float" office:value="343.275" calcext:value-type="float">
            <text:p>343,275</text:p>
          </table:table-cell>
          <table:table-cell table:formula="of:=[.I21]-[.I$176]" office:value-type="float" office:value="11253.3" calcext:value-type="float">
            <text:p>11253,3</text:p>
          </table:table-cell>
          <table:table-cell table:formula="of:=[.J21]-[.J$176]" office:value-type="float" office:value="626.975" calcext:value-type="float">
            <text:p>626,975</text:p>
          </table:table-cell>
          <table:table-cell table:formula="of:=[.K21]-[.K$176]" office:value-type="float" office:value="-120.875" calcext:value-type="float">
            <text:p>-120,875</text:p>
          </table:table-cell>
          <table:table-cell table:formula="of:=[.L21]-[.L$176]" office:value-type="float" office:value="154.175" calcext:value-type="float">
            <text:p>154,175</text:p>
          </table:table-cell>
          <table:table-cell table:formula="of:=[.M21]-[.M$176]" office:value-type="float" office:value="1461.825" calcext:value-type="float">
            <text:p>1461,825</text:p>
          </table:table-cell>
          <table:table-cell table:formula="of:=[.N21]-[.N$176]" office:value-type="float" office:value="4826782.425" calcext:value-type="float">
            <text:p>4826782,425</text:p>
          </table:table-cell>
          <table:table-cell table:formula="of:=[.O21]-[.O$176]" office:value-type="float" office:value="154.6875" calcext:value-type="float">
            <text:p>154,6875</text:p>
          </table:table-cell>
          <table:table-cell table:formula="of:=[.P21]-[.P$176]" office:value-type="float" office:value="-10.8" calcext:value-type="float">
            <text:p>-10,8</text:p>
          </table:table-cell>
          <table:table-cell table:formula="of:=[.Q21]-[.Q$176]" office:value-type="float" office:value="-11.95" calcext:value-type="float">
            <text:p>-11,95</text:p>
          </table:table-cell>
          <table:table-cell table:formula="of:=[.R21]-[.R$176]" office:value-type="float" office:value="135" calcext:value-type="float">
            <text:p>135</text:p>
          </table:table-cell>
          <table:table-cell table:formula="of:=[.S21]-[.S$176]" office:value-type="float" office:value="75681.0625" calcext:value-type="float">
            <text:p>75681,0625</text:p>
          </table:table-cell>
          <table:table-cell table:formula="of:=[.T21]-[.T$176]" office:value-type="float" office:value="200.0625" calcext:value-type="float">
            <text:p>200,062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1444.05" calcext:value-type="float">
            <text:p>-1444,05</text:p>
          </table:table-cell>
          <table:table-cell table:formula="of:=[.C22]-[.C$176]" office:value-type="float" office:value="2008.275" calcext:value-type="float">
            <text:p>2008,275</text:p>
          </table:table-cell>
          <table:table-cell table:formula="of:=[.D22]-[.D$176]" office:value-type="float" office:value="8970.2625" calcext:value-type="float">
            <text:p>8970,2625</text:p>
          </table:table-cell>
          <table:table-cell table:formula="of:=[.E22]-[.E$176]" office:value-type="float" office:value="16409366.2" calcext:value-type="float">
            <text:p>16409366,2</text:p>
          </table:table-cell>
          <table:table-cell table:formula="of:=[.F22]-[.F$176]" office:value-type="float" office:value="-4746.7875" calcext:value-type="float">
            <text:p>-4746,7875</text:p>
          </table:table-cell>
          <table:table-cell table:formula="of:=[.G22]-[.G$176]" office:value-type="float" office:value="-1261.5125" calcext:value-type="float">
            <text:p>-1261,5125</text:p>
          </table:table-cell>
          <table:table-cell table:formula="of:=[.H22]-[.H$176]" office:value-type="float" office:value="293.475" calcext:value-type="float">
            <text:p>293,475</text:p>
          </table:table-cell>
          <table:table-cell table:formula="of:=[.I22]-[.I$176]" office:value-type="float" office:value="4041.09999999998" calcext:value-type="float">
            <text:p>4041,1</text:p>
          </table:table-cell>
          <table:table-cell table:formula="of:=[.J22]-[.J$176]" office:value-type="float" office:value="1027.775" calcext:value-type="float">
            <text:p>1027,775</text:p>
          </table:table-cell>
          <table:table-cell table:formula="of:=[.K22]-[.K$176]" office:value-type="float" office:value="99.7249999999999" calcext:value-type="float">
            <text:p>99,725</text:p>
          </table:table-cell>
          <table:table-cell table:formula="of:=[.L22]-[.L$176]" office:value-type="float" office:value="554.975" calcext:value-type="float">
            <text:p>554,975</text:p>
          </table:table-cell>
          <table:table-cell table:formula="of:=[.M22]-[.M$176]" office:value-type="float" office:value="1742.225" calcext:value-type="float">
            <text:p>1742,225</text:p>
          </table:table-cell>
          <table:table-cell table:formula="of:=[.N22]-[.N$176]" office:value-type="float" office:value="4899730.525" calcext:value-type="float">
            <text:p>4899730,525</text:p>
          </table:table-cell>
          <table:table-cell table:formula="of:=[.O22]-[.O$176]" office:value-type="float" office:value="129.6875" calcext:value-type="float">
            <text:p>129,6875</text:p>
          </table:table-cell>
          <table:table-cell table:formula="of:=[.P22]-[.P$176]" office:value-type="float" office:value="89.6" calcext:value-type="float">
            <text:p>89,6</text:p>
          </table:table-cell>
          <table:table-cell table:formula="of:=[.Q22]-[.Q$176]" office:value-type="float" office:value="7.84999999999991" calcext:value-type="float">
            <text:p>7,85</text:p>
          </table:table-cell>
          <table:table-cell table:formula="of:=[.R22]-[.R$176]" office:value-type="float" office:value="255" calcext:value-type="float">
            <text:p>255</text:p>
          </table:table-cell>
          <table:table-cell table:formula="of:=[.S22]-[.S$176]" office:value-type="float" office:value="54080.5625" calcext:value-type="float">
            <text:p>54080,5625</text:p>
          </table:table-cell>
          <table:table-cell table:formula="of:=[.T22]-[.T$176]" office:value-type="float" office:value="174.7625" calcext:value-type="float">
            <text:p>174,762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363.85" calcext:value-type="float">
            <text:p>-1363,85</text:p>
          </table:table-cell>
          <table:table-cell table:formula="of:=[.C23]-[.C$176]" office:value-type="float" office:value="1647.275" calcext:value-type="float">
            <text:p>1647,275</text:p>
          </table:table-cell>
          <table:table-cell table:formula="of:=[.D23]-[.D$176]" office:value-type="float" office:value="5382.1625" calcext:value-type="float">
            <text:p>5382,1625</text:p>
          </table:table-cell>
          <table:table-cell table:formula="of:=[.E23]-[.E$176]" office:value-type="float" office:value="12052198.2" calcext:value-type="float">
            <text:p>12052198,2</text:p>
          </table:table-cell>
          <table:table-cell table:formula="of:=[.F23]-[.F$176]" office:value-type="float" office:value="-4746.7875" calcext:value-type="float">
            <text:p>-4746,7875</text:p>
          </table:table-cell>
          <table:table-cell table:formula="of:=[.G23]-[.G$176]" office:value-type="float" office:value="-1436.8125" calcext:value-type="float">
            <text:p>-1436,8125</text:p>
          </table:table-cell>
          <table:table-cell table:formula="of:=[.H23]-[.H$176]" office:value-type="float" office:value="-479.025" calcext:value-type="float">
            <text:p>-479,025</text:p>
          </table:table-cell>
          <table:table-cell table:formula="of:=[.I23]-[.I$176]" office:value-type="float" office:value="-6759.10000000004" calcext:value-type="float">
            <text:p>-6759,1</text:p>
          </table:table-cell>
          <table:table-cell table:formula="of:=[.J23]-[.J$176]" office:value-type="float" office:value="326.175000000001" calcext:value-type="float">
            <text:p>326,175</text:p>
          </table:table-cell>
          <table:table-cell table:formula="of:=[.K23]-[.K$176]" office:value-type="float" office:value="591.225" calcext:value-type="float">
            <text:p>591,225</text:p>
          </table:table-cell>
          <table:table-cell table:formula="of:=[.L23]-[.L$176]" office:value-type="float" office:value="-61.425" calcext:value-type="float">
            <text:p>-61,425</text:p>
          </table:table-cell>
          <table:table-cell table:formula="of:=[.M23]-[.M$176]" office:value-type="float" office:value="860.025" calcext:value-type="float">
            <text:p>860,025</text:p>
          </table:table-cell>
          <table:table-cell table:formula="of:=[.N23]-[.N$176]" office:value-type="float" office:value="3845242.725" calcext:value-type="float">
            <text:p>3845242,725</text:p>
          </table:table-cell>
          <table:table-cell table:formula="of:=[.O23]-[.O$176]" office:value-type="float" office:value="167.1875" calcext:value-type="float">
            <text:p>167,1875</text:p>
          </table:table-cell>
          <table:table-cell table:formula="of:=[.P23]-[.P$176]" office:value-type="float" office:value="-10.8" calcext:value-type="float">
            <text:p>-10,8</text:p>
          </table:table-cell>
          <table:table-cell table:formula="of:=[.Q23]-[.Q$176]" office:value-type="float" office:value="-72.1500000000001" calcext:value-type="float">
            <text:p>-72,15</text:p>
          </table:table-cell>
          <table:table-cell table:formula="of:=[.R23]-[.R$176]" office:value-type="float" office:value="45" calcext:value-type="float">
            <text:p>45</text:p>
          </table:table-cell>
          <table:table-cell table:formula="of:=[.S23]-[.S$176]" office:value-type="float" office:value="61292.6625" calcext:value-type="float">
            <text:p>61292,6625</text:p>
          </table:table-cell>
          <table:table-cell table:formula="of:=[.T23]-[.T$176]" office:value-type="float" office:value="-95.8375" calcext:value-type="float">
            <text:p>-95,8375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601.649999999998" calcext:value-type="float">
            <text:p>-601,65</text:p>
          </table:table-cell>
          <table:table-cell table:formula="of:=[.C24]-[.C$176]" office:value-type="float" office:value="845.075" calcext:value-type="float">
            <text:p>845,075</text:p>
          </table:table-cell>
          <table:table-cell table:formula="of:=[.D24]-[.D$176]" office:value-type="float" office:value="-1794.0375" calcext:value-type="float">
            <text:p>-1794,0375</text:p>
          </table:table-cell>
          <table:table-cell table:formula="of:=[.E24]-[.E$176]" office:value-type="float" office:value="9105307.3" calcext:value-type="float">
            <text:p>9105307,3</text:p>
          </table:table-cell>
          <table:table-cell table:formula="of:=[.F24]-[.F$176]" office:value-type="float" office:value="2429.5125" calcext:value-type="float">
            <text:p>2429,5125</text:p>
          </table:table-cell>
          <table:table-cell table:formula="of:=[.G24]-[.G$176]" office:value-type="float" office:value="-1286.8125" calcext:value-type="float">
            <text:p>-1286,8125</text:p>
          </table:table-cell>
          <table:table-cell table:formula="of:=[.H24]-[.H$176]" office:value-type="float" office:value="769.475" calcext:value-type="float">
            <text:p>769,475</text:p>
          </table:table-cell>
          <table:table-cell table:formula="of:=[.I24]-[.I$176]" office:value-type="float" office:value="-3135.10000000003" calcext:value-type="float">
            <text:p>-3135,1</text:p>
          </table:table-cell>
          <table:table-cell table:formula="of:=[.J24]-[.J$176]" office:value-type="float" office:value="365.775000000001" calcext:value-type="float">
            <text:p>365,775</text:p>
          </table:table-cell>
          <table:table-cell table:formula="of:=[.K24]-[.K$176]" office:value-type="float" office:value="59.7249999999999" calcext:value-type="float">
            <text:p>59,725</text:p>
          </table:table-cell>
          <table:table-cell table:formula="of:=[.L24]-[.L$176]" office:value-type="float" office:value="33.7750000000001" calcext:value-type="float">
            <text:p>33,775</text:p>
          </table:table-cell>
          <table:table-cell table:formula="of:=[.M24]-[.M$176]" office:value-type="float" office:value="1426.525" calcext:value-type="float">
            <text:p>1426,525</text:p>
          </table:table-cell>
          <table:table-cell table:formula="of:=[.N24]-[.N$176]" office:value-type="float" office:value="4104386.025" calcext:value-type="float">
            <text:p>4104386,025</text:p>
          </table:table-cell>
          <table:table-cell table:formula="of:=[.O24]-[.O$176]" office:value-type="float" office:value="142.1875" calcext:value-type="float">
            <text:p>142,1875</text:p>
          </table:table-cell>
          <table:table-cell table:formula="of:=[.P24]-[.P$176]" office:value-type="float" office:value="-185.8" calcext:value-type="float">
            <text:p>-185,8</text:p>
          </table:table-cell>
          <table:table-cell table:formula="of:=[.Q24]-[.Q$176]" office:value-type="float" office:value="-92.1500000000001" calcext:value-type="float">
            <text:p>-92,15</text:p>
          </table:table-cell>
          <table:table-cell table:formula="of:=[.R24]-[.R$176]" office:value-type="float" office:value="15" calcext:value-type="float">
            <text:p>15</text:p>
          </table:table-cell>
          <table:table-cell table:formula="of:=[.S24]-[.S$176]" office:value-type="float" office:value="50456.5625" calcext:value-type="float">
            <text:p>50456,5625</text:p>
          </table:table-cell>
          <table:table-cell table:formula="of:=[.T24]-[.T$176]" office:value-type="float" office:value="204.7625" calcext:value-type="float">
            <text:p>204,762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1123.25" calcext:value-type="float">
            <text:p>-1123,25</text:p>
          </table:table-cell>
          <table:table-cell table:formula="of:=[.C25]-[.C$176]" office:value-type="float" office:value="684.475" calcext:value-type="float">
            <text:p>684,475</text:p>
          </table:table-cell>
          <table:table-cell table:formula="of:=[.D25]-[.D$176]" office:value-type="float" office:value="-1794.0375" calcext:value-type="float">
            <text:p>-1794,0375</text:p>
          </table:table-cell>
          <table:table-cell table:formula="of:=[.E25]-[.E$176]" office:value-type="float" office:value="6075638.1" calcext:value-type="float">
            <text:p>6075638,1</text:p>
          </table:table-cell>
          <table:table-cell table:formula="of:=[.F25]-[.F$176]" office:value-type="float" office:value="-4746.7875" calcext:value-type="float">
            <text:p>-4746,7875</text:p>
          </table:table-cell>
          <table:table-cell table:formula="of:=[.G25]-[.G$176]" office:value-type="float" office:value="-158.5125" calcext:value-type="float">
            <text:p>-158,5125</text:p>
          </table:table-cell>
          <table:table-cell table:formula="of:=[.H25]-[.H$176]" office:value-type="float" office:value="-2003.425" calcext:value-type="float">
            <text:p>-2003,425</text:p>
          </table:table-cell>
          <table:table-cell table:formula="of:=[.I25]-[.I$176]" office:value-type="float" office:value="-6759.10000000004" calcext:value-type="float">
            <text:p>-6759,1</text:p>
          </table:table-cell>
          <table:table-cell table:formula="of:=[.J25]-[.J$176]" office:value-type="float" office:value="1308.775" calcext:value-type="float">
            <text:p>1308,775</text:p>
          </table:table-cell>
          <table:table-cell table:formula="of:=[.K25]-[.K$176]" office:value-type="float" office:value="-210.975" calcext:value-type="float">
            <text:p>-210,975</text:p>
          </table:table-cell>
          <table:table-cell table:formula="of:=[.L25]-[.L$176]" office:value-type="float" office:value="-36.2249999999999" calcext:value-type="float">
            <text:p>-36,225</text:p>
          </table:table-cell>
          <table:table-cell table:formula="of:=[.M25]-[.M$176]" office:value-type="float" office:value="719.625" calcext:value-type="float">
            <text:p>719,625</text:p>
          </table:table-cell>
          <table:table-cell table:formula="of:=[.N25]-[.N$176]" office:value-type="float" office:value="3054150.425" calcext:value-type="float">
            <text:p>3054150,425</text:p>
          </table:table-cell>
          <table:table-cell table:formula="of:=[.O25]-[.O$176]" office:value-type="float" office:value="79.6875" calcext:value-type="float">
            <text:p>79,6875</text:p>
          </table:table-cell>
          <table:table-cell table:formula="of:=[.P25]-[.P$176]" office:value-type="float" office:value="-110.8" calcext:value-type="float">
            <text:p>-110,8</text:p>
          </table:table-cell>
          <table:table-cell table:formula="of:=[.Q25]-[.Q$176]" office:value-type="float" office:value="8.04999999999995" calcext:value-type="float">
            <text:p>8,05</text:p>
          </table:table-cell>
          <table:table-cell table:formula="of:=[.R25]-[.R$176]" office:value-type="float" office:value="30" calcext:value-type="float">
            <text:p>30</text:p>
          </table:table-cell>
          <table:table-cell table:formula="of:=[.S25]-[.S$176]" office:value-type="float" office:value="21715.6625" calcext:value-type="float">
            <text:p>21715,6625</text:p>
          </table:table-cell>
          <table:table-cell table:formula="of:=[.T25]-[.T$176]" office:value-type="float" office:value="-95.8375" calcext:value-type="float">
            <text:p>-95,837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60.0499999999993" calcext:value-type="float">
            <text:p>-60,05</text:p>
          </table:table-cell>
          <table:table-cell table:formula="of:=[.C26]-[.C$176]" office:value-type="float" office:value="503.875" calcext:value-type="float">
            <text:p>503,875</text:p>
          </table:table-cell>
          <table:table-cell table:formula="of:=[.D26]-[.D$176]" office:value-type="float" office:value="5382.1625" calcext:value-type="float">
            <text:p>5382,1625</text:p>
          </table:table-cell>
          <table:table-cell table:formula="of:=[.E26]-[.E$176]" office:value-type="float" office:value="6521821.3" calcext:value-type="float">
            <text:p>6521821,3</text:p>
          </table:table-cell>
          <table:table-cell table:formula="of:=[.F26]-[.F$176]" office:value-type="float" office:value="1233.4125" calcext:value-type="float">
            <text:p>1233,4125</text:p>
          </table:table-cell>
          <table:table-cell table:formula="of:=[.G26]-[.G$176]" office:value-type="float" office:value="-1111.0125" calcext:value-type="float">
            <text:p>-1111,0125</text:p>
          </table:table-cell>
          <table:table-cell table:formula="of:=[.H26]-[.H$176]" office:value-type="float" office:value="2048.275" calcext:value-type="float">
            <text:p>2048,275</text:p>
          </table:table-cell>
          <table:table-cell table:formula="of:=[.I26]-[.I$176]" office:value-type="float" office:value="4041.09999999998" calcext:value-type="float">
            <text:p>4041,1</text:p>
          </table:table-cell>
          <table:table-cell table:formula="of:=[.J26]-[.J$176]" office:value-type="float" office:value="606.575000000001" calcext:value-type="float">
            <text:p>606,575</text:p>
          </table:table-cell>
          <table:table-cell table:formula="of:=[.K26]-[.K$176]" office:value-type="float" office:value="114.725" calcext:value-type="float">
            <text:p>114,725</text:p>
          </table:table-cell>
          <table:table-cell table:formula="of:=[.L26]-[.L$176]" office:value-type="float" office:value="-247.225" calcext:value-type="float">
            <text:p>-247,225</text:p>
          </table:table-cell>
          <table:table-cell table:formula="of:=[.M26]-[.M$176]" office:value-type="float" office:value="579.225" calcext:value-type="float">
            <text:p>579,225</text:p>
          </table:table-cell>
          <table:table-cell table:formula="of:=[.N26]-[.N$176]" office:value-type="float" office:value="3342873.325" calcext:value-type="float">
            <text:p>3342873,325</text:p>
          </table:table-cell>
          <table:table-cell table:formula="of:=[.O26]-[.O$176]" office:value-type="float" office:value="92.1875" calcext:value-type="float">
            <text:p>92,1875</text:p>
          </table:table-cell>
          <table:table-cell table:formula="of:=[.P26]-[.P$176]" office:value-type="float" office:value="-30.8" calcext:value-type="float">
            <text:p>-30,8</text:p>
          </table:table-cell>
          <table:table-cell table:formula="of:=[.Q26]-[.Q$176]" office:value-type="float" office:value="-372.95" calcext:value-type="float">
            <text:p>-372,95</text:p>
          </table:table-cell>
          <table:table-cell table:formula="of:=[.R26]-[.R$176]" office:value-type="float" office:value="-15" calcext:value-type="float">
            <text:p>-15</text:p>
          </table:table-cell>
          <table:table-cell table:formula="of:=[.S26]-[.S$176]" office:value-type="float" office:value="28891.8625" calcext:value-type="float">
            <text:p>28891,8625</text:p>
          </table:table-cell>
          <table:table-cell table:formula="of:=[.T26]-[.T$176]" office:value-type="float" office:value="-0.937499999999943" calcext:value-type="float">
            <text:p>-0,937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1925.45" calcext:value-type="float">
            <text:p>-1925,45</text:p>
          </table:table-cell>
          <table:table-cell table:formula="of:=[.C27]-[.C$176]" office:value-type="float" office:value="805.075" calcext:value-type="float">
            <text:p>805,075</text:p>
          </table:table-cell>
          <table:table-cell table:formula="of:=[.D27]-[.D$176]" office:value-type="float" office:value="-1829.9375" calcext:value-type="float">
            <text:p>-1829,9375</text:p>
          </table:table-cell>
          <table:table-cell table:formula="of:=[.E27]-[.E$176]" office:value-type="float" office:value="8540393.1" calcext:value-type="float">
            <text:p>8540393,1</text:p>
          </table:table-cell>
          <table:table-cell table:formula="of:=[.F27]-[.F$176]" office:value-type="float" office:value="1233.4125" calcext:value-type="float">
            <text:p>1233,4125</text:p>
          </table:table-cell>
          <table:table-cell table:formula="of:=[.G27]-[.G$176]" office:value-type="float" office:value="-860.5125" calcext:value-type="float">
            <text:p>-860,5125</text:p>
          </table:table-cell>
          <table:table-cell table:formula="of:=[.H27]-[.H$176]" office:value-type="float" office:value="1697.275" calcext:value-type="float">
            <text:p>1697,275</text:p>
          </table:table-cell>
          <table:table-cell table:formula="of:=[.I27]-[.I$176]" office:value-type="float" office:value="452.999999999971" calcext:value-type="float">
            <text:p>453</text:p>
          </table:table-cell>
          <table:table-cell table:formula="of:=[.J27]-[.J$176]" office:value-type="float" office:value="907.575000000003" calcext:value-type="float">
            <text:p>907,575</text:p>
          </table:table-cell>
          <table:table-cell table:formula="of:=[.K27]-[.K$176]" office:value-type="float" office:value="-411.775" calcext:value-type="float">
            <text:p>-411,775</text:p>
          </table:table-cell>
          <table:table-cell table:formula="of:=[.L27]-[.L$176]" office:value-type="float" office:value="53.7750000000001" calcext:value-type="float">
            <text:p>53,775</text:p>
          </table:table-cell>
          <table:table-cell table:formula="of:=[.M27]-[.M$176]" office:value-type="float" office:value="1080.625" calcext:value-type="float">
            <text:p>1080,625</text:p>
          </table:table-cell>
          <table:table-cell table:formula="of:=[.N27]-[.N$176]" office:value-type="float" office:value="4118356.825" calcext:value-type="float">
            <text:p>4118356,825</text:p>
          </table:table-cell>
          <table:table-cell table:formula="of:=[.O27]-[.O$176]" office:value-type="float" office:value="204.6875" calcext:value-type="float">
            <text:p>204,6875</text:p>
          </table:table-cell>
          <table:table-cell table:formula="of:=[.P27]-[.P$176]" office:value-type="float" office:value="-110.8" calcext:value-type="float">
            <text:p>-110,8</text:p>
          </table:table-cell>
          <table:table-cell table:formula="of:=[.Q27]-[.Q$176]" office:value-type="float" office:value="-292.55" calcext:value-type="float">
            <text:p>-292,55</text:p>
          </table:table-cell>
          <table:table-cell table:formula="of:=[.R27]-[.R$176]" office:value-type="float" office:value="45" calcext:value-type="float">
            <text:p>45</text:p>
          </table:table-cell>
          <table:table-cell table:formula="of:=[.S27]-[.S$176]" office:value-type="float" office:value="54044.6625" calcext:value-type="float">
            <text:p>54044,6625</text:p>
          </table:table-cell>
          <table:table-cell table:formula="of:=[.T27]-[.T$176]" office:value-type="float" office:value="84.5625000000001" calcext:value-type="float">
            <text:p>84,562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364.05" calcext:value-type="float">
            <text:p>-1364,05</text:p>
          </table:table-cell>
          <table:table-cell table:formula="of:=[.C28]-[.C$176]" office:value-type="float" office:value="965.275" calcext:value-type="float">
            <text:p>965,275</text:p>
          </table:table-cell>
          <table:table-cell table:formula="of:=[.D28]-[.D$176]" office:value-type="float" office:value="1794.0625" calcext:value-type="float">
            <text:p>1794,0625</text:p>
          </table:table-cell>
          <table:table-cell table:formula="of:=[.E28]-[.E$176]" office:value-type="float" office:value="7752404.8" calcext:value-type="float">
            <text:p>7752404,8</text:p>
          </table:table-cell>
          <table:table-cell table:formula="of:=[.F28]-[.F$176]" office:value-type="float" office:value="4223.5125" calcext:value-type="float">
            <text:p>4223,5125</text:p>
          </table:table-cell>
          <table:table-cell table:formula="of:=[.G28]-[.G$176]" office:value-type="float" office:value="-1136.5125" calcext:value-type="float">
            <text:p>-1136,5125</text:p>
          </table:table-cell>
          <table:table-cell table:formula="of:=[.H28]-[.H$176]" office:value-type="float" office:value="343.475" calcext:value-type="float">
            <text:p>343,475</text:p>
          </table:table-cell>
          <table:table-cell table:formula="of:=[.I28]-[.I$176]" office:value-type="float" office:value="-3171.00000000003" calcext:value-type="float">
            <text:p>-3171</text:p>
          </table:table-cell>
          <table:table-cell table:formula="of:=[.J28]-[.J$176]" office:value-type="float" office:value="586.775000000001" calcext:value-type="float">
            <text:p>586,775</text:p>
          </table:table-cell>
          <table:table-cell table:formula="of:=[.K28]-[.K$176]" office:value-type="float" office:value="-85.7750000000001" calcext:value-type="float">
            <text:p>-85,775</text:p>
          </table:table-cell>
          <table:table-cell table:formula="of:=[.L28]-[.L$176]" office:value-type="float" office:value="-267.025" calcext:value-type="float">
            <text:p>-267,025</text:p>
          </table:table-cell>
          <table:table-cell table:formula="of:=[.M28]-[.M$176]" office:value-type="float" office:value="659.225" calcext:value-type="float">
            <text:p>659,225</text:p>
          </table:table-cell>
          <table:table-cell table:formula="of:=[.N28]-[.N$176]" office:value-type="float" office:value="2357928.125" calcext:value-type="float">
            <text:p>2357928,125</text:p>
          </table:table-cell>
          <table:table-cell table:formula="of:=[.O28]-[.O$176]" office:value-type="float" office:value="167.1875" calcext:value-type="float">
            <text:p>167,1875</text:p>
          </table:table-cell>
          <table:table-cell table:formula="of:=[.P28]-[.P$176]" office:value-type="float" office:value="14.2" calcext:value-type="float">
            <text:p>14,2</text:p>
          </table:table-cell>
          <table:table-cell table:formula="of:=[.Q28]-[.Q$176]" office:value-type="float" office:value="188.65" calcext:value-type="float">
            <text:p>188,65</text:p>
          </table:table-cell>
          <table:table-cell table:formula="of:=[.R28]-[.R$176]" office:value-type="float" office:value="225.2" calcext:value-type="float">
            <text:p>225,2</text:p>
          </table:table-cell>
          <table:table-cell table:formula="of:=[.S28]-[.S$176]" office:value-type="float" office:value="37010.0625" calcext:value-type="float">
            <text:p>37010,0625</text:p>
          </table:table-cell>
          <table:table-cell table:formula="of:=[.T28]-[.T$176]" office:value-type="float" office:value="144.9625" calcext:value-type="float">
            <text:p>144,9625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2045.85" calcext:value-type="float">
            <text:p>-2045,85</text:p>
          </table:table-cell>
          <table:table-cell table:formula="of:=[.C29]-[.C$176]" office:value-type="float" office:value="784.675" calcext:value-type="float">
            <text:p>784,675</text:p>
          </table:table-cell>
          <table:table-cell table:formula="of:=[.D29]-[.D$176]" office:value-type="float" office:value="-1758.1375" calcext:value-type="float">
            <text:p>-1758,1375</text:p>
          </table:table-cell>
          <table:table-cell table:formula="of:=[.E29]-[.E$176]" office:value-type="float" office:value="2563832.4" calcext:value-type="float">
            <text:p>2563832,4</text:p>
          </table:table-cell>
          <table:table-cell table:formula="of:=[.F29]-[.F$176]" office:value-type="float" office:value="-261.5875" calcext:value-type="float">
            <text:p>-261,5875</text:p>
          </table:table-cell>
          <table:table-cell table:formula="of:=[.G29]-[.G$176]" office:value-type="float" office:value="-1261.5125" calcext:value-type="float">
            <text:p>-1261,5125</text:p>
          </table:table-cell>
          <table:table-cell table:formula="of:=[.H29]-[.H$176]" office:value-type="float" office:value="393.775" calcext:value-type="float">
            <text:p>393,775</text:p>
          </table:table-cell>
          <table:table-cell table:formula="of:=[.I29]-[.I$176]" office:value-type="float" office:value="-21111.6" calcext:value-type="float">
            <text:p>-21111,6</text:p>
          </table:table-cell>
          <table:table-cell table:formula="of:=[.J29]-[.J$176]" office:value-type="float" office:value="-576.624999999998" calcext:value-type="float">
            <text:p>-576,625</text:p>
          </table:table-cell>
          <table:table-cell table:formula="of:=[.K29]-[.K$176]" office:value-type="float" office:value="-121.075" calcext:value-type="float">
            <text:p>-121,075</text:p>
          </table:table-cell>
          <table:table-cell table:formula="of:=[.L29]-[.L$176]" office:value-type="float" office:value="-167.025" calcext:value-type="float">
            <text:p>-167,025</text:p>
          </table:table-cell>
          <table:table-cell table:formula="of:=[.M29]-[.M$176]" office:value-type="float" office:value="724.525" calcext:value-type="float">
            <text:p>724,525</text:p>
          </table:table-cell>
          <table:table-cell table:formula="of:=[.N29]-[.N$176]" office:value-type="float" office:value="2239026.325" calcext:value-type="float">
            <text:p>2239026,325</text:p>
          </table:table-cell>
          <table:table-cell table:formula="of:=[.O29]-[.O$176]" office:value-type="float" office:value="17.1875" calcext:value-type="float">
            <text:p>17,1875</text:p>
          </table:table-cell>
          <table:table-cell table:formula="of:=[.P29]-[.P$176]" office:value-type="float" office:value="-35.5" calcext:value-type="float">
            <text:p>-35,5</text:p>
          </table:table-cell>
          <table:table-cell table:formula="of:=[.Q29]-[.Q$176]" office:value-type="float" office:value="-132.15" calcext:value-type="float">
            <text:p>-132,15</text:p>
          </table:table-cell>
          <table:table-cell table:formula="of:=[.R29]-[.R$176]" office:value-type="float" office:value="30" calcext:value-type="float">
            <text:p>30</text:p>
          </table:table-cell>
          <table:table-cell table:formula="of:=[.S29]-[.S$176]" office:value-type="float" office:value="25303.7625" calcext:value-type="float">
            <text:p>25303,7625</text:p>
          </table:table-cell>
          <table:table-cell table:formula="of:=[.T29]-[.T$176]" office:value-type="float" office:value="44.5625000000001" calcext:value-type="float">
            <text:p>44,562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784.85" calcext:value-type="float">
            <text:p>-1784,85</text:p>
          </table:table-cell>
          <table:table-cell table:formula="of:=[.C30]-[.C$176]" office:value-type="float" office:value="764.875" calcext:value-type="float">
            <text:p>764,875</text:p>
          </table:table-cell>
          <table:table-cell table:formula="of:=[.D30]-[.D$176]" office:value-type="float" office:value="5382.1625" calcext:value-type="float">
            <text:p>5382,1625</text:p>
          </table:table-cell>
          <table:table-cell table:formula="of:=[.E30]-[.E$176]" office:value-type="float" office:value="8047456.2" calcext:value-type="float">
            <text:p>8047456,2</text:p>
          </table:table-cell>
          <table:table-cell table:formula="of:=[.F30]-[.F$176]" office:value-type="float" office:value="2429.5125" calcext:value-type="float">
            <text:p>2429,5125</text:p>
          </table:table-cell>
          <table:table-cell table:formula="of:=[.G30]-[.G$176]" office:value-type="float" office:value="-609.8125" calcext:value-type="float">
            <text:p>-609,8125</text:p>
          </table:table-cell>
          <table:table-cell table:formula="of:=[.H30]-[.H$176]" office:value-type="float" office:value="594.275" calcext:value-type="float">
            <text:p>594,275</text:p>
          </table:table-cell>
          <table:table-cell table:formula="of:=[.I30]-[.I$176]" office:value-type="float" office:value="-3171.00000000003" calcext:value-type="float">
            <text:p>-3171</text:p>
          </table:table-cell>
          <table:table-cell table:formula="of:=[.J30]-[.J$176]" office:value-type="float" office:value="-516.624999999998" calcext:value-type="float">
            <text:p>-516,625</text:p>
          </table:table-cell>
          <table:table-cell table:formula="of:=[.K30]-[.K$176]" office:value-type="float" office:value="-110.775" calcext:value-type="float">
            <text:p>-110,775</text:p>
          </table:table-cell>
          <table:table-cell table:formula="of:=[.L30]-[.L$176]" office:value-type="float" office:value="294.575" calcext:value-type="float">
            <text:p>294,575</text:p>
          </table:table-cell>
          <table:table-cell table:formula="of:=[.M30]-[.M$176]" office:value-type="float" office:value="1040.425" calcext:value-type="float">
            <text:p>1040,425</text:p>
          </table:table-cell>
          <table:table-cell table:formula="of:=[.N30]-[.N$176]" office:value-type="float" office:value="3287649.725" calcext:value-type="float">
            <text:p>3287649,725</text:p>
          </table:table-cell>
          <table:table-cell table:formula="of:=[.O30]-[.O$176]" office:value-type="float" office:value="117.1875" calcext:value-type="float">
            <text:p>117,1875</text:p>
          </table:table-cell>
          <table:table-cell table:formula="of:=[.P30]-[.P$176]" office:value-type="float" office:value="-150.8" calcext:value-type="float">
            <text:p>-150,8</text:p>
          </table:table-cell>
          <table:table-cell table:formula="of:=[.Q30]-[.Q$176]" office:value-type="float" office:value="-633.95" calcext:value-type="float">
            <text:p>-633,95</text:p>
          </table:table-cell>
          <table:table-cell table:formula="of:=[.R30]-[.R$176]" office:value-type="float" office:value="-15" calcext:value-type="float">
            <text:p>-15</text:p>
          </table:table-cell>
          <table:table-cell table:formula="of:=[.S30]-[.S$176]" office:value-type="float" office:value="43244.3625" calcext:value-type="float">
            <text:p>43244,3625</text:p>
          </table:table-cell>
          <table:table-cell table:formula="of:=[.T30]-[.T$176]" office:value-type="float" office:value="-35.6374999999999" calcext:value-type="float">
            <text:p>-35,637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802.249999999998" calcext:value-type="float">
            <text:p>-802,25</text:p>
          </table:table-cell>
          <table:table-cell table:formula="of:=[.C31]-[.C$176]" office:value-type="float" office:value="1025.475" calcext:value-type="float">
            <text:p>1025,475</text:p>
          </table:table-cell>
          <table:table-cell table:formula="of:=[.D31]-[.D$176]" office:value-type="float" office:value="1829.9625" calcext:value-type="float">
            <text:p>1829,9625</text:p>
          </table:table-cell>
          <table:table-cell table:formula="of:=[.E31]-[.E$176]" office:value-type="float" office:value="8396580.6" calcext:value-type="float">
            <text:p>8396580,6</text:p>
          </table:table-cell>
          <table:table-cell table:formula="of:=[.F31]-[.F$176]" office:value-type="float" office:value="-261.5875" calcext:value-type="float">
            <text:p>-261,5875</text:p>
          </table:table-cell>
          <table:table-cell table:formula="of:=[.G31]-[.G$176]" office:value-type="float" office:value="-1005.9125" calcext:value-type="float">
            <text:p>-1005,9125</text:p>
          </table:table-cell>
          <table:table-cell table:formula="of:=[.H31]-[.H$176]" office:value-type="float" office:value="2298.975" calcext:value-type="float">
            <text:p>2298,975</text:p>
          </table:table-cell>
          <table:table-cell table:formula="of:=[.I31]-[.I$176]" office:value-type="float" office:value="-10383.1" calcext:value-type="float">
            <text:p>-10383,1</text:p>
          </table:table-cell>
          <table:table-cell table:formula="of:=[.J31]-[.J$176]" office:value-type="float" office:value="-716.824999999999" calcext:value-type="float">
            <text:p>-716,825</text:p>
          </table:table-cell>
          <table:table-cell table:formula="of:=[.K31]-[.K$176]" office:value-type="float" office:value="-321.675" calcext:value-type="float">
            <text:p>-321,675</text:p>
          </table:table-cell>
          <table:table-cell table:formula="of:=[.L31]-[.L$176]" office:value-type="float" office:value="54.1750000000002" calcext:value-type="float">
            <text:p>54,175</text:p>
          </table:table-cell>
          <table:table-cell table:formula="of:=[.M31]-[.M$176]" office:value-type="float" office:value="1677.025" calcext:value-type="float">
            <text:p>1677,025</text:p>
          </table:table-cell>
          <table:table-cell table:formula="of:=[.N31]-[.N$176]" office:value-type="float" office:value="3130946.225" calcext:value-type="float">
            <text:p>3130946,225</text:p>
          </table:table-cell>
          <table:table-cell table:formula="of:=[.O31]-[.O$176]" office:value-type="float" office:value="29.6875" calcext:value-type="float">
            <text:p>29,6875</text:p>
          </table:table-cell>
          <table:table-cell table:formula="of:=[.P31]-[.P$176]" office:value-type="float" office:value="-135.8" calcext:value-type="float">
            <text:p>-135,8</text:p>
          </table:table-cell>
          <table:table-cell table:formula="of:=[.Q31]-[.Q$176]" office:value-type="float" office:value="148.45" calcext:value-type="float">
            <text:p>148,45</text:p>
          </table:table-cell>
          <table:table-cell table:formula="of:=[.R31]-[.R$176]" office:value-type="float" office:value="105" calcext:value-type="float">
            <text:p>105</text:p>
          </table:table-cell>
          <table:table-cell table:formula="of:=[.S31]-[.S$176]" office:value-type="float" office:value="46868.3625" calcext:value-type="float">
            <text:p>46868,3625</text:p>
          </table:table-cell>
          <table:table-cell table:formula="of:=[.T31]-[.T$176]" office:value-type="float" office:value="-15.4374999999999" calcext:value-type="float">
            <text:p>-15,437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2145.85" calcext:value-type="float">
            <text:p>-2145,85</text:p>
          </table:table-cell>
          <table:table-cell table:formula="of:=[.C32]-[.C$176]" office:value-type="float" office:value="744.675" calcext:value-type="float">
            <text:p>744,675</text:p>
          </table:table-cell>
          <table:table-cell table:formula="of:=[.D32]-[.D$176]" office:value-type="float" office:value="1794.0625" calcext:value-type="float">
            <text:p>1794,0625</text:p>
          </table:table-cell>
          <table:table-cell table:formula="of:=[.E32]-[.E$176]" office:value-type="float" office:value="9170144.7" calcext:value-type="float">
            <text:p>9170144,7</text:p>
          </table:table-cell>
          <table:table-cell table:formula="of:=[.F32]-[.F$176]" office:value-type="float" office:value="-261.5875" calcext:value-type="float">
            <text:p>-261,5875</text:p>
          </table:table-cell>
          <table:table-cell table:formula="of:=[.G32]-[.G$176]" office:value-type="float" office:value="-1211.5125" calcext:value-type="float">
            <text:p>-1211,5125</text:p>
          </table:table-cell>
          <table:table-cell table:formula="of:=[.H32]-[.H$176]" office:value-type="float" office:value="1170.975" calcext:value-type="float">
            <text:p>1170,975</text:p>
          </table:table-cell>
          <table:table-cell table:formula="of:=[.I32]-[.I$176]" office:value-type="float" office:value="-6759.10000000004" calcext:value-type="float">
            <text:p>-6759,1</text:p>
          </table:table-cell>
          <table:table-cell table:formula="of:=[.J32]-[.J$176]" office:value-type="float" office:value="-396.025" calcext:value-type="float">
            <text:p>-396,025</text:p>
          </table:table-cell>
          <table:table-cell table:formula="of:=[.K32]-[.K$176]" office:value-type="float" office:value="-221.075" calcext:value-type="float">
            <text:p>-221,075</text:p>
          </table:table-cell>
          <table:table-cell table:formula="of:=[.L32]-[.L$176]" office:value-type="float" office:value="64.075" calcext:value-type="float">
            <text:p>64,075</text:p>
          </table:table-cell>
          <table:table-cell table:formula="of:=[.M32]-[.M$176]" office:value-type="float" office:value="879.825" calcext:value-type="float">
            <text:p>879,825</text:p>
          </table:table-cell>
          <table:table-cell table:formula="of:=[.N32]-[.N$176]" office:value-type="float" office:value="3680786.125" calcext:value-type="float">
            <text:p>3680786,125</text:p>
          </table:table-cell>
          <table:table-cell table:formula="of:=[.O32]-[.O$176]" office:value-type="float" office:value="79.6875" calcext:value-type="float">
            <text:p>79,6875</text:p>
          </table:table-cell>
          <table:table-cell table:formula="of:=[.P32]-[.P$176]" office:value-type="float" office:value="89.5" calcext:value-type="float">
            <text:p>89,5</text:p>
          </table:table-cell>
          <table:table-cell table:formula="of:=[.Q32]-[.Q$176]" office:value-type="float" office:value="-192.75" calcext:value-type="float">
            <text:p>-192,75</text:p>
          </table:table-cell>
          <table:table-cell table:formula="of:=[.R32]-[.R$176]" office:value-type="float" office:value="35" calcext:value-type="float">
            <text:p>35</text:p>
          </table:table-cell>
          <table:table-cell table:formula="of:=[.S32]-[.S$176]" office:value-type="float" office:value="50456.5625" calcext:value-type="float">
            <text:p>50456,5625</text:p>
          </table:table-cell>
          <table:table-cell table:formula="of:=[.T32]-[.T$176]" office:value-type="float" office:value="124.5625" calcext:value-type="float">
            <text:p>124,5625</text:p>
          </table:table-cell>
          <table:table-cell table:formula="of:=[.U32]-[.U$176]" office:value-type="float" office:value="20" calcext:value-type="float">
            <text:p>20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2085.65" calcext:value-type="float">
            <text:p>-2085,65</text:p>
          </table:table-cell>
          <table:table-cell table:formula="of:=[.C33]-[.C$176]" office:value-type="float" office:value="1406.475" calcext:value-type="float">
            <text:p>1406,475</text:p>
          </table:table-cell>
          <table:table-cell table:formula="of:=[.D33]-[.D$176]" office:value-type="float" office:value="-1829.9375" calcext:value-type="float">
            <text:p>-1829,9375</text:p>
          </table:table-cell>
          <table:table-cell table:formula="of:=[.E33]-[.E$176]" office:value-type="float" office:value="9209614.6" calcext:value-type="float">
            <text:p>9209614,6</text:p>
          </table:table-cell>
          <table:table-cell table:formula="of:=[.F33]-[.F$176]" office:value-type="float" office:value="1233.4125" calcext:value-type="float">
            <text:p>1233,4125</text:p>
          </table:table-cell>
          <table:table-cell table:formula="of:=[.G33]-[.G$176]" office:value-type="float" office:value="-1010.8125" calcext:value-type="float">
            <text:p>-1010,8125</text:p>
          </table:table-cell>
          <table:table-cell table:formula="of:=[.H33]-[.H$176]" office:value-type="float" office:value="-533.725" calcext:value-type="float">
            <text:p>-533,725</text:p>
          </table:table-cell>
          <table:table-cell table:formula="of:=[.I33]-[.I$176]" office:value-type="float" office:value="-6759.10000000004" calcext:value-type="float">
            <text:p>-6759,1</text:p>
          </table:table-cell>
          <table:table-cell table:formula="of:=[.J33]-[.J$176]" office:value-type="float" office:value="-215.424999999999" calcext:value-type="float">
            <text:p>-215,425</text:p>
          </table:table-cell>
          <table:table-cell table:formula="of:=[.K33]-[.K$176]" office:value-type="float" office:value="-140.875" calcext:value-type="float">
            <text:p>-140,875</text:p>
          </table:table-cell>
          <table:table-cell table:formula="of:=[.L33]-[.L$176]" office:value-type="float" office:value="339.575" calcext:value-type="float">
            <text:p>339,575</text:p>
          </table:table-cell>
          <table:table-cell table:formula="of:=[.M33]-[.M$176]" office:value-type="float" office:value="880.025" calcext:value-type="float">
            <text:p>880,025</text:p>
          </table:table-cell>
          <table:table-cell table:formula="of:=[.N33]-[.N$176]" office:value-type="float" office:value="3959974.025" calcext:value-type="float">
            <text:p>3959974,025</text:p>
          </table:table-cell>
          <table:table-cell table:formula="of:=[.O33]-[.O$176]" office:value-type="float" office:value="229.6875" calcext:value-type="float">
            <text:p>229,6875</text:p>
          </table:table-cell>
          <table:table-cell table:formula="of:=[.P33]-[.P$176]" office:value-type="float" office:value="-50.8" calcext:value-type="float">
            <text:p>-50,8</text:p>
          </table:table-cell>
          <table:table-cell table:formula="of:=[.Q33]-[.Q$176]" office:value-type="float" office:value="-132.35" calcext:value-type="float">
            <text:p>-132,35</text:p>
          </table:table-cell>
          <table:table-cell table:formula="of:=[.R33]-[.R$176]" office:value-type="float" office:value="30" calcext:value-type="float">
            <text:p>30</text:p>
          </table:table-cell>
          <table:table-cell table:formula="of:=[.S33]-[.S$176]" office:value-type="float" office:value="50492.3625" calcext:value-type="float">
            <text:p>50492,3625</text:p>
          </table:table-cell>
          <table:table-cell table:formula="of:=[.T33]-[.T$176]" office:value-type="float" office:value="-35.8375" calcext:value-type="float">
            <text:p>-35,837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504.25" calcext:value-type="float">
            <text:p>-1504,25</text:p>
          </table:table-cell>
          <table:table-cell table:formula="of:=[.C34]-[.C$176]" office:value-type="float" office:value="1306.275" calcext:value-type="float">
            <text:p>1306,275</text:p>
          </table:table-cell>
          <table:table-cell table:formula="of:=[.D34]-[.D$176]" office:value-type="float" office:value="1794.0625" calcext:value-type="float">
            <text:p>1794,0625</text:p>
          </table:table-cell>
          <table:table-cell table:formula="of:=[.E34]-[.E$176]" office:value-type="float" office:value="8957799.6" calcext:value-type="float">
            <text:p>8957799,6</text:p>
          </table:table-cell>
          <table:table-cell table:formula="of:=[.F34]-[.F$176]" office:value-type="float" office:value="1233.4125" calcext:value-type="float">
            <text:p>1233,4125</text:p>
          </table:table-cell>
          <table:table-cell table:formula="of:=[.G34]-[.G$176]" office:value-type="float" office:value="-534.5125" calcext:value-type="float">
            <text:p>-534,5125</text:p>
          </table:table-cell>
          <table:table-cell table:formula="of:=[.H34]-[.H$176]" office:value-type="float" office:value="293.475" calcext:value-type="float">
            <text:p>293,475</text:p>
          </table:table-cell>
          <table:table-cell table:formula="of:=[.I34]-[.I$176]" office:value-type="float" office:value="-3171.00000000003" calcext:value-type="float">
            <text:p>-3171</text:p>
          </table:table-cell>
          <table:table-cell table:formula="of:=[.J34]-[.J$176]" office:value-type="float" office:value="-676.624999999998" calcext:value-type="float">
            <text:p>-676,625</text:p>
          </table:table-cell>
          <table:table-cell table:formula="of:=[.K34]-[.K$176]" office:value-type="float" office:value="-100.875" calcext:value-type="float">
            <text:p>-100,875</text:p>
          </table:table-cell>
          <table:table-cell table:formula="of:=[.L34]-[.L$176]" office:value-type="float" office:value="-136.725" calcext:value-type="float">
            <text:p>-136,725</text:p>
          </table:table-cell>
          <table:table-cell table:formula="of:=[.M34]-[.M$176]" office:value-type="float" office:value="879.825" calcext:value-type="float">
            <text:p>879,825</text:p>
          </table:table-cell>
          <table:table-cell table:formula="of:=[.N34]-[.N$176]" office:value-type="float" office:value="4942522.725" calcext:value-type="float">
            <text:p>4942522,725</text:p>
          </table:table-cell>
          <table:table-cell table:formula="of:=[.O34]-[.O$176]" office:value-type="float" office:value="92.1875" calcext:value-type="float">
            <text:p>92,1875</text:p>
          </table:table-cell>
          <table:table-cell table:formula="of:=[.P34]-[.P$176]" office:value-type="float" office:value="-110.8" calcext:value-type="float">
            <text:p>-110,8</text:p>
          </table:table-cell>
          <table:table-cell table:formula="of:=[.Q34]-[.Q$176]" office:value-type="float" office:value="-172.55" calcext:value-type="float">
            <text:p>-172,55</text:p>
          </table:table-cell>
          <table:table-cell table:formula="of:=[.R34]-[.R$176]" office:value-type="float" office:value="125" calcext:value-type="float">
            <text:p>125</text:p>
          </table:table-cell>
          <table:table-cell table:formula="of:=[.S34]-[.S$176]" office:value-type="float" office:value="50456.5625" calcext:value-type="float">
            <text:p>50456,5625</text:p>
          </table:table-cell>
          <table:table-cell table:formula="of:=[.T34]-[.T$176]" office:value-type="float" office:value="-196.2375" calcext:value-type="float">
            <text:p>-196,237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544.45" calcext:value-type="float">
            <text:p>-1544,45</text:p>
          </table:table-cell>
          <table:table-cell table:formula="of:=[.C35]-[.C$176]" office:value-type="float" office:value="1185.875" calcext:value-type="float">
            <text:p>1185,875</text:p>
          </table:table-cell>
          <table:table-cell table:formula="of:=[.D35]-[.D$176]" office:value-type="float" office:value="1794.0625" calcext:value-type="float">
            <text:p>1794,0625</text:p>
          </table:table-cell>
          <table:table-cell table:formula="of:=[.E35]-[.E$176]" office:value-type="float" office:value="8644771.4" calcext:value-type="float">
            <text:p>8644771,4</text:p>
          </table:table-cell>
          <table:table-cell table:formula="of:=[.F35]-[.F$176]" office:value-type="float" office:value="-261.5875" calcext:value-type="float">
            <text:p>-261,5875</text:p>
          </table:table-cell>
          <table:table-cell table:formula="of:=[.G35]-[.G$176]" office:value-type="float" office:value="-960.8125" calcext:value-type="float">
            <text:p>-960,8125</text:p>
          </table:table-cell>
          <table:table-cell table:formula="of:=[.H35]-[.H$176]" office:value-type="float" office:value="1195.775" calcext:value-type="float">
            <text:p>1195,775</text:p>
          </table:table-cell>
          <table:table-cell table:formula="of:=[.I35]-[.I$176]" office:value-type="float" office:value="-10347.2" calcext:value-type="float">
            <text:p>-10347,2</text:p>
          </table:table-cell>
          <table:table-cell table:formula="of:=[.J35]-[.J$176]" office:value-type="float" office:value="-717.224999999999" calcext:value-type="float">
            <text:p>-717,225</text:p>
          </table:table-cell>
          <table:table-cell table:formula="of:=[.K35]-[.K$176]" office:value-type="float" office:value="-40.6750000000002" calcext:value-type="float">
            <text:p>-40,675</text:p>
          </table:table-cell>
          <table:table-cell table:formula="of:=[.L35]-[.L$176]" office:value-type="float" office:value="314.775" calcext:value-type="float">
            <text:p>314,775</text:p>
          </table:table-cell>
          <table:table-cell table:formula="of:=[.M35]-[.M$176]" office:value-type="float" office:value="1451.525" calcext:value-type="float">
            <text:p>1451,525</text:p>
          </table:table-cell>
          <table:table-cell table:formula="of:=[.N35]-[.N$176]" office:value-type="float" office:value="3427534.625" calcext:value-type="float">
            <text:p>3427534,625</text:p>
          </table:table-cell>
          <table:table-cell table:formula="of:=[.O35]-[.O$176]" office:value-type="float" office:value="29.6875" calcext:value-type="float">
            <text:p>29,6875</text:p>
          </table:table-cell>
          <table:table-cell table:formula="of:=[.P35]-[.P$176]" office:value-type="float" office:value="39.5" calcext:value-type="float">
            <text:p>39,5</text:p>
          </table:table-cell>
          <table:table-cell table:formula="of:=[.Q35]-[.Q$176]" office:value-type="float" office:value="-192.55" calcext:value-type="float">
            <text:p>-192,55</text:p>
          </table:table-cell>
          <table:table-cell table:formula="of:=[.R35]-[.R$176]" office:value-type="float" office:value="85" calcext:value-type="float">
            <text:p>85</text:p>
          </table:table-cell>
          <table:table-cell table:formula="of:=[.S35]-[.S$176]" office:value-type="float" office:value="46868.3625" calcext:value-type="float">
            <text:p>46868,3625</text:p>
          </table:table-cell>
          <table:table-cell table:formula="of:=[.T35]-[.T$176]" office:value-type="float" office:value="24.5625000000001" calcext:value-type="float">
            <text:p>24,562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2065.85" calcext:value-type="float">
            <text:p>-2065,85</text:p>
          </table:table-cell>
          <table:table-cell table:formula="of:=[.C36]-[.C$176]" office:value-type="float" office:value="1225.675" calcext:value-type="float">
            <text:p>1225,675</text:p>
          </table:table-cell>
          <table:table-cell table:formula="of:=[.D36]-[.D$176]" office:value-type="float" office:value="-1794.0375" calcext:value-type="float">
            <text:p>-1794,0375</text:p>
          </table:table-cell>
          <table:table-cell table:formula="of:=[.E36]-[.E$176]" office:value-type="float" office:value="9091026.4" calcext:value-type="float">
            <text:p>9091026,4</text:p>
          </table:table-cell>
          <table:table-cell table:formula="of:=[.F36]-[.F$176]" office:value-type="float" office:value="4223.5125" calcext:value-type="float">
            <text:p>4223,5125</text:p>
          </table:table-cell>
          <table:table-cell table:formula="of:=[.G36]-[.G$176]" office:value-type="float" office:value="-1161.3125" calcext:value-type="float">
            <text:p>-1161,3125</text:p>
          </table:table-cell>
          <table:table-cell table:formula="of:=[.H36]-[.H$176]" office:value-type="float" office:value="-1561.825" calcext:value-type="float">
            <text:p>-1561,825</text:p>
          </table:table-cell>
          <table:table-cell table:formula="of:=[.I36]-[.I$176]" office:value-type="float" office:value="452.999999999971" calcext:value-type="float">
            <text:p>453</text:p>
          </table:table-cell>
          <table:table-cell table:formula="of:=[.J36]-[.J$176]" office:value-type="float" office:value="-797.224999999999" calcext:value-type="float">
            <text:p>-797,225</text:p>
          </table:table-cell>
          <table:table-cell table:formula="of:=[.K36]-[.K$176]" office:value-type="float" office:value="19.3249999999998" calcext:value-type="float">
            <text:p>19,325</text:p>
          </table:table-cell>
          <table:table-cell table:formula="of:=[.L36]-[.L$176]" office:value-type="float" office:value="134.175" calcext:value-type="float">
            <text:p>134,175</text:p>
          </table:table-cell>
          <table:table-cell table:formula="of:=[.M36]-[.M$176]" office:value-type="float" office:value="1000.425" calcext:value-type="float">
            <text:p>1000,425</text:p>
          </table:table-cell>
          <table:table-cell table:formula="of:=[.N36]-[.N$176]" office:value-type="float" office:value="6326067.625" calcext:value-type="float">
            <text:p>6326067,625</text:p>
          </table:table-cell>
          <table:table-cell table:formula="of:=[.O36]-[.O$176]" office:value-type="float" office:value="104.6875" calcext:value-type="float">
            <text:p>104,6875</text:p>
          </table:table-cell>
          <table:table-cell table:formula="of:=[.P36]-[.P$176]" office:value-type="float" office:value="-110.8" calcext:value-type="float">
            <text:p>-110,8</text:p>
          </table:table-cell>
          <table:table-cell table:formula="of:=[.Q36]-[.Q$176]" office:value-type="float" office:value="-292.75" calcext:value-type="float">
            <text:p>-292,75</text:p>
          </table:table-cell>
          <table:table-cell table:formula="of:=[.R36]-[.R$176]" office:value-type="float" office:value="-45" calcext:value-type="float">
            <text:p>-45</text:p>
          </table:table-cell>
          <table:table-cell table:formula="of:=[.S36]-[.S$176]" office:value-type="float" office:value="57668.6625" calcext:value-type="float">
            <text:p>57668,6625</text:p>
          </table:table-cell>
          <table:table-cell table:formula="of:=[.T36]-[.T$176]" office:value-type="float" office:value="-35.8375" calcext:value-type="float">
            <text:p>-35,837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1524.05" calcext:value-type="float">
            <text:p>-1524,05</text:p>
          </table:table-cell>
          <table:table-cell table:formula="of:=[.C37]-[.C$176]" office:value-type="float" office:value="865.075" calcext:value-type="float">
            <text:p>865,075</text:p>
          </table:table-cell>
          <table:table-cell table:formula="of:=[.D37]-[.D$176]" office:value-type="float" office:value="5346.2625" calcext:value-type="float">
            <text:p>5346,2625</text:p>
          </table:table-cell>
          <table:table-cell table:formula="of:=[.E37]-[.E$176]" office:value-type="float" office:value="9691893.6" calcext:value-type="float">
            <text:p>9691893,6</text:p>
          </table:table-cell>
          <table:table-cell table:formula="of:=[.F37]-[.F$176]" office:value-type="float" office:value="-4746.7875" calcext:value-type="float">
            <text:p>-4746,7875</text:p>
          </table:table-cell>
          <table:table-cell table:formula="of:=[.G37]-[.G$176]" office:value-type="float" office:value="-1928.5125" calcext:value-type="float">
            <text:p>-1928,5125</text:p>
          </table:table-cell>
          <table:table-cell table:formula="of:=[.H37]-[.H$176]" office:value-type="float" office:value="1672.275" calcext:value-type="float">
            <text:p>1672,275</text:p>
          </table:table-cell>
          <table:table-cell table:formula="of:=[.I37]-[.I$176]" office:value-type="float" office:value="4076.99999999997" calcext:value-type="float">
            <text:p>4077</text:p>
          </table:table-cell>
          <table:table-cell table:formula="of:=[.J37]-[.J$176]" office:value-type="float" office:value="-496.424999999999" calcext:value-type="float">
            <text:p>-496,425</text:p>
          </table:table-cell>
          <table:table-cell table:formula="of:=[.K37]-[.K$176]" office:value-type="float" office:value="-461.875" calcext:value-type="float">
            <text:p>-461,875</text:p>
          </table:table-cell>
          <table:table-cell table:formula="of:=[.L37]-[.L$176]" office:value-type="float" office:value="-307.025" calcext:value-type="float">
            <text:p>-307,025</text:p>
          </table:table-cell>
          <table:table-cell table:formula="of:=[.M37]-[.M$176]" office:value-type="float" office:value="1381.425" calcext:value-type="float">
            <text:p>1381,425</text:p>
          </table:table-cell>
          <table:table-cell table:formula="of:=[.N37]-[.N$176]" office:value-type="float" office:value="4060201.025" calcext:value-type="float">
            <text:p>4060201,025</text:p>
          </table:table-cell>
          <table:table-cell table:formula="of:=[.O37]-[.O$176]" office:value-type="float" office:value="79.6875" calcext:value-type="float">
            <text:p>79,6875</text:p>
          </table:table-cell>
          <table:table-cell table:formula="of:=[.P37]-[.P$176]" office:value-type="float" office:value="-110.8" calcext:value-type="float">
            <text:p>-110,8</text:p>
          </table:table-cell>
          <table:table-cell table:formula="of:=[.Q37]-[.Q$176]" office:value-type="float" office:value="248.65" calcext:value-type="float">
            <text:p>248,65</text:p>
          </table:table-cell>
          <table:table-cell table:formula="of:=[.R37]-[.R$176]" office:value-type="float" office:value="135" calcext:value-type="float">
            <text:p>135</text:p>
          </table:table-cell>
          <table:table-cell table:formula="of:=[.S37]-[.S$176]" office:value-type="float" office:value="43244.3625" calcext:value-type="float">
            <text:p>43244,3625</text:p>
          </table:table-cell>
          <table:table-cell table:formula="of:=[.T37]-[.T$176]" office:value-type="float" office:value="-156.2375" calcext:value-type="float">
            <text:p>-156,2375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2406.85" calcext:value-type="float">
            <text:p>-2406,85</text:p>
          </table:table-cell>
          <table:table-cell table:formula="of:=[.C38]-[.C$176]" office:value-type="float" office:value="1206.275" calcext:value-type="float">
            <text:p>1206,275</text:p>
          </table:table-cell>
          <table:table-cell table:formula="of:=[.D38]-[.D$176]" office:value-type="float" office:value="1794.0625" calcext:value-type="float">
            <text:p>1794,0625</text:p>
          </table:table-cell>
          <table:table-cell table:formula="of:=[.E38]-[.E$176]" office:value-type="float" office:value="8659124.3" calcext:value-type="float">
            <text:p>8659124,3</text:p>
          </table:table-cell>
          <table:table-cell table:formula="of:=[.F38]-[.F$176]" office:value-type="float" office:value="-1158.6875" calcext:value-type="float">
            <text:p>-1158,6875</text:p>
          </table:table-cell>
          <table:table-cell table:formula="of:=[.G38]-[.G$176]" office:value-type="float" office:value="-810.3125" calcext:value-type="float">
            <text:p>-810,3125</text:p>
          </table:table-cell>
          <table:table-cell table:formula="of:=[.H38]-[.H$176]" office:value-type="float" office:value="293.275" calcext:value-type="float">
            <text:p>293,275</text:p>
          </table:table-cell>
          <table:table-cell table:formula="of:=[.I38]-[.I$176]" office:value-type="float" office:value="-10347.2" calcext:value-type="float">
            <text:p>-10347,2</text:p>
          </table:table-cell>
          <table:table-cell table:formula="of:=[.J38]-[.J$176]" office:value-type="float" office:value="205.775000000001" calcext:value-type="float">
            <text:p>205,775</text:p>
          </table:table-cell>
          <table:table-cell table:formula="of:=[.K38]-[.K$176]" office:value-type="float" office:value="-261.075" calcext:value-type="float">
            <text:p>-261,075</text:p>
          </table:table-cell>
          <table:table-cell table:formula="of:=[.L38]-[.L$176]" office:value-type="float" office:value="38.575" calcext:value-type="float">
            <text:p>38,575</text:p>
          </table:table-cell>
          <table:table-cell table:formula="of:=[.M38]-[.M$176]" office:value-type="float" office:value="1561.825" calcext:value-type="float">
            <text:p>1561,825</text:p>
          </table:table-cell>
          <table:table-cell table:formula="of:=[.N38]-[.N$176]" office:value-type="float" office:value="3931693.625" calcext:value-type="float">
            <text:p>3931693,625</text:p>
          </table:table-cell>
          <table:table-cell table:formula="of:=[.O38]-[.O$176]" office:value-type="float" office:value="117.1875" calcext:value-type="float">
            <text:p>117,1875</text:p>
          </table:table-cell>
          <table:table-cell table:formula="of:=[.P38]-[.P$176]" office:value-type="float" office:value="-150.8" calcext:value-type="float">
            <text:p>-150,8</text:p>
          </table:table-cell>
          <table:table-cell table:formula="of:=[.Q38]-[.Q$176]" office:value-type="float" office:value="168.65" calcext:value-type="float">
            <text:p>168,65</text:p>
          </table:table-cell>
          <table:table-cell table:formula="of:=[.R38]-[.R$176]" office:value-type="float" office:value="85" calcext:value-type="float">
            <text:p>85</text:p>
          </table:table-cell>
          <table:table-cell table:formula="of:=[.S38]-[.S$176]" office:value-type="float" office:value="50456.5625" calcext:value-type="float">
            <text:p>50456,5625</text:p>
          </table:table-cell>
          <table:table-cell table:formula="of:=[.T38]-[.T$176]" office:value-type="float" office:value="-136.0375" calcext:value-type="float">
            <text:p>-136,0375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905.25" calcext:value-type="float">
            <text:p>-1905,25</text:p>
          </table:table-cell>
          <table:table-cell table:formula="of:=[.C39]-[.C$176]" office:value-type="float" office:value="945.475" calcext:value-type="float">
            <text:p>945,475</text:p>
          </table:table-cell>
          <table:table-cell table:formula="of:=[.D39]-[.D$176]" office:value-type="float" office:value="-1794.0375" calcext:value-type="float">
            <text:p>-1794,0375</text:p>
          </table:table-cell>
          <table:table-cell table:formula="of:=[.E39]-[.E$176]" office:value-type="float" office:value="10004742.7" calcext:value-type="float">
            <text:p>10004742,7</text:p>
          </table:table-cell>
          <table:table-cell table:formula="of:=[.F39]-[.F$176]" office:value-type="float" office:value="4223.5125" calcext:value-type="float">
            <text:p>4223,5125</text:p>
          </table:table-cell>
          <table:table-cell table:formula="of:=[.G39]-[.G$176]" office:value-type="float" office:value="-1386.9125" calcext:value-type="float">
            <text:p>-1386,9125</text:p>
          </table:table-cell>
          <table:table-cell table:formula="of:=[.H39]-[.H$176]" office:value-type="float" office:value="-433.725" calcext:value-type="float">
            <text:p>-433,725</text:p>
          </table:table-cell>
          <table:table-cell table:formula="of:=[.I39]-[.I$176]" office:value-type="float" office:value="-6795.00000000003" calcext:value-type="float">
            <text:p>-6795</text:p>
          </table:table-cell>
          <table:table-cell table:formula="of:=[.J39]-[.J$176]" office:value-type="float" office:value="406.175000000001" calcext:value-type="float">
            <text:p>406,175</text:p>
          </table:table-cell>
          <table:table-cell table:formula="of:=[.K39]-[.K$176]" office:value-type="float" office:value="39.5249999999999" calcext:value-type="float">
            <text:p>39,525</text:p>
          </table:table-cell>
          <table:table-cell table:formula="of:=[.L39]-[.L$176]" office:value-type="float" office:value="-126.425" calcext:value-type="float">
            <text:p>-126,425</text:p>
          </table:table-cell>
          <table:table-cell table:formula="of:=[.M39]-[.M$176]" office:value-type="float" office:value="1200.825" calcext:value-type="float">
            <text:p>1200,825</text:p>
          </table:table-cell>
          <table:table-cell table:formula="of:=[.N39]-[.N$176]" office:value-type="float" office:value="3340166.525" calcext:value-type="float">
            <text:p>3340166,525</text:p>
          </table:table-cell>
          <table:table-cell table:formula="of:=[.O39]-[.O$176]" office:value-type="float" office:value="254.6875" calcext:value-type="float">
            <text:p>254,6875</text:p>
          </table:table-cell>
          <table:table-cell table:formula="of:=[.P39]-[.P$176]" office:value-type="float" office:value="-50.6" calcext:value-type="float">
            <text:p>-50,6</text:p>
          </table:table-cell>
          <table:table-cell table:formula="of:=[.Q39]-[.Q$176]" office:value-type="float" office:value="-152.35" calcext:value-type="float">
            <text:p>-152,35</text:p>
          </table:table-cell>
          <table:table-cell table:formula="of:=[.R39]-[.R$176]" office:value-type="float" office:value="-15" calcext:value-type="float">
            <text:p>-15</text:p>
          </table:table-cell>
          <table:table-cell table:formula="of:=[.S39]-[.S$176]" office:value-type="float" office:value="50456.5625" calcext:value-type="float">
            <text:p>50456,5625</text:p>
          </table:table-cell>
          <table:table-cell table:formula="of:=[.T39]-[.T$176]" office:value-type="float" office:value="-136.0375" calcext:value-type="float">
            <text:p>-136,037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802.249999999998" calcext:value-type="float">
            <text:p>-802,25</text:p>
          </table:table-cell>
          <table:table-cell table:formula="of:=[.C40]-[.C$176]" office:value-type="float" office:value="1406.675" calcext:value-type="float">
            <text:p>1406,675</text:p>
          </table:table-cell>
          <table:table-cell table:formula="of:=[.D40]-[.D$176]" office:value-type="float" office:value="5382.1625" calcext:value-type="float">
            <text:p>5382,1625</text:p>
          </table:table-cell>
          <table:table-cell table:formula="of:=[.E40]-[.E$176]" office:value-type="float" office:value="9691786.4" calcext:value-type="float">
            <text:p>9691786,4</text:p>
          </table:table-cell>
          <table:table-cell table:formula="of:=[.F40]-[.F$176]" office:value-type="float" office:value="-4746.7875" calcext:value-type="float">
            <text:p>-4746,7875</text:p>
          </table:table-cell>
          <table:table-cell table:formula="of:=[.G40]-[.G$176]" office:value-type="float" office:value="-1447.1125" calcext:value-type="float">
            <text:p>-1447,1125</text:p>
          </table:table-cell>
          <table:table-cell table:formula="of:=[.H40]-[.H$176]" office:value-type="float" office:value="1622.275" calcext:value-type="float">
            <text:p>1622,275</text:p>
          </table:table-cell>
          <table:table-cell table:formula="of:=[.I40]-[.I$176]" office:value-type="float" office:value="-13935.4" calcext:value-type="float">
            <text:p>-13935,4</text:p>
          </table:table-cell>
          <table:table-cell table:formula="of:=[.J40]-[.J$176]" office:value-type="float" office:value="105.375000000002" calcext:value-type="float">
            <text:p>105,375</text:p>
          </table:table-cell>
          <table:table-cell table:formula="of:=[.K40]-[.K$176]" office:value-type="float" office:value="-261.275" calcext:value-type="float">
            <text:p>-261,275</text:p>
          </table:table-cell>
          <table:table-cell table:formula="of:=[.L40]-[.L$176]" office:value-type="float" office:value="515.175" calcext:value-type="float">
            <text:p>515,175</text:p>
          </table:table-cell>
          <table:table-cell table:formula="of:=[.M40]-[.M$176]" office:value-type="float" office:value="1300.825" calcext:value-type="float">
            <text:p>1300,825</text:p>
          </table:table-cell>
          <table:table-cell table:formula="of:=[.N40]-[.N$176]" office:value-type="float" office:value="3458407.725" calcext:value-type="float">
            <text:p>3458407,725</text:p>
          </table:table-cell>
          <table:table-cell table:formula="of:=[.O40]-[.O$176]" office:value-type="float" office:value="42.1875" calcext:value-type="float">
            <text:p>42,1875</text:p>
          </table:table-cell>
          <table:table-cell table:formula="of:=[.P40]-[.P$176]" office:value-type="float" office:value="-150.8" calcext:value-type="float">
            <text:p>-150,8</text:p>
          </table:table-cell>
          <table:table-cell table:formula="of:=[.Q40]-[.Q$176]" office:value-type="float" office:value="-152.35" calcext:value-type="float">
            <text:p>-152,35</text:p>
          </table:table-cell>
          <table:table-cell table:formula="of:=[.R40]-[.R$176]" office:value-type="float" office:value="105" calcext:value-type="float">
            <text:p>105</text:p>
          </table:table-cell>
          <table:table-cell table:formula="of:=[.S40]-[.S$176]" office:value-type="float" office:value="46832.5625" calcext:value-type="float">
            <text:p>46832,5625</text:p>
          </table:table-cell>
          <table:table-cell table:formula="of:=[.T40]-[.T$176]" office:value-type="float" office:value="-176.0375" calcext:value-type="float">
            <text:p>-176,037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684.65" calcext:value-type="float">
            <text:p>-1684,65</text:p>
          </table:table-cell>
          <table:table-cell table:formula="of:=[.C41]-[.C$176]" office:value-type="float" office:value="1165.875" calcext:value-type="float">
            <text:p>1165,875</text:p>
          </table:table-cell>
          <table:table-cell table:formula="of:=[.D41]-[.D$176]" office:value-type="float" office:value="1794.0625" calcext:value-type="float">
            <text:p>1794,0625</text:p>
          </table:table-cell>
          <table:table-cell table:formula="of:=[.E41]-[.E$176]" office:value-type="float" office:value="9058518.1" calcext:value-type="float">
            <text:p>9058518,1</text:p>
          </table:table-cell>
          <table:table-cell table:formula="of:=[.F41]-[.F$176]" office:value-type="float" office:value="-261.5875" calcext:value-type="float">
            <text:p>-261,5875</text:p>
          </table:table-cell>
          <table:table-cell table:formula="of:=[.G41]-[.G$176]" office:value-type="float" office:value="-484.3125" calcext:value-type="float">
            <text:p>-484,3125</text:p>
          </table:table-cell>
          <table:table-cell table:formula="of:=[.H41]-[.H$176]" office:value-type="float" office:value="619.275" calcext:value-type="float">
            <text:p>619,275</text:p>
          </table:table-cell>
          <table:table-cell table:formula="of:=[.I41]-[.I$176]" office:value-type="float" office:value="-6759.10000000004" calcext:value-type="float">
            <text:p>-6759,1</text:p>
          </table:table-cell>
          <table:table-cell table:formula="of:=[.J41]-[.J$176]" office:value-type="float" office:value="-235.824999999999" calcext:value-type="float">
            <text:p>-235,825</text:p>
          </table:table-cell>
          <table:table-cell table:formula="of:=[.K41]-[.K$176]" office:value-type="float" office:value="-341.475" calcext:value-type="float">
            <text:p>-341,475</text:p>
          </table:table-cell>
          <table:table-cell table:formula="of:=[.L41]-[.L$176]" office:value-type="float" office:value="515.275" calcext:value-type="float">
            <text:p>515,275</text:p>
          </table:table-cell>
          <table:table-cell table:formula="of:=[.M41]-[.M$176]" office:value-type="float" office:value="1481.625" calcext:value-type="float">
            <text:p>1481,625</text:p>
          </table:table-cell>
          <table:table-cell table:formula="of:=[.N41]-[.N$176]" office:value-type="float" office:value="3362000.525" calcext:value-type="float">
            <text:p>3362000,525</text:p>
          </table:table-cell>
          <table:table-cell table:formula="of:=[.O41]-[.O$176]" office:value-type="float" office:value="79.6875" calcext:value-type="float">
            <text:p>79,6875</text:p>
          </table:table-cell>
          <table:table-cell table:formula="of:=[.P41]-[.P$176]" office:value-type="float" office:value="-110.8" calcext:value-type="float">
            <text:p>-110,8</text:p>
          </table:table-cell>
          <table:table-cell table:formula="of:=[.Q41]-[.Q$176]" office:value-type="float" office:value="48.05" calcext:value-type="float">
            <text:p>48,05</text:p>
          </table:table-cell>
          <table:table-cell table:formula="of:=[.R41]-[.R$176]" office:value-type="float" office:value="75" calcext:value-type="float">
            <text:p>75</text:p>
          </table:table-cell>
          <table:table-cell table:formula="of:=[.S41]-[.S$176]" office:value-type="float" office:value="50456.5625" calcext:value-type="float">
            <text:p>50456,5625</text:p>
          </table:table-cell>
          <table:table-cell table:formula="of:=[.T41]-[.T$176]" office:value-type="float" office:value="-0.937499999999943" calcext:value-type="float">
            <text:p>-0,937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865.05" calcext:value-type="float">
            <text:p>-1865,05</text:p>
          </table:table-cell>
          <table:table-cell table:formula="of:=[.C42]-[.C$176]" office:value-type="float" office:value="885.075" calcext:value-type="float">
            <text:p>885,075</text:p>
          </table:table-cell>
          <table:table-cell table:formula="of:=[.D42]-[.D$176]" office:value-type="float" office:value="-1794.0375" calcext:value-type="float">
            <text:p>-1794,0375</text:p>
          </table:table-cell>
          <table:table-cell table:formula="of:=[.E42]-[.E$176]" office:value-type="float" office:value="9886011.3" calcext:value-type="float">
            <text:p>9886011,3</text:p>
          </table:table-cell>
          <table:table-cell table:formula="of:=[.F42]-[.F$176]" office:value-type="float" office:value="-4746.7875" calcext:value-type="float">
            <text:p>-4746,7875</text:p>
          </table:table-cell>
          <table:table-cell table:formula="of:=[.G42]-[.G$176]" office:value-type="float" office:value="-710.3125" calcext:value-type="float">
            <text:p>-710,3125</text:p>
          </table:table-cell>
          <table:table-cell table:formula="of:=[.H42]-[.H$176]" office:value-type="float" office:value="1296.275" calcext:value-type="float">
            <text:p>1296,275</text:p>
          </table:table-cell>
          <table:table-cell table:formula="of:=[.I42]-[.I$176]" office:value-type="float" office:value="-13935.4" calcext:value-type="float">
            <text:p>-13935,4</text:p>
          </table:table-cell>
          <table:table-cell table:formula="of:=[.J42]-[.J$176]" office:value-type="float" office:value="-717.025" calcext:value-type="float">
            <text:p>-717,025</text:p>
          </table:table-cell>
          <table:table-cell table:formula="of:=[.K42]-[.K$176]" office:value-type="float" office:value="-185.975" calcext:value-type="float">
            <text:p>-185,975</text:p>
          </table:table-cell>
          <table:table-cell table:formula="of:=[.L42]-[.L$176]" office:value-type="float" office:value="73.7750000000001" calcext:value-type="float">
            <text:p>73,775</text:p>
          </table:table-cell>
          <table:table-cell table:formula="of:=[.M42]-[.M$176]" office:value-type="float" office:value="1561.825" calcext:value-type="float">
            <text:p>1561,825</text:p>
          </table:table-cell>
          <table:table-cell table:formula="of:=[.N42]-[.N$176]" office:value-type="float" office:value="3498812.525" calcext:value-type="float">
            <text:p>3498812,525</text:p>
          </table:table-cell>
          <table:table-cell table:formula="of:=[.O42]-[.O$176]" office:value-type="float" office:value="179.6875" calcext:value-type="float">
            <text:p>179,6875</text:p>
          </table:table-cell>
          <table:table-cell table:formula="of:=[.P42]-[.P$176]" office:value-type="float" office:value="14.2" calcext:value-type="float">
            <text:p>14,2</text:p>
          </table:table-cell>
          <table:table-cell table:formula="of:=[.Q42]-[.Q$176]" office:value-type="float" office:value="-252.55" calcext:value-type="float">
            <text:p>-252,55</text:p>
          </table:table-cell>
          <table:table-cell table:formula="of:=[.R42]-[.R$176]" office:value-type="float" office:value="155" calcext:value-type="float">
            <text:p>155</text:p>
          </table:table-cell>
          <table:table-cell table:formula="of:=[.S42]-[.S$176]" office:value-type="float" office:value="50420.6625" calcext:value-type="float">
            <text:p>50420,6625</text:p>
          </table:table-cell>
          <table:table-cell table:formula="of:=[.T42]-[.T$176]" office:value-type="float" office:value="4.36250000000007" calcext:value-type="float">
            <text:p>4,362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1624.45" calcext:value-type="float">
            <text:p>-1624,45</text:p>
          </table:table-cell>
          <table:table-cell table:formula="of:=[.C43]-[.C$176]" office:value-type="float" office:value="1226.075" calcext:value-type="float">
            <text:p>1226,075</text:p>
          </table:table-cell>
          <table:table-cell table:formula="of:=[.D43]-[.D$176]" office:value-type="float" office:value="1794.0625" calcext:value-type="float">
            <text:p>1794,0625</text:p>
          </table:table-cell>
          <table:table-cell table:formula="of:=[.E43]-[.E$176]" office:value-type="float" office:value="9191745.3" calcext:value-type="float">
            <text:p>9191745,3</text:p>
          </table:table-cell>
          <table:table-cell table:formula="of:=[.F43]-[.F$176]" office:value-type="float" office:value="1233.4125" calcext:value-type="float">
            <text:p>1233,4125</text:p>
          </table:table-cell>
          <table:table-cell table:formula="of:=[.G43]-[.G$176]" office:value-type="float" office:value="-885.5125" calcext:value-type="float">
            <text:p>-885,5125</text:p>
          </table:table-cell>
          <table:table-cell table:formula="of:=[.H43]-[.H$176]" office:value-type="float" office:value="619.275" calcext:value-type="float">
            <text:p>619,275</text:p>
          </table:table-cell>
          <table:table-cell table:formula="of:=[.I43]-[.I$176]" office:value-type="float" office:value="-10347.2" calcext:value-type="float">
            <text:p>-10347,2</text:p>
          </table:table-cell>
          <table:table-cell table:formula="of:=[.J43]-[.J$176]" office:value-type="float" office:value="-1058.025" calcext:value-type="float">
            <text:p>-1058,025</text:p>
          </table:table-cell>
          <table:table-cell table:formula="of:=[.K43]-[.K$176]" office:value-type="float" office:value="14.5249999999999" calcext:value-type="float">
            <text:p>14,525</text:p>
          </table:table-cell>
          <table:table-cell table:formula="of:=[.L43]-[.L$176]" office:value-type="float" office:value="-327.425" calcext:value-type="float">
            <text:p>-327,425</text:p>
          </table:table-cell>
          <table:table-cell table:formula="of:=[.M43]-[.M$176]" office:value-type="float" office:value="1361.625" calcext:value-type="float">
            <text:p>1361,625</text:p>
          </table:table-cell>
          <table:table-cell table:formula="of:=[.N43]-[.N$176]" office:value-type="float" office:value="4797884.825" calcext:value-type="float">
            <text:p>4797884,825</text:p>
          </table:table-cell>
          <table:table-cell table:formula="of:=[.O43]-[.O$176]" office:value-type="float" office:value="104.6875" calcext:value-type="float">
            <text:p>104,6875</text:p>
          </table:table-cell>
          <table:table-cell table:formula="of:=[.P43]-[.P$176]" office:value-type="float" office:value="9.39999999999998" calcext:value-type="float">
            <text:p>9,4</text:p>
          </table:table-cell>
          <table:table-cell table:formula="of:=[.Q43]-[.Q$176]" office:value-type="float" office:value="-513.35" calcext:value-type="float">
            <text:p>-513,35</text:p>
          </table:table-cell>
          <table:table-cell table:formula="of:=[.R43]-[.R$176]" office:value-type="float" office:value="92.5" calcext:value-type="float">
            <text:p>92,5</text:p>
          </table:table-cell>
          <table:table-cell table:formula="of:=[.S43]-[.S$176]" office:value-type="float" office:value="50456.5625" calcext:value-type="float">
            <text:p>50456,5625</text:p>
          </table:table-cell>
          <table:table-cell table:formula="of:=[.T43]-[.T$176]" office:value-type="float" office:value="124.7625" calcext:value-type="float">
            <text:p>124,762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724.65" calcext:value-type="float">
            <text:p>-1724,65</text:p>
          </table:table-cell>
          <table:table-cell table:formula="of:=[.C44]-[.C$176]" office:value-type="float" office:value="945.275" calcext:value-type="float">
            <text:p>945,275</text:p>
          </table:table-cell>
          <table:table-cell table:formula="of:=[.D44]-[.D$176]" office:value-type="float" office:value="1794.0625" calcext:value-type="float">
            <text:p>1794,0625</text:p>
          </table:table-cell>
          <table:table-cell table:formula="of:=[.E44]-[.E$176]" office:value-type="float" office:value="8382084.9" calcext:value-type="float">
            <text:p>8382084,9</text:p>
          </table:table-cell>
          <table:table-cell table:formula="of:=[.F44]-[.F$176]" office:value-type="float" office:value="-4746.7875" calcext:value-type="float">
            <text:p>-4746,7875</text:p>
          </table:table-cell>
          <table:table-cell table:formula="of:=[.G44]-[.G$176]" office:value-type="float" office:value="-1211.5125" calcext:value-type="float">
            <text:p>-1211,5125</text:p>
          </table:table-cell>
          <table:table-cell table:formula="of:=[.H44]-[.H$176]" office:value-type="float" office:value="-418.424999999999" calcext:value-type="float">
            <text:p>-418,425</text:p>
          </table:table-cell>
          <table:table-cell table:formula="of:=[.I44]-[.I$176]" office:value-type="float" office:value="-13971.3" calcext:value-type="float">
            <text:p>-13971,3</text:p>
          </table:table-cell>
          <table:table-cell table:formula="of:=[.J44]-[.J$176]" office:value-type="float" office:value="-1098.025" calcext:value-type="float">
            <text:p>-1098,025</text:p>
          </table:table-cell>
          <table:table-cell table:formula="of:=[.K44]-[.K$176]" office:value-type="float" office:value="-80.875" calcext:value-type="float">
            <text:p>-80,875</text:p>
          </table:table-cell>
          <table:table-cell table:formula="of:=[.L44]-[.L$176]" office:value-type="float" office:value="94.1750000000002" calcext:value-type="float">
            <text:p>94,175</text:p>
          </table:table-cell>
          <table:table-cell table:formula="of:=[.M44]-[.M$176]" office:value-type="float" office:value="920.025" calcext:value-type="float">
            <text:p>920,025</text:p>
          </table:table-cell>
          <table:table-cell table:formula="of:=[.N44]-[.N$176]" office:value-type="float" office:value="3868223.925" calcext:value-type="float">
            <text:p>3868223,925</text:p>
          </table:table-cell>
          <table:table-cell table:formula="of:=[.O44]-[.O$176]" office:value-type="float" office:value="67.1875" calcext:value-type="float">
            <text:p>67,1875</text:p>
          </table:table-cell>
          <table:table-cell table:formula="of:=[.P44]-[.P$176]" office:value-type="float" office:value="-110.8" calcext:value-type="float">
            <text:p>-110,8</text:p>
          </table:table-cell>
          <table:table-cell table:formula="of:=[.Q44]-[.Q$176]" office:value-type="float" office:value="88.4499999999998" calcext:value-type="float">
            <text:p>88,45</text:p>
          </table:table-cell>
          <table:table-cell table:formula="of:=[.R44]-[.R$176]" office:value-type="float" office:value="65" calcext:value-type="float">
            <text:p>65</text:p>
          </table:table-cell>
          <table:table-cell table:formula="of:=[.S44]-[.S$176]" office:value-type="float" office:value="46868.3625" calcext:value-type="float">
            <text:p>46868,3625</text:p>
          </table:table-cell>
          <table:table-cell table:formula="of:=[.T44]-[.T$176]" office:value-type="float" office:value="44.3625000000001" calcext:value-type="float">
            <text:p>44,36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2888.25" calcext:value-type="float">
            <text:p>-2888,25</text:p>
          </table:table-cell>
          <table:table-cell table:formula="of:=[.C45]-[.C$176]" office:value-type="float" office:value="824.875" calcext:value-type="float">
            <text:p>824,875</text:p>
          </table:table-cell>
          <table:table-cell table:formula="of:=[.D45]-[.D$176]" office:value-type="float" office:value="1794.0625" calcext:value-type="float">
            <text:p>1794,0625</text:p>
          </table:table-cell>
          <table:table-cell table:formula="of:=[.E45]-[.E$176]" office:value-type="float" office:value="8637630.9" calcext:value-type="float">
            <text:p>8637630,9</text:p>
          </table:table-cell>
          <table:table-cell table:formula="of:=[.F45]-[.F$176]" office:value-type="float" office:value="-4746.7875" calcext:value-type="float">
            <text:p>-4746,7875</text:p>
          </table:table-cell>
          <table:table-cell table:formula="of:=[.G45]-[.G$176]" office:value-type="float" office:value="-1311.8125" calcext:value-type="float">
            <text:p>-1311,8125</text:p>
          </table:table-cell>
          <table:table-cell table:formula="of:=[.H45]-[.H$176]" office:value-type="float" office:value="869.775" calcext:value-type="float">
            <text:p>869,775</text:p>
          </table:table-cell>
          <table:table-cell table:formula="of:=[.I45]-[.I$176]" office:value-type="float" office:value="-6759.10000000004" calcext:value-type="float">
            <text:p>-6759,1</text:p>
          </table:table-cell>
          <table:table-cell table:formula="of:=[.J45]-[.J$176]" office:value-type="float" office:value="84.9750000000004" calcext:value-type="float">
            <text:p>84,975</text:p>
          </table:table-cell>
          <table:table-cell table:formula="of:=[.K45]-[.K$176]" office:value-type="float" office:value="240.225" calcext:value-type="float">
            <text:p>240,225</text:p>
          </table:table-cell>
          <table:table-cell table:formula="of:=[.L45]-[.L$176]" office:value-type="float" office:value="-347.425" calcext:value-type="float">
            <text:p>-347,425</text:p>
          </table:table-cell>
          <table:table-cell table:formula="of:=[.M45]-[.M$176]" office:value-type="float" office:value="1702.425" calcext:value-type="float">
            <text:p>1702,425</text:p>
          </table:table-cell>
          <table:table-cell table:formula="of:=[.N45]-[.N$176]" office:value-type="float" office:value="3358280.125" calcext:value-type="float">
            <text:p>3358280,125</text:p>
          </table:table-cell>
          <table:table-cell table:formula="of:=[.O45]-[.O$176]" office:value-type="float" office:value="92.1875" calcext:value-type="float">
            <text:p>92,1875</text:p>
          </table:table-cell>
          <table:table-cell table:formula="of:=[.P45]-[.P$176]" office:value-type="float" office:value="-160.8" calcext:value-type="float">
            <text:p>-160,8</text:p>
          </table:table-cell>
          <table:table-cell table:formula="of:=[.Q45]-[.Q$176]" office:value-type="float" office:value="68.4499999999998" calcext:value-type="float">
            <text:p>68,45</text:p>
          </table:table-cell>
          <table:table-cell table:formula="of:=[.R45]-[.R$176]" office:value-type="float" office:value="35" calcext:value-type="float">
            <text:p>35</text:p>
          </table:table-cell>
          <table:table-cell table:formula="of:=[.S45]-[.S$176]" office:value-type="float" office:value="46832.5625" calcext:value-type="float">
            <text:p>46832,5625</text:p>
          </table:table-cell>
          <table:table-cell table:formula="of:=[.T45]-[.T$176]" office:value-type="float" office:value="-226.2375" calcext:value-type="float">
            <text:p>-226,237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1905.25" calcext:value-type="float">
            <text:p>-1905,25</text:p>
          </table:table-cell>
          <table:table-cell table:formula="of:=[.C46]-[.C$176]" office:value-type="float" office:value="945.275" calcext:value-type="float">
            <text:p>945,275</text:p>
          </table:table-cell>
          <table:table-cell table:formula="of:=[.D46]-[.D$176]" office:value-type="float" office:value="-1865.8375" calcext:value-type="float">
            <text:p>-1865,8375</text:p>
          </table:table-cell>
          <table:table-cell table:formula="of:=[.E46]-[.E$176]" office:value-type="float" office:value="9090954.9" calcext:value-type="float">
            <text:p>9090954,9</text:p>
          </table:table-cell>
          <table:table-cell table:formula="of:=[.F46]-[.F$176]" office:value-type="float" office:value="4223.5125" calcext:value-type="float">
            <text:p>4223,5125</text:p>
          </table:table-cell>
          <table:table-cell table:formula="of:=[.G46]-[.G$176]" office:value-type="float" office:value="-1748.1125" calcext:value-type="float">
            <text:p>-1748,1125</text:p>
          </table:table-cell>
          <table:table-cell table:formula="of:=[.H46]-[.H$176]" office:value-type="float" office:value="343.775" calcext:value-type="float">
            <text:p>343,775</text:p>
          </table:table-cell>
          <table:table-cell table:formula="of:=[.I46]-[.I$176]" office:value-type="float" office:value="-3135.10000000003" calcext:value-type="float">
            <text:p>-3135,1</text:p>
          </table:table-cell>
          <table:table-cell table:formula="of:=[.J46]-[.J$176]" office:value-type="float" office:value="-315.624999999998" calcext:value-type="float">
            <text:p>-315,625</text:p>
          </table:table-cell>
          <table:table-cell table:formula="of:=[.K46]-[.K$176]" office:value-type="float" office:value="-40.4750000000001" calcext:value-type="float">
            <text:p>-40,475</text:p>
          </table:table-cell>
          <table:table-cell table:formula="of:=[.L46]-[.L$176]" office:value-type="float" office:value="-211.925" calcext:value-type="float">
            <text:p>-211,925</text:p>
          </table:table-cell>
          <table:table-cell table:formula="of:=[.M46]-[.M$176]" office:value-type="float" office:value="1481.825" calcext:value-type="float">
            <text:p>1481,825</text:p>
          </table:table-cell>
          <table:table-cell table:formula="of:=[.N46]-[.N$176]" office:value-type="float" office:value="3695348.825" calcext:value-type="float">
            <text:p>3695348,825</text:p>
          </table:table-cell>
          <table:table-cell table:formula="of:=[.O46]-[.O$176]" office:value-type="float" office:value="142.1875" calcext:value-type="float">
            <text:p>142,1875</text:p>
          </table:table-cell>
          <table:table-cell table:formula="of:=[.P46]-[.P$176]" office:value-type="float" office:value="39.5" calcext:value-type="float">
            <text:p>39,5</text:p>
          </table:table-cell>
          <table:table-cell table:formula="of:=[.Q46]-[.Q$176]" office:value-type="float" office:value="-132.15" calcext:value-type="float">
            <text:p>-132,15</text:p>
          </table:table-cell>
          <table:table-cell table:formula="of:=[.R46]-[.R$176]" office:value-type="float" office:value="-25" calcext:value-type="float">
            <text:p>-25</text:p>
          </table:table-cell>
          <table:table-cell table:formula="of:=[.S46]-[.S$176]" office:value-type="float" office:value="50456.5625" calcext:value-type="float">
            <text:p>50456,5625</text:p>
          </table:table-cell>
          <table:table-cell table:formula="of:=[.T46]-[.T$176]" office:value-type="float" office:value="-116.0375" calcext:value-type="float">
            <text:p>-116,0375</text:p>
          </table:table-cell>
          <table:table-cell table:formula="of:=[.U46]-[.U$176]" office:value-type="float" office:value="0" calcext:value-type="float">
            <text:p>0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1724.85" calcext:value-type="float">
            <text:p>-1724,85</text:p>
          </table:table-cell>
          <table:table-cell table:formula="of:=[.C47]-[.C$176]" office:value-type="float" office:value="764.675" calcext:value-type="float">
            <text:p>764,675</text:p>
          </table:table-cell>
          <table:table-cell table:formula="of:=[.D47]-[.D$176]" office:value-type="float" office:value="-1829.9375" calcext:value-type="float">
            <text:p>-1829,9375</text:p>
          </table:table-cell>
          <table:table-cell table:formula="of:=[.E47]-[.E$176]" office:value-type="float" office:value="10245936.1" calcext:value-type="float">
            <text:p>10245936,1</text:p>
          </table:table-cell>
          <table:table-cell table:formula="of:=[.F47]-[.F$176]" office:value-type="float" office:value="-4746.7875" calcext:value-type="float">
            <text:p>-4746,7875</text:p>
          </table:table-cell>
          <table:table-cell table:formula="of:=[.G47]-[.G$176]" office:value-type="float" office:value="-685.0125" calcext:value-type="float">
            <text:p>-685,0125</text:p>
          </table:table-cell>
          <table:table-cell table:formula="of:=[.H47]-[.H$176]" office:value-type="float" office:value="1421.775" calcext:value-type="float">
            <text:p>1421,775</text:p>
          </table:table-cell>
          <table:table-cell table:formula="of:=[.I47]-[.I$176]" office:value-type="float" office:value="-3171.00000000003" calcext:value-type="float">
            <text:p>-3171</text:p>
          </table:table-cell>
          <table:table-cell table:formula="of:=[.J47]-[.J$176]" office:value-type="float" office:value="-857.224999999999" calcext:value-type="float">
            <text:p>-857,225</text:p>
          </table:table-cell>
          <table:table-cell table:formula="of:=[.K47]-[.K$176]" office:value-type="float" office:value="39.5249999999999" calcext:value-type="float">
            <text:p>39,525</text:p>
          </table:table-cell>
          <table:table-cell table:formula="of:=[.L47]-[.L$176]" office:value-type="float" office:value="-46.425" calcext:value-type="float">
            <text:p>-46,425</text:p>
          </table:table-cell>
          <table:table-cell table:formula="of:=[.M47]-[.M$176]" office:value-type="float" office:value="1561.825" calcext:value-type="float">
            <text:p>1561,825</text:p>
          </table:table-cell>
          <table:table-cell table:formula="of:=[.N47]-[.N$176]" office:value-type="float" office:value="5284470.725" calcext:value-type="float">
            <text:p>5284470,725</text:p>
          </table:table-cell>
          <table:table-cell table:formula="of:=[.O47]-[.O$176]" office:value-type="float" office:value="92.1875" calcext:value-type="float">
            <text:p>92,1875</text:p>
          </table:table-cell>
          <table:table-cell table:formula="of:=[.P47]-[.P$176]" office:value-type="float" office:value="109.8" calcext:value-type="float">
            <text:p>109,8</text:p>
          </table:table-cell>
          <table:table-cell table:formula="of:=[.Q47]-[.Q$176]" office:value-type="float" office:value="308.95" calcext:value-type="float">
            <text:p>308,95</text:p>
          </table:table-cell>
          <table:table-cell table:formula="of:=[.R47]-[.R$176]" office:value-type="float" office:value="115" calcext:value-type="float">
            <text:p>115</text:p>
          </table:table-cell>
          <table:table-cell table:formula="of:=[.S47]-[.S$176]" office:value-type="float" office:value="54080.5625" calcext:value-type="float">
            <text:p>54080,5625</text:p>
          </table:table-cell>
          <table:table-cell table:formula="of:=[.T47]-[.T$176]" office:value-type="float" office:value="-95.8375" calcext:value-type="float">
            <text:p>-95,837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865.25" calcext:value-type="float">
            <text:p>-1865,25</text:p>
          </table:table-cell>
          <table:table-cell table:formula="of:=[.C48]-[.C$176]" office:value-type="float" office:value="1326.275" calcext:value-type="float">
            <text:p>1326,275</text:p>
          </table:table-cell>
          <table:table-cell table:formula="of:=[.D48]-[.D$176]" office:value-type="float" office:value="-1829.9375" calcext:value-type="float">
            <text:p>-1829,9375</text:p>
          </table:table-cell>
          <table:table-cell table:formula="of:=[.E48]-[.E$176]" office:value-type="float" office:value="8803151.1" calcext:value-type="float">
            <text:p>8803151,1</text:p>
          </table:table-cell>
          <table:table-cell table:formula="of:=[.F48]-[.F$176]" office:value-type="float" office:value="-261.5875" calcext:value-type="float">
            <text:p>-261,5875</text:p>
          </table:table-cell>
          <table:table-cell table:formula="of:=[.G48]-[.G$176]" office:value-type="float" office:value="-1010.8125" calcext:value-type="float">
            <text:p>-1010,8125</text:p>
          </table:table-cell>
          <table:table-cell table:formula="of:=[.H48]-[.H$176]" office:value-type="float" office:value="544.275" calcext:value-type="float">
            <text:p>544,275</text:p>
          </table:table-cell>
          <table:table-cell table:formula="of:=[.I48]-[.I$176]" office:value-type="float" office:value="-13935.4" calcext:value-type="float">
            <text:p>-13935,4</text:p>
          </table:table-cell>
          <table:table-cell table:formula="of:=[.J48]-[.J$176]" office:value-type="float" office:value="-1078.025" calcext:value-type="float">
            <text:p>-1078,025</text:p>
          </table:table-cell>
          <table:table-cell table:formula="of:=[.K48]-[.K$176]" office:value-type="float" office:value="-321.275" calcext:value-type="float">
            <text:p>-321,275</text:p>
          </table:table-cell>
          <table:table-cell table:formula="of:=[.L48]-[.L$176]" office:value-type="float" office:value="-427.225" calcext:value-type="float">
            <text:p>-427,225</text:p>
          </table:table-cell>
          <table:table-cell table:formula="of:=[.M48]-[.M$176]" office:value-type="float" office:value="1301.025" calcext:value-type="float">
            <text:p>1301,025</text:p>
          </table:table-cell>
          <table:table-cell table:formula="of:=[.N48]-[.N$176]" office:value-type="float" office:value="3817280.225" calcext:value-type="float">
            <text:p>3817280,225</text:p>
          </table:table-cell>
          <table:table-cell table:formula="of:=[.O48]-[.O$176]" office:value-type="float" office:value="104.6875" calcext:value-type="float">
            <text:p>104,6875</text:p>
          </table:table-cell>
          <table:table-cell table:formula="of:=[.P48]-[.P$176]" office:value-type="float" office:value="-90.8" calcext:value-type="float">
            <text:p>-90,8</text:p>
          </table:table-cell>
          <table:table-cell table:formula="of:=[.Q48]-[.Q$176]" office:value-type="float" office:value="409.05" calcext:value-type="float">
            <text:p>409,05</text:p>
          </table:table-cell>
          <table:table-cell table:formula="of:=[.R48]-[.R$176]" office:value-type="float" office:value="175" calcext:value-type="float">
            <text:p>175</text:p>
          </table:table-cell>
          <table:table-cell table:formula="of:=[.S48]-[.S$176]" office:value-type="float" office:value="43280.2625" calcext:value-type="float">
            <text:p>43280,2625</text:p>
          </table:table-cell>
          <table:table-cell table:formula="of:=[.T48]-[.T$176]" office:value-type="float" office:value="-136.0375" calcext:value-type="float">
            <text:p>-136,037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1083.25" calcext:value-type="float">
            <text:p>-1083,25</text:p>
          </table:table-cell>
          <table:table-cell table:formula="of:=[.C49]-[.C$176]" office:value-type="float" office:value="664.275" calcext:value-type="float">
            <text:p>664,275</text:p>
          </table:table-cell>
          <table:table-cell table:formula="of:=[.D49]-[.D$176]" office:value-type="float" office:value="-5382.2375" calcext:value-type="float">
            <text:p>-5382,2375</text:p>
          </table:table-cell>
          <table:table-cell table:formula="of:=[.E49]-[.E$176]" office:value-type="float" office:value="8943411.3" calcext:value-type="float">
            <text:p>8943411,3</text:p>
          </table:table-cell>
          <table:table-cell table:formula="of:=[.F49]-[.F$176]" office:value-type="float" office:value="-4746.7875" calcext:value-type="float">
            <text:p>-4746,7875</text:p>
          </table:table-cell>
          <table:table-cell table:formula="of:=[.G49]-[.G$176]" office:value-type="float" office:value="-559.5125" calcext:value-type="float">
            <text:p>-559,5125</text:p>
          </table:table-cell>
          <table:table-cell table:formula="of:=[.H49]-[.H$176]" office:value-type="float" office:value="1321.275" calcext:value-type="float">
            <text:p>1321,275</text:p>
          </table:table-cell>
          <table:table-cell table:formula="of:=[.I49]-[.I$176]" office:value-type="float" office:value="-13971.3" calcext:value-type="float">
            <text:p>-13971,3</text:p>
          </table:table-cell>
          <table:table-cell table:formula="of:=[.J49]-[.J$176]" office:value-type="float" office:value="-1539.425" calcext:value-type="float">
            <text:p>-1539,425</text:p>
          </table:table-cell>
          <table:table-cell table:formula="of:=[.K49]-[.K$176]" office:value-type="float" office:value="64.7249999999999" calcext:value-type="float">
            <text:p>64,725</text:p>
          </table:table-cell>
          <table:table-cell table:formula="of:=[.L49]-[.L$176]" office:value-type="float" office:value="-36.425" calcext:value-type="float">
            <text:p>-36,425</text:p>
          </table:table-cell>
          <table:table-cell table:formula="of:=[.M49]-[.M$176]" office:value-type="float" office:value="1220.825" calcext:value-type="float">
            <text:p>1220,825</text:p>
          </table:table-cell>
          <table:table-cell table:formula="of:=[.N49]-[.N$176]" office:value-type="float" office:value="6954850.325" calcext:value-type="float">
            <text:p>6954850,325</text:p>
          </table:table-cell>
          <table:table-cell table:formula="of:=[.O49]-[.O$176]" office:value-type="float" office:value="104.6875" calcext:value-type="float">
            <text:p>104,6875</text:p>
          </table:table-cell>
          <table:table-cell table:formula="of:=[.P49]-[.P$176]" office:value-type="float" office:value="-110.8" calcext:value-type="float">
            <text:p>-110,8</text:p>
          </table:table-cell>
          <table:table-cell table:formula="of:=[.Q49]-[.Q$176]" office:value-type="float" office:value="-172.55" calcext:value-type="float">
            <text:p>-172,55</text:p>
          </table:table-cell>
          <table:table-cell table:formula="of:=[.R49]-[.R$176]" office:value-type="float" office:value="105" calcext:value-type="float">
            <text:p>105</text:p>
          </table:table-cell>
          <table:table-cell table:formula="of:=[.S49]-[.S$176]" office:value-type="float" office:value="43244.3625" calcext:value-type="float">
            <text:p>43244,3625</text:p>
          </table:table-cell>
          <table:table-cell table:formula="of:=[.T49]-[.T$176]" office:value-type="float" office:value="-55.8375" calcext:value-type="float">
            <text:p>-55,837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2750.275" calcext:value-type="float">
            <text:p>2750,275</text:p>
          </table:table-cell>
          <table:table-cell table:formula="of:=IF([.D180]&gt;[.D$177];[.D180];&quot;&quot;)">
            <text:p/>
          </table:table-cell>
          <table:table-cell table:formula="of:=IF([.E180]&gt;[.E$177];[.E180];&quot;&quot;)" office:value-type="float" office:value="8115845.7" calcext:value-type="float">
            <text:p>8115845,7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>
            <text:p/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 office:value-type="float" office:value="579.025" calcext:value-type="float">
            <text:p>579,025</text:p>
          </table:table-cell>
          <table:table-cell table:formula="of:=IF([.N180]&gt;[.N$177];[.N180];&quot;&quot;)" office:value-type="float" office:value="3495623.025" calcext:value-type="float">
            <text:p>3495623,025</text:p>
          </table:table-cell>
          <table:table-cell table:formula="of:=IF([.O180]&gt;[.O$177];[.O180];&quot;&quot;)" office:value-type="float" office:value="192.1875" calcext:value-type="float">
            <text:p>192,1875</text:p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50456.5625" calcext:value-type="float">
            <text:p>50456,56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2429.475" calcext:value-type="float">
            <text:p>2429,475</text:p>
          </table:table-cell>
          <table:table-cell table:formula="of:=IF([.D181]&gt;[.D$177];[.D181];&quot;&quot;)">
            <text:p/>
          </table:table-cell>
          <table:table-cell table:formula="of:=IF([.E181]&gt;[.E$177];[.E181];&quot;&quot;)" office:value-type="float" office:value="8252553.4" calcext:value-type="float">
            <text:p>8252553,4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>
            <text:p/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 office:value-type="float" office:value="739.225" calcext:value-type="float">
            <text:p>739,225</text:p>
          </table:table-cell>
          <table:table-cell table:formula="of:=IF([.N181]&gt;[.N$177];[.N181];&quot;&quot;)" office:value-type="float" office:value="4294973.025" calcext:value-type="float">
            <text:p>4294973,025</text:p>
          </table:table-cell>
          <table:table-cell table:formula="of:=IF([.O181]&gt;[.O$177];[.O181];&quot;&quot;)" office:value-type="float" office:value="79.6875" calcext:value-type="float">
            <text:p>79,6875</text:p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39656.2625" calcext:value-type="float">
            <text:p>39656,262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1386.275" calcext:value-type="float">
            <text:p>1386,275</text:p>
          </table:table-cell>
          <table:table-cell table:formula="of:=IF([.D182]&gt;[.D$177];[.D182];&quot;&quot;)">
            <text:p/>
          </table:table-cell>
          <table:table-cell table:formula="of:=IF([.E182]&gt;[.E$177];[.E182];&quot;&quot;)" office:value-type="float" office:value="8342436.3" calcext:value-type="float">
            <text:p>8342436,3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>
            <text:p/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>
            <text:p/>
          </table:table-cell>
          <table:table-cell table:formula="of:=IF([.M182]&gt;[.M$177];[.M182];&quot;&quot;)" office:value-type="float" office:value="980.225" calcext:value-type="float">
            <text:p>980,225</text:p>
          </table:table-cell>
          <table:table-cell table:formula="of:=IF([.N182]&gt;[.N$177];[.N182];&quot;&quot;)" office:value-type="float" office:value="3426443.825" calcext:value-type="float">
            <text:p>3426443,825</text:p>
          </table:table-cell>
          <table:table-cell table:formula="of:=IF([.O182]&gt;[.O$177];[.O182];&quot;&quot;)" office:value-type="float" office:value="92.1875" calcext:value-type="float">
            <text:p>92,1875</text:p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61292.6625" calcext:value-type="float">
            <text:p>61292,662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2028.475" calcext:value-type="float">
            <text:p>2028,475</text:p>
          </table:table-cell>
          <table:table-cell table:formula="of:=IF([.D183]&gt;[.D$177];[.D183];&quot;&quot;)">
            <text:p/>
          </table:table-cell>
          <table:table-cell table:formula="of:=IF([.E183]&gt;[.E$177];[.E183];&quot;&quot;)" office:value-type="float" office:value="11476340.4" calcext:value-type="float">
            <text:p>11476340,4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>
            <text:p/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 office:value-type="float" office:value="1401.625" calcext:value-type="float">
            <text:p>1401,625</text:p>
          </table:table-cell>
          <table:table-cell table:formula="of:=IF([.N183]&gt;[.N$177];[.N183];&quot;&quot;)" office:value-type="float" office:value="4680123.225" calcext:value-type="float">
            <text:p>4680123,225</text:p>
          </table:table-cell>
          <table:table-cell table:formula="of:=IF([.O183]&gt;[.O$177];[.O183];&quot;&quot;)" office:value-type="float" office:value="79.6875" calcext:value-type="float">
            <text:p>79,6875</text:p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57668.6625" calcext:value-type="float">
            <text:p>57668,662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2790.275" calcext:value-type="float">
            <text:p>2790,275</text:p>
          </table:table-cell>
          <table:table-cell table:formula="of:=IF([.D184]&gt;[.D$177];[.D184];&quot;&quot;)">
            <text:p/>
          </table:table-cell>
          <table:table-cell table:formula="of:=IF([.E184]&gt;[.E$177];[.E184];&quot;&quot;)" office:value-type="float" office:value="12491061.8" calcext:value-type="float">
            <text:p>12491061,8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>
            <text:p/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1461.825" calcext:value-type="float">
            <text:p>1461,825</text:p>
          </table:table-cell>
          <table:table-cell table:formula="of:=IF([.N184]&gt;[.N$177];[.N184];&quot;&quot;)" office:value-type="float" office:value="4826782.425" calcext:value-type="float">
            <text:p>4826782,425</text:p>
          </table:table-cell>
          <table:table-cell table:formula="of:=IF([.O184]&gt;[.O$177];[.O184];&quot;&quot;)" office:value-type="float" office:value="154.6875" calcext:value-type="float">
            <text:p>154,687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75681.0625" calcext:value-type="float">
            <text:p>75681,06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2008.275" calcext:value-type="float">
            <text:p>2008,275</text:p>
          </table:table-cell>
          <table:table-cell table:formula="of:=IF([.D185]&gt;[.D$177];[.D185];&quot;&quot;)">
            <text:p/>
          </table:table-cell>
          <table:table-cell table:formula="of:=IF([.E185]&gt;[.E$177];[.E185];&quot;&quot;)" office:value-type="float" office:value="16409366.2" calcext:value-type="float">
            <text:p>16409366,2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>
            <text:p/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1742.225" calcext:value-type="float">
            <text:p>1742,225</text:p>
          </table:table-cell>
          <table:table-cell table:formula="of:=IF([.N185]&gt;[.N$177];[.N185];&quot;&quot;)" office:value-type="float" office:value="4899730.525" calcext:value-type="float">
            <text:p>4899730,525</text:p>
          </table:table-cell>
          <table:table-cell table:formula="of:=IF([.O185]&gt;[.O$177];[.O185];&quot;&quot;)" office:value-type="float" office:value="129.6875" calcext:value-type="float">
            <text:p>129,687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54080.5625" calcext:value-type="float">
            <text:p>54080,562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1647.275" calcext:value-type="float">
            <text:p>1647,275</text:p>
          </table:table-cell>
          <table:table-cell table:formula="of:=IF([.D186]&gt;[.D$177];[.D186];&quot;&quot;)">
            <text:p/>
          </table:table-cell>
          <table:table-cell table:formula="of:=IF([.E186]&gt;[.E$177];[.E186];&quot;&quot;)" office:value-type="float" office:value="12052198.2" calcext:value-type="float">
            <text:p>12052198,2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>
            <text:p/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 office:value-type="float" office:value="860.025" calcext:value-type="float">
            <text:p>860,025</text:p>
          </table:table-cell>
          <table:table-cell table:formula="of:=IF([.N186]&gt;[.N$177];[.N186];&quot;&quot;)" office:value-type="float" office:value="3845242.725" calcext:value-type="float">
            <text:p>3845242,725</text:p>
          </table:table-cell>
          <table:table-cell table:formula="of:=IF([.O186]&gt;[.O$177];[.O186];&quot;&quot;)" office:value-type="float" office:value="167.1875" calcext:value-type="float">
            <text:p>167,1875</text:p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61292.6625" calcext:value-type="float">
            <text:p>61292,662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845.075" calcext:value-type="float">
            <text:p>845,075</text:p>
          </table:table-cell>
          <table:table-cell table:formula="of:=IF([.D187]&gt;[.D$177];[.D187];&quot;&quot;)">
            <text:p/>
          </table:table-cell>
          <table:table-cell table:formula="of:=IF([.E187]&gt;[.E$177];[.E187];&quot;&quot;)" office:value-type="float" office:value="9105307.3" calcext:value-type="float">
            <text:p>9105307,3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>
            <text:p/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 office:value-type="float" office:value="1426.525" calcext:value-type="float">
            <text:p>1426,525</text:p>
          </table:table-cell>
          <table:table-cell table:formula="of:=IF([.N187]&gt;[.N$177];[.N187];&quot;&quot;)" office:value-type="float" office:value="4104386.025" calcext:value-type="float">
            <text:p>4104386,025</text:p>
          </table:table-cell>
          <table:table-cell table:formula="of:=IF([.O187]&gt;[.O$177];[.O187];&quot;&quot;)" office:value-type="float" office:value="142.1875" calcext:value-type="float">
            <text:p>142,1875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50456.5625" calcext:value-type="float">
            <text:p>50456,562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684.475" calcext:value-type="float">
            <text:p>684,475</text:p>
          </table:table-cell>
          <table:table-cell table:formula="of:=IF([.D188]&gt;[.D$177];[.D188];&quot;&quot;)">
            <text:p/>
          </table:table-cell>
          <table:table-cell table:formula="of:=IF([.E188]&gt;[.E$177];[.E188];&quot;&quot;)" office:value-type="float" office:value="6075638.1" calcext:value-type="float">
            <text:p>6075638,1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>
            <text:p/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 office:value-type="float" office:value="719.625" calcext:value-type="float">
            <text:p>719,625</text:p>
          </table:table-cell>
          <table:table-cell table:formula="of:=IF([.N188]&gt;[.N$177];[.N188];&quot;&quot;)" office:value-type="float" office:value="3054150.425" calcext:value-type="float">
            <text:p>3054150,425</text:p>
          </table:table-cell>
          <table:table-cell table:formula="of:=IF([.O188]&gt;[.O$177];[.O188];&quot;&quot;)" office:value-type="float" office:value="79.6875" calcext:value-type="float">
            <text:p>79,6875</text:p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21715.6625" calcext:value-type="float">
            <text:p>21715,662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503.875" calcext:value-type="float">
            <text:p>503,875</text:p>
          </table:table-cell>
          <table:table-cell table:formula="of:=IF([.D189]&gt;[.D$177];[.D189];&quot;&quot;)">
            <text:p/>
          </table:table-cell>
          <table:table-cell table:formula="of:=IF([.E189]&gt;[.E$177];[.E189];&quot;&quot;)" office:value-type="float" office:value="6521821.3" calcext:value-type="float">
            <text:p>6521821,3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>
            <text:p/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 office:value-type="float" office:value="579.225" calcext:value-type="float">
            <text:p>579,225</text:p>
          </table:table-cell>
          <table:table-cell table:formula="of:=IF([.N189]&gt;[.N$177];[.N189];&quot;&quot;)" office:value-type="float" office:value="3342873.325" calcext:value-type="float">
            <text:p>3342873,325</text:p>
          </table:table-cell>
          <table:table-cell table:formula="of:=IF([.O189]&gt;[.O$177];[.O189];&quot;&quot;)" office:value-type="float" office:value="92.1875" calcext:value-type="float">
            <text:p>92,1875</text:p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28891.8625" calcext:value-type="float">
            <text:p>28891,862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805.075" calcext:value-type="float">
            <text:p>805,075</text:p>
          </table:table-cell>
          <table:table-cell table:formula="of:=IF([.D190]&gt;[.D$177];[.D190];&quot;&quot;)">
            <text:p/>
          </table:table-cell>
          <table:table-cell table:formula="of:=IF([.E190]&gt;[.E$177];[.E190];&quot;&quot;)" office:value-type="float" office:value="8540393.1" calcext:value-type="float">
            <text:p>8540393,1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>
            <text:p/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 office:value-type="float" office:value="1080.625" calcext:value-type="float">
            <text:p>1080,625</text:p>
          </table:table-cell>
          <table:table-cell table:formula="of:=IF([.N190]&gt;[.N$177];[.N190];&quot;&quot;)" office:value-type="float" office:value="4118356.825" calcext:value-type="float">
            <text:p>4118356,825</text:p>
          </table:table-cell>
          <table:table-cell table:formula="of:=IF([.O190]&gt;[.O$177];[.O190];&quot;&quot;)" office:value-type="float" office:value="204.6875" calcext:value-type="float">
            <text:p>204,6875</text:p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54044.6625" calcext:value-type="float">
            <text:p>54044,662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965.275" calcext:value-type="float">
            <text:p>965,275</text:p>
          </table:table-cell>
          <table:table-cell table:formula="of:=IF([.D191]&gt;[.D$177];[.D191];&quot;&quot;)">
            <text:p/>
          </table:table-cell>
          <table:table-cell table:formula="of:=IF([.E191]&gt;[.E$177];[.E191];&quot;&quot;)" office:value-type="float" office:value="7752404.8" calcext:value-type="float">
            <text:p>7752404,8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>
            <text:p/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659.225" calcext:value-type="float">
            <text:p>659,225</text:p>
          </table:table-cell>
          <table:table-cell table:formula="of:=IF([.N191]&gt;[.N$177];[.N191];&quot;&quot;)" office:value-type="float" office:value="2357928.125" calcext:value-type="float">
            <text:p>2357928,125</text:p>
          </table:table-cell>
          <table:table-cell table:formula="of:=IF([.O191]&gt;[.O$177];[.O191];&quot;&quot;)" office:value-type="float" office:value="167.1875" calcext:value-type="float">
            <text:p>167,1875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37010.0625" calcext:value-type="float">
            <text:p>37010,062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784.675" calcext:value-type="float">
            <text:p>784,675</text:p>
          </table:table-cell>
          <table:table-cell table:formula="of:=IF([.D192]&gt;[.D$177];[.D192];&quot;&quot;)">
            <text:p/>
          </table:table-cell>
          <table:table-cell table:formula="of:=IF([.E192]&gt;[.E$177];[.E192];&quot;&quot;)" office:value-type="float" office:value="2563832.4" calcext:value-type="float">
            <text:p>2563832,4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>
            <text:p/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724.525" calcext:value-type="float">
            <text:p>724,525</text:p>
          </table:table-cell>
          <table:table-cell table:formula="of:=IF([.N192]&gt;[.N$177];[.N192];&quot;&quot;)" office:value-type="float" office:value="2239026.325" calcext:value-type="float">
            <text:p>2239026,325</text:p>
          </table:table-cell>
          <table:table-cell table:formula="of:=IF([.O192]&gt;[.O$177];[.O192];&quot;&quot;)">
            <text:p/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25303.7625" calcext:value-type="float">
            <text:p>25303,76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764.875" calcext:value-type="float">
            <text:p>764,875</text:p>
          </table:table-cell>
          <table:table-cell table:formula="of:=IF([.D193]&gt;[.D$177];[.D193];&quot;&quot;)">
            <text:p/>
          </table:table-cell>
          <table:table-cell table:formula="of:=IF([.E193]&gt;[.E$177];[.E193];&quot;&quot;)" office:value-type="float" office:value="8047456.2" calcext:value-type="float">
            <text:p>8047456,2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>
            <text:p/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 office:value-type="float" office:value="1040.425" calcext:value-type="float">
            <text:p>1040,425</text:p>
          </table:table-cell>
          <table:table-cell table:formula="of:=IF([.N193]&gt;[.N$177];[.N193];&quot;&quot;)" office:value-type="float" office:value="3287649.725" calcext:value-type="float">
            <text:p>3287649,725</text:p>
          </table:table-cell>
          <table:table-cell table:formula="of:=IF([.O193]&gt;[.O$177];[.O193];&quot;&quot;)" office:value-type="float" office:value="117.1875" calcext:value-type="float">
            <text:p>117,1875</text:p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43244.3625" calcext:value-type="float">
            <text:p>43244,362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1025.475" calcext:value-type="float">
            <text:p>1025,475</text:p>
          </table:table-cell>
          <table:table-cell table:formula="of:=IF([.D194]&gt;[.D$177];[.D194];&quot;&quot;)">
            <text:p/>
          </table:table-cell>
          <table:table-cell table:formula="of:=IF([.E194]&gt;[.E$177];[.E194];&quot;&quot;)" office:value-type="float" office:value="8396580.6" calcext:value-type="float">
            <text:p>8396580,6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>
            <text:p/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 office:value-type="float" office:value="1677.025" calcext:value-type="float">
            <text:p>1677,025</text:p>
          </table:table-cell>
          <table:table-cell table:formula="of:=IF([.N194]&gt;[.N$177];[.N194];&quot;&quot;)" office:value-type="float" office:value="3130946.225" calcext:value-type="float">
            <text:p>3130946,225</text:p>
          </table:table-cell>
          <table:table-cell table:formula="of:=IF([.O194]&gt;[.O$177];[.O194];&quot;&quot;)">
            <text:p/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46868.3625" calcext:value-type="float">
            <text:p>46868,36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744.675" calcext:value-type="float">
            <text:p>744,675</text:p>
          </table:table-cell>
          <table:table-cell table:formula="of:=IF([.D195]&gt;[.D$177];[.D195];&quot;&quot;)">
            <text:p/>
          </table:table-cell>
          <table:table-cell table:formula="of:=IF([.E195]&gt;[.E$177];[.E195];&quot;&quot;)" office:value-type="float" office:value="9170144.7" calcext:value-type="float">
            <text:p>9170144,7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>
            <text:p/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879.825" calcext:value-type="float">
            <text:p>879,825</text:p>
          </table:table-cell>
          <table:table-cell table:formula="of:=IF([.N195]&gt;[.N$177];[.N195];&quot;&quot;)" office:value-type="float" office:value="3680786.125" calcext:value-type="float">
            <text:p>3680786,125</text:p>
          </table:table-cell>
          <table:table-cell table:formula="of:=IF([.O195]&gt;[.O$177];[.O195];&quot;&quot;)" office:value-type="float" office:value="79.6875" calcext:value-type="float">
            <text:p>79,6875</text:p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50456.5625" calcext:value-type="float">
            <text:p>50456,5625</text:p>
          </table:table-cell>
          <table:table-cell table:formula="of:=IF([.T195]&gt;[.T$177];[.T195];&quot;&quot;)">
            <text:p/>
          </table:table-cell>
          <table:table-cell table:formula="of:=IF([.U195]&gt;[.U$177];[.U195];&quot;&quot;)" office:value-type="float" office:value="20" calcext:value-type="float">
            <text:p>20</text:p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1406.475" calcext:value-type="float">
            <text:p>1406,475</text:p>
          </table:table-cell>
          <table:table-cell table:formula="of:=IF([.D196]&gt;[.D$177];[.D196];&quot;&quot;)">
            <text:p/>
          </table:table-cell>
          <table:table-cell table:formula="of:=IF([.E196]&gt;[.E$177];[.E196];&quot;&quot;)" office:value-type="float" office:value="9209614.6" calcext:value-type="float">
            <text:p>9209614,6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>
            <text:p/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 office:value-type="float" office:value="880.025" calcext:value-type="float">
            <text:p>880,025</text:p>
          </table:table-cell>
          <table:table-cell table:formula="of:=IF([.N196]&gt;[.N$177];[.N196];&quot;&quot;)" office:value-type="float" office:value="3959974.025" calcext:value-type="float">
            <text:p>3959974,025</text:p>
          </table:table-cell>
          <table:table-cell table:formula="of:=IF([.O196]&gt;[.O$177];[.O196];&quot;&quot;)" office:value-type="float" office:value="229.6875" calcext:value-type="float">
            <text:p>229,6875</text:p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50492.3625" calcext:value-type="float">
            <text:p>50492,362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1306.275" calcext:value-type="float">
            <text:p>1306,275</text:p>
          </table:table-cell>
          <table:table-cell table:formula="of:=IF([.D197]&gt;[.D$177];[.D197];&quot;&quot;)">
            <text:p/>
          </table:table-cell>
          <table:table-cell table:formula="of:=IF([.E197]&gt;[.E$177];[.E197];&quot;&quot;)" office:value-type="float" office:value="8957799.6" calcext:value-type="float">
            <text:p>8957799,6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>
            <text:p/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 office:value-type="float" office:value="879.825" calcext:value-type="float">
            <text:p>879,825</text:p>
          </table:table-cell>
          <table:table-cell table:formula="of:=IF([.N197]&gt;[.N$177];[.N197];&quot;&quot;)" office:value-type="float" office:value="4942522.725" calcext:value-type="float">
            <text:p>4942522,725</text:p>
          </table:table-cell>
          <table:table-cell table:formula="of:=IF([.O197]&gt;[.O$177];[.O197];&quot;&quot;)" office:value-type="float" office:value="92.1875" calcext:value-type="float">
            <text:p>92,1875</text:p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50456.5625" calcext:value-type="float">
            <text:p>50456,562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1185.875" calcext:value-type="float">
            <text:p>1185,875</text:p>
          </table:table-cell>
          <table:table-cell table:formula="of:=IF([.D198]&gt;[.D$177];[.D198];&quot;&quot;)">
            <text:p/>
          </table:table-cell>
          <table:table-cell table:formula="of:=IF([.E198]&gt;[.E$177];[.E198];&quot;&quot;)" office:value-type="float" office:value="8644771.4" calcext:value-type="float">
            <text:p>8644771,4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>
            <text:p/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1451.525" calcext:value-type="float">
            <text:p>1451,525</text:p>
          </table:table-cell>
          <table:table-cell table:formula="of:=IF([.N198]&gt;[.N$177];[.N198];&quot;&quot;)" office:value-type="float" office:value="3427534.625" calcext:value-type="float">
            <text:p>3427534,625</text:p>
          </table:table-cell>
          <table:table-cell table:formula="of:=IF([.O198]&gt;[.O$177];[.O198];&quot;&quot;)">
            <text:p/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46868.3625" calcext:value-type="float">
            <text:p>46868,362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1225.675" calcext:value-type="float">
            <text:p>1225,675</text:p>
          </table:table-cell>
          <table:table-cell table:formula="of:=IF([.D199]&gt;[.D$177];[.D199];&quot;&quot;)">
            <text:p/>
          </table:table-cell>
          <table:table-cell table:formula="of:=IF([.E199]&gt;[.E$177];[.E199];&quot;&quot;)" office:value-type="float" office:value="9091026.4" calcext:value-type="float">
            <text:p>9091026,4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>
            <text:p/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 office:value-type="float" office:value="1000.425" calcext:value-type="float">
            <text:p>1000,425</text:p>
          </table:table-cell>
          <table:table-cell table:formula="of:=IF([.N199]&gt;[.N$177];[.N199];&quot;&quot;)" office:value-type="float" office:value="6326067.625" calcext:value-type="float">
            <text:p>6326067,625</text:p>
          </table:table-cell>
          <table:table-cell table:formula="of:=IF([.O199]&gt;[.O$177];[.O199];&quot;&quot;)" office:value-type="float" office:value="104.6875" calcext:value-type="float">
            <text:p>104,687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57668.6625" calcext:value-type="float">
            <text:p>57668,662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865.075" calcext:value-type="float">
            <text:p>865,075</text:p>
          </table:table-cell>
          <table:table-cell table:formula="of:=IF([.D200]&gt;[.D$177];[.D200];&quot;&quot;)">
            <text:p/>
          </table:table-cell>
          <table:table-cell table:formula="of:=IF([.E200]&gt;[.E$177];[.E200];&quot;&quot;)" office:value-type="float" office:value="9691893.6" calcext:value-type="float">
            <text:p>9691893,6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>
            <text:p/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 office:value-type="float" office:value="1381.425" calcext:value-type="float">
            <text:p>1381,425</text:p>
          </table:table-cell>
          <table:table-cell table:formula="of:=IF([.N200]&gt;[.N$177];[.N200];&quot;&quot;)" office:value-type="float" office:value="4060201.025" calcext:value-type="float">
            <text:p>4060201,025</text:p>
          </table:table-cell>
          <table:table-cell table:formula="of:=IF([.O200]&gt;[.O$177];[.O200];&quot;&quot;)" office:value-type="float" office:value="79.6875" calcext:value-type="float">
            <text:p>79,6875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43244.3625" calcext:value-type="float">
            <text:p>43244,362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1206.275" calcext:value-type="float">
            <text:p>1206,275</text:p>
          </table:table-cell>
          <table:table-cell table:formula="of:=IF([.D201]&gt;[.D$177];[.D201];&quot;&quot;)">
            <text:p/>
          </table:table-cell>
          <table:table-cell table:formula="of:=IF([.E201]&gt;[.E$177];[.E201];&quot;&quot;)" office:value-type="float" office:value="8659124.3" calcext:value-type="float">
            <text:p>8659124,3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>
            <text:p/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 office:value-type="float" office:value="1561.825" calcext:value-type="float">
            <text:p>1561,825</text:p>
          </table:table-cell>
          <table:table-cell table:formula="of:=IF([.N201]&gt;[.N$177];[.N201];&quot;&quot;)" office:value-type="float" office:value="3931693.625" calcext:value-type="float">
            <text:p>3931693,625</text:p>
          </table:table-cell>
          <table:table-cell table:formula="of:=IF([.O201]&gt;[.O$177];[.O201];&quot;&quot;)" office:value-type="float" office:value="117.1875" calcext:value-type="float">
            <text:p>117,1875</text:p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50456.5625" calcext:value-type="float">
            <text:p>50456,562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945.475" calcext:value-type="float">
            <text:p>945,475</text:p>
          </table:table-cell>
          <table:table-cell table:formula="of:=IF([.D202]&gt;[.D$177];[.D202];&quot;&quot;)">
            <text:p/>
          </table:table-cell>
          <table:table-cell table:formula="of:=IF([.E202]&gt;[.E$177];[.E202];&quot;&quot;)" office:value-type="float" office:value="10004742.7" calcext:value-type="float">
            <text:p>10004742,7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>
            <text:p/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1200.825" calcext:value-type="float">
            <text:p>1200,825</text:p>
          </table:table-cell>
          <table:table-cell table:formula="of:=IF([.N202]&gt;[.N$177];[.N202];&quot;&quot;)" office:value-type="float" office:value="3340166.525" calcext:value-type="float">
            <text:p>3340166,525</text:p>
          </table:table-cell>
          <table:table-cell table:formula="of:=IF([.O202]&gt;[.O$177];[.O202];&quot;&quot;)" office:value-type="float" office:value="254.6875" calcext:value-type="float">
            <text:p>254,6875</text:p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50456.5625" calcext:value-type="float">
            <text:p>50456,562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1406.675" calcext:value-type="float">
            <text:p>1406,675</text:p>
          </table:table-cell>
          <table:table-cell table:formula="of:=IF([.D203]&gt;[.D$177];[.D203];&quot;&quot;)">
            <text:p/>
          </table:table-cell>
          <table:table-cell table:formula="of:=IF([.E203]&gt;[.E$177];[.E203];&quot;&quot;)" office:value-type="float" office:value="9691786.4" calcext:value-type="float">
            <text:p>9691786,4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>
            <text:p/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 office:value-type="float" office:value="1300.825" calcext:value-type="float">
            <text:p>1300,825</text:p>
          </table:table-cell>
          <table:table-cell table:formula="of:=IF([.N203]&gt;[.N$177];[.N203];&quot;&quot;)" office:value-type="float" office:value="3458407.725" calcext:value-type="float">
            <text:p>3458407,72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46832.5625" calcext:value-type="float">
            <text:p>46832,562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1165.875" calcext:value-type="float">
            <text:p>1165,875</text:p>
          </table:table-cell>
          <table:table-cell table:formula="of:=IF([.D204]&gt;[.D$177];[.D204];&quot;&quot;)">
            <text:p/>
          </table:table-cell>
          <table:table-cell table:formula="of:=IF([.E204]&gt;[.E$177];[.E204];&quot;&quot;)" office:value-type="float" office:value="9058518.1" calcext:value-type="float">
            <text:p>9058518,1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>
            <text:p/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1481.625" calcext:value-type="float">
            <text:p>1481,625</text:p>
          </table:table-cell>
          <table:table-cell table:formula="of:=IF([.N204]&gt;[.N$177];[.N204];&quot;&quot;)" office:value-type="float" office:value="3362000.525" calcext:value-type="float">
            <text:p>3362000,525</text:p>
          </table:table-cell>
          <table:table-cell table:formula="of:=IF([.O204]&gt;[.O$177];[.O204];&quot;&quot;)" office:value-type="float" office:value="79.6875" calcext:value-type="float">
            <text:p>79,6875</text:p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50456.5625" calcext:value-type="float">
            <text:p>50456,562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885.075" calcext:value-type="float">
            <text:p>885,075</text:p>
          </table:table-cell>
          <table:table-cell table:formula="of:=IF([.D205]&gt;[.D$177];[.D205];&quot;&quot;)">
            <text:p/>
          </table:table-cell>
          <table:table-cell table:formula="of:=IF([.E205]&gt;[.E$177];[.E205];&quot;&quot;)" office:value-type="float" office:value="9886011.3" calcext:value-type="float">
            <text:p>9886011,3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>
            <text:p/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 office:value-type="float" office:value="1561.825" calcext:value-type="float">
            <text:p>1561,825</text:p>
          </table:table-cell>
          <table:table-cell table:formula="of:=IF([.N205]&gt;[.N$177];[.N205];&quot;&quot;)" office:value-type="float" office:value="3498812.525" calcext:value-type="float">
            <text:p>3498812,525</text:p>
          </table:table-cell>
          <table:table-cell table:formula="of:=IF([.O205]&gt;[.O$177];[.O205];&quot;&quot;)" office:value-type="float" office:value="179.6875" calcext:value-type="float">
            <text:p>179,6875</text:p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50420.6625" calcext:value-type="float">
            <text:p>50420,662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1226.075" calcext:value-type="float">
            <text:p>1226,075</text:p>
          </table:table-cell>
          <table:table-cell table:formula="of:=IF([.D206]&gt;[.D$177];[.D206];&quot;&quot;)">
            <text:p/>
          </table:table-cell>
          <table:table-cell table:formula="of:=IF([.E206]&gt;[.E$177];[.E206];&quot;&quot;)" office:value-type="float" office:value="9191745.3" calcext:value-type="float">
            <text:p>9191745,3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>
            <text:p/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 office:value-type="float" office:value="1361.625" calcext:value-type="float">
            <text:p>1361,625</text:p>
          </table:table-cell>
          <table:table-cell table:formula="of:=IF([.N206]&gt;[.N$177];[.N206];&quot;&quot;)" office:value-type="float" office:value="4797884.825" calcext:value-type="float">
            <text:p>4797884,825</text:p>
          </table:table-cell>
          <table:table-cell table:formula="of:=IF([.O206]&gt;[.O$177];[.O206];&quot;&quot;)" office:value-type="float" office:value="104.6875" calcext:value-type="float">
            <text:p>104,6875</text:p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50456.5625" calcext:value-type="float">
            <text:p>50456,562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945.275" calcext:value-type="float">
            <text:p>945,275</text:p>
          </table:table-cell>
          <table:table-cell table:formula="of:=IF([.D207]&gt;[.D$177];[.D207];&quot;&quot;)">
            <text:p/>
          </table:table-cell>
          <table:table-cell table:formula="of:=IF([.E207]&gt;[.E$177];[.E207];&quot;&quot;)" office:value-type="float" office:value="8382084.9" calcext:value-type="float">
            <text:p>8382084,9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>
            <text:p/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 office:value-type="float" office:value="920.025" calcext:value-type="float">
            <text:p>920,025</text:p>
          </table:table-cell>
          <table:table-cell table:formula="of:=IF([.N207]&gt;[.N$177];[.N207];&quot;&quot;)" office:value-type="float" office:value="3868223.925" calcext:value-type="float">
            <text:p>3868223,925</text:p>
          </table:table-cell>
          <table:table-cell table:formula="of:=IF([.O207]&gt;[.O$177];[.O207];&quot;&quot;)" office:value-type="float" office:value="67.1875" calcext:value-type="float">
            <text:p>67,1875</text:p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46868.3625" calcext:value-type="float">
            <text:p>46868,362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824.875" calcext:value-type="float">
            <text:p>824,875</text:p>
          </table:table-cell>
          <table:table-cell table:formula="of:=IF([.D208]&gt;[.D$177];[.D208];&quot;&quot;)">
            <text:p/>
          </table:table-cell>
          <table:table-cell table:formula="of:=IF([.E208]&gt;[.E$177];[.E208];&quot;&quot;)" office:value-type="float" office:value="8637630.9" calcext:value-type="float">
            <text:p>8637630,9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>
            <text:p/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 office:value-type="float" office:value="1702.425" calcext:value-type="float">
            <text:p>1702,425</text:p>
          </table:table-cell>
          <table:table-cell table:formula="of:=IF([.N208]&gt;[.N$177];[.N208];&quot;&quot;)" office:value-type="float" office:value="3358280.125" calcext:value-type="float">
            <text:p>3358280,125</text:p>
          </table:table-cell>
          <table:table-cell table:formula="of:=IF([.O208]&gt;[.O$177];[.O208];&quot;&quot;)" office:value-type="float" office:value="92.1875" calcext:value-type="float">
            <text:p>92,1875</text:p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46832.5625" calcext:value-type="float">
            <text:p>46832,562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945.275" calcext:value-type="float">
            <text:p>945,275</text:p>
          </table:table-cell>
          <table:table-cell table:formula="of:=IF([.D209]&gt;[.D$177];[.D209];&quot;&quot;)">
            <text:p/>
          </table:table-cell>
          <table:table-cell table:formula="of:=IF([.E209]&gt;[.E$177];[.E209];&quot;&quot;)" office:value-type="float" office:value="9090954.9" calcext:value-type="float">
            <text:p>9090954,9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>
            <text:p/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 office:value-type="float" office:value="1481.825" calcext:value-type="float">
            <text:p>1481,825</text:p>
          </table:table-cell>
          <table:table-cell table:formula="of:=IF([.N209]&gt;[.N$177];[.N209];&quot;&quot;)" office:value-type="float" office:value="3695348.825" calcext:value-type="float">
            <text:p>3695348,825</text:p>
          </table:table-cell>
          <table:table-cell table:formula="of:=IF([.O209]&gt;[.O$177];[.O209];&quot;&quot;)" office:value-type="float" office:value="142.1875" calcext:value-type="float">
            <text:p>142,1875</text:p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50456.5625" calcext:value-type="float">
            <text:p>50456,56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764.675" calcext:value-type="float">
            <text:p>764,675</text:p>
          </table:table-cell>
          <table:table-cell table:formula="of:=IF([.D210]&gt;[.D$177];[.D210];&quot;&quot;)">
            <text:p/>
          </table:table-cell>
          <table:table-cell table:formula="of:=IF([.E210]&gt;[.E$177];[.E210];&quot;&quot;)" office:value-type="float" office:value="10245936.1" calcext:value-type="float">
            <text:p>10245936,1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>
            <text:p/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1561.825" calcext:value-type="float">
            <text:p>1561,825</text:p>
          </table:table-cell>
          <table:table-cell table:formula="of:=IF([.N210]&gt;[.N$177];[.N210];&quot;&quot;)" office:value-type="float" office:value="5284470.725" calcext:value-type="float">
            <text:p>5284470,725</text:p>
          </table:table-cell>
          <table:table-cell table:formula="of:=IF([.O210]&gt;[.O$177];[.O210];&quot;&quot;)" office:value-type="float" office:value="92.1875" calcext:value-type="float">
            <text:p>92,1875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54080.5625" calcext:value-type="float">
            <text:p>54080,562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1326.275" calcext:value-type="float">
            <text:p>1326,275</text:p>
          </table:table-cell>
          <table:table-cell table:formula="of:=IF([.D211]&gt;[.D$177];[.D211];&quot;&quot;)">
            <text:p/>
          </table:table-cell>
          <table:table-cell table:formula="of:=IF([.E211]&gt;[.E$177];[.E211];&quot;&quot;)" office:value-type="float" office:value="8803151.1" calcext:value-type="float">
            <text:p>8803151,1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>
            <text:p/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 office:value-type="float" office:value="1301.025" calcext:value-type="float">
            <text:p>1301,025</text:p>
          </table:table-cell>
          <table:table-cell table:formula="of:=IF([.N211]&gt;[.N$177];[.N211];&quot;&quot;)" office:value-type="float" office:value="3817280.225" calcext:value-type="float">
            <text:p>3817280,225</text:p>
          </table:table-cell>
          <table:table-cell table:formula="of:=IF([.O211]&gt;[.O$177];[.O211];&quot;&quot;)" office:value-type="float" office:value="104.6875" calcext:value-type="float">
            <text:p>104,6875</text:p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43280.2625" calcext:value-type="float">
            <text:p>43280,262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2]&gt;[.B$177];[.B212];&quot;&quot;)">
            <text:p/>
          </table:table-cell>
          <table:table-cell table:formula="of:=IF([.C212]&gt;[.C$177];[.C212];&quot;&quot;)" office:value-type="float" office:value="664.275" calcext:value-type="float">
            <text:p>664,275</text:p>
          </table:table-cell>
          <table:table-cell table:formula="of:=IF([.D212]&gt;[.D$177];[.D212];&quot;&quot;)">
            <text:p/>
          </table:table-cell>
          <table:table-cell table:formula="of:=IF([.E212]&gt;[.E$177];[.E212];&quot;&quot;)" office:value-type="float" office:value="8943411.3" calcext:value-type="float">
            <text:p>8943411,3</text:p>
          </table:table-cell>
          <table:table-cell table:formula="of:=IF([.F212]&gt;[.F$177];[.F212];&quot;&quot;)">
            <text:p/>
          </table:table-cell>
          <table:table-cell table:formula="of:=IF([.G212]&gt;[.G$177];[.G212];&quot;&quot;)">
            <text:p/>
          </table:table-cell>
          <table:table-cell table:formula="of:=IF([.H212]&gt;[.H$177];[.H212];&quot;&quot;)">
            <text:p/>
          </table:table-cell>
          <table:table-cell table:formula="of:=IF([.I212]&gt;[.I$177];[.I212];&quot;&quot;)">
            <text:p/>
          </table:table-cell>
          <table:table-cell table:formula="of:=IF([.J212]&gt;[.J$177];[.J212];&quot;&quot;)">
            <text:p/>
          </table:table-cell>
          <table:table-cell table:formula="of:=IF([.K212]&gt;[.K$177];[.K212];&quot;&quot;)">
            <text:p/>
          </table:table-cell>
          <table:table-cell table:formula="of:=IF([.L212]&gt;[.L$177];[.L212];&quot;&quot;)">
            <text:p/>
          </table:table-cell>
          <table:table-cell table:formula="of:=IF([.M212]&gt;[.M$177];[.M212];&quot;&quot;)" office:value-type="float" office:value="1220.825" calcext:value-type="float">
            <text:p>1220,825</text:p>
          </table:table-cell>
          <table:table-cell table:formula="of:=IF([.N212]&gt;[.N$177];[.N212];&quot;&quot;)" office:value-type="float" office:value="6954850.325" calcext:value-type="float">
            <text:p>6954850,325</text:p>
          </table:table-cell>
          <table:table-cell table:formula="of:=IF([.O212]&gt;[.O$177];[.O212];&quot;&quot;)" office:value-type="float" office:value="104.6875" calcext:value-type="float">
            <text:p>104,6875</text:p>
          </table:table-cell>
          <table:table-cell table:formula="of:=IF([.P212]&gt;[.P$177];[.P212];&quot;&quot;)">
            <text:p/>
          </table:table-cell>
          <table:table-cell table:formula="of:=IF([.Q212]&gt;[.Q$177];[.Q212];&quot;&quot;)">
            <text:p/>
          </table:table-cell>
          <table:table-cell table:formula="of:=IF([.R212]&gt;[.R$177];[.R212];&quot;&quot;)">
            <text:p/>
          </table:table-cell>
          <table:table-cell table:formula="of:=IF([.S212]&gt;[.S$177];[.S212];&quot;&quot;)" office:value-type="float" office:value="43244.3625" calcext:value-type="float">
            <text:p>43244,3625</text:p>
          </table:table-cell>
          <table:table-cell table:formula="of:=IF([.T212]&gt;[.T$177];[.T212];&quot;&quot;)">
            <text:p/>
          </table:table-cell>
          <table:table-cell table:formula="of:=IF([.U212]&gt;[.U$177];[.U212];&quot;&quot;)">
            <text:p/>
          </table:table-cell>
          <table:table-cell table:formula="of:=IF([.V212]&gt;[.V$177];[.V212];&quot;&quot;)">
            <text:p/>
          </table:table-cell>
          <table:table-cell table:number-columns-repeated="1002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338877191812555" calcext:value-type="float">
            <text:p>0,0003388772</text:p>
          </table:table-cell>
          <table:table-cell table:formula="of:=IFERROR([.D302]/[.$E302];&quot;&quot; )">
            <text:p/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>
            <text:p/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 office:value-type="float" office:value="0.0000713449985871466" calcext:value-type="float">
            <text:p>0,000071345</text:p>
          </table:table-cell>
          <table:table-cell table:formula="of:=IFERROR([.N302]/[.$E302];&quot;&quot; )" office:value-type="float" office:value="0.43071580636384" calcext:value-type="float">
            <text:p>0,4307158064</text:p>
          </table:table-cell>
          <table:table-cell table:formula="of:=IFERROR([.O302]/[.$E302];&quot;&quot; )" office:value-type="float" office:value="0.0000236805266024217" calcext:value-type="float">
            <text:p>2,36805266024217E-005</text:p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621704309878637" calcext:value-type="float">
            <text:p>0,0062170431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294390703367033" calcext:value-type="float">
            <text:p>0,0002943907</text:p>
          </table:table-cell>
          <table:table-cell table:formula="of:=IFERROR([.D303]/[.$E303];&quot;&quot; )">
            <text:p/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>
            <text:p/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 office:value-type="float" office:value="0.0000895753064742362" calcext:value-type="float">
            <text:p>8,95753064742362E-005</text:p>
          </table:table-cell>
          <table:table-cell table:formula="of:=IFERROR([.N303]/[.$E303];&quot;&quot; )" office:value-type="float" office:value="0.520441712621938" calcext:value-type="float">
            <text:p>0,5204417126</text:p>
          </table:table-cell>
          <table:table-cell table:formula="of:=IFERROR([.O303]/[.$E303];&quot;&quot; )" office:value-type="float" office:value="0.00000965610231616314" calcext:value-type="float">
            <text:p>9,65610231616314E-006</text:p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480533243202037" calcext:value-type="float">
            <text:p>0,0048053324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166171481585062" calcext:value-type="float">
            <text:p>0,0001661715</text:p>
          </table:table-cell>
          <table:table-cell table:formula="of:=IFERROR([.D304]/[.$E304];&quot;&quot; )">
            <text:p/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>
            <text:p/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 office:value-type="float" office:value="0.000117498649645068" calcext:value-type="float">
            <text:p>0,0001174986</text:p>
          </table:table-cell>
          <table:table-cell table:formula="of:=IFERROR([.N304]/[.$E304];&quot;&quot; )" office:value-type="float" office:value="0.410724601517185" calcext:value-type="float">
            <text:p>0,4107246015</text:p>
          </table:table-cell>
          <table:table-cell table:formula="of:=IFERROR([.O304]/[.$E304];&quot;&quot; )" office:value-type="float" office:value="0.0000110504289975819" calcext:value-type="float">
            <text:p>1,10504289975819E-005</text:p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0734709385794171" calcext:value-type="float">
            <text:p>0,0073470939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176752773906915" calcext:value-type="float">
            <text:p>0,0001767528</text:p>
          </table:table-cell>
          <table:table-cell table:formula="of:=IFERROR([.D305]/[.$E305];&quot;&quot; )">
            <text:p/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>
            <text:p/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 office:value-type="float" office:value="0.000122131703238778" calcext:value-type="float">
            <text:p>0,0001221317</text:p>
          </table:table-cell>
          <table:table-cell table:formula="of:=IFERROR([.N305]/[.$E305];&quot;&quot; )" office:value-type="float" office:value="0.407806239783546" calcext:value-type="float">
            <text:p>0,4078062398</text:p>
          </table:table-cell>
          <table:table-cell table:formula="of:=IFERROR([.O305]/[.$E305];&quot;&quot; )" office:value-type="float" office:value="0.00000694363335545537" calcext:value-type="float">
            <text:p>6,94363335545537E-006</text:p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0502500453018978" calcext:value-type="float">
            <text:p>0,0050250045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223381730446646" calcext:value-type="float">
            <text:p>0,0002233817</text:p>
          </table:table-cell>
          <table:table-cell table:formula="of:=IFERROR([.D306]/[.$E306];&quot;&quot; )">
            <text:p/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>
            <text:p/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117029682776848" calcext:value-type="float">
            <text:p>0,0001170297</text:p>
          </table:table-cell>
          <table:table-cell table:formula="of:=IFERROR([.N306]/[.$E306];&quot;&quot; )" office:value-type="float" office:value="0.386418905156646" calcext:value-type="float">
            <text:p>0,3864189052</text:p>
          </table:table-cell>
          <table:table-cell table:formula="of:=IFERROR([.O306]/[.$E306];&quot;&quot; )" office:value-type="float" office:value="0.0000123838551499281" calcext:value-type="float">
            <text:p>1,23838551499281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605881739373029" calcext:value-type="float">
            <text:p>0,0060588174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122385896903197" calcext:value-type="float">
            <text:p>0,0001223859</text:p>
          </table:table-cell>
          <table:table-cell table:formula="of:=IFERROR([.D307]/[.$E307];&quot;&quot; )">
            <text:p/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>
            <text:p/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106172595502196" calcext:value-type="float">
            <text:p>0,0001061726</text:p>
          </table:table-cell>
          <table:table-cell table:formula="of:=IFERROR([.N307]/[.$E307];&quot;&quot; )" office:value-type="float" office:value="0.298593526726218" calcext:value-type="float">
            <text:p>0,2985935267</text:p>
          </table:table-cell>
          <table:table-cell table:formula="of:=IFERROR([.O307]/[.$E307];&quot;&quot; )" office:value-type="float" office:value="0.00000790326076091836" calcext:value-type="float">
            <text:p>7,90326076091836E-006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329571306050809" calcext:value-type="float">
            <text:p>0,0032957131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136678386188505" calcext:value-type="float">
            <text:p>0,0001366784</text:p>
          </table:table-cell>
          <table:table-cell table:formula="of:=IFERROR([.D308]/[.$E308];&quot;&quot; )">
            <text:p/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>
            <text:p/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 office:value-type="float" office:value="0.0000713583518731048" calcext:value-type="float">
            <text:p>7,13583518731048E-005</text:p>
          </table:table-cell>
          <table:table-cell table:formula="of:=IFERROR([.N308]/[.$E308];&quot;&quot; )" office:value-type="float" office:value="0.31904907811755" calcext:value-type="float">
            <text:p>0,3190490781</text:p>
          </table:table-cell>
          <table:table-cell table:formula="of:=IFERROR([.O308]/[.$E308];&quot;&quot; )" office:value-type="float" office:value="0.0000138719507616461" calcext:value-type="float">
            <text:p>0,000013872</text:p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508560027663667" calcext:value-type="float">
            <text:p>0,0050856003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0928112552554926" calcext:value-type="float">
            <text:p>9,28112552554926E-005</text:p>
          </table:table-cell>
          <table:table-cell table:formula="of:=IFERROR([.D309]/[.$E309];&quot;&quot; )">
            <text:p/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>
            <text:p/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 office:value-type="float" office:value="0.000156669616191866" calcext:value-type="float">
            <text:p>0,0001566696</text:p>
          </table:table-cell>
          <table:table-cell table:formula="of:=IFERROR([.N309]/[.$E309];&quot;&quot; )" office:value-type="float" office:value="0.450768534193239" calcext:value-type="float">
            <text:p>0,4507685342</text:p>
          </table:table-cell>
          <table:table-cell table:formula="of:=IFERROR([.O309]/[.$E309];&quot;&quot; )" office:value-type="float" office:value="0.0000156158925026067" calcext:value-type="float">
            <text:p>1,56158925026067E-005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0554144531728215" calcext:value-type="float">
            <text:p>0,0055414453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112658948530855" calcext:value-type="float">
            <text:p>0,0001126589</text:p>
          </table:table-cell>
          <table:table-cell table:formula="of:=IFERROR([.D310]/[.$E310];&quot;&quot; )">
            <text:p/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>
            <text:p/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 office:value-type="float" office:value="0.000118444349079976" calcext:value-type="float">
            <text:p>0,0001184443</text:p>
          </table:table-cell>
          <table:table-cell table:formula="of:=IFERROR([.N310]/[.$E310];&quot;&quot; )" office:value-type="float" office:value="0.502688009840481" calcext:value-type="float">
            <text:p>0,5026880098</text:p>
          </table:table-cell>
          <table:table-cell table:formula="of:=IFERROR([.O310]/[.$E310];&quot;&quot; )" office:value-type="float" office:value="0.000013115906294682" calcext:value-type="float">
            <text:p>1,3115906294682E-005</text:p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357421922480867" calcext:value-type="float">
            <text:p>0,0035742192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077259859910605" calcext:value-type="float">
            <text:p>7,7259859910605E-005</text:p>
          </table:table-cell>
          <table:table-cell table:formula="of:=IFERROR([.D311]/[.$E311];&quot;&quot; )">
            <text:p/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>
            <text:p/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 office:value-type="float" office:value="0.0000888133810106082" calcext:value-type="float">
            <text:p>8,88133810106082E-005</text:p>
          </table:table-cell>
          <table:table-cell table:formula="of:=IFERROR([.N311]/[.$E311];&quot;&quot; )" office:value-type="float" office:value="0.512567451825152" calcext:value-type="float">
            <text:p>0,5125674518</text:p>
          </table:table-cell>
          <table:table-cell table:formula="of:=IFERROR([.O311]/[.$E311];&quot;&quot; )" office:value-type="float" office:value="0.0000141352385720842" calcext:value-type="float">
            <text:p>1,41352385720842E-005</text:p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443002976791161" calcext:value-type="float">
            <text:p>0,0044300298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 office:value-type="float" office:value="0.00000510593566861453" calcext:value-type="float">
            <text:p>5,10593566861453E-006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0942667381434702" calcext:value-type="float">
            <text:p>9,42667381434702E-005</text:p>
          </table:table-cell>
          <table:table-cell table:formula="of:=IFERROR([.D312]/[.$E312];&quot;&quot; )">
            <text:p/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>
            <text:p/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 office:value-type="float" office:value="0.000126531060964864" calcext:value-type="float">
            <text:p>0,0001265311</text:p>
          </table:table-cell>
          <table:table-cell table:formula="of:=IFERROR([.N312]/[.$E312];&quot;&quot; )" office:value-type="float" office:value="0.482220991092319" calcext:value-type="float">
            <text:p>0,4822209911</text:p>
          </table:table-cell>
          <table:table-cell table:formula="of:=IFERROR([.O312]/[.$E312];&quot;&quot; )" office:value-type="float" office:value="0.0000239669881237668" calcext:value-type="float">
            <text:p>0,000023967</text:p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632812352630466" calcext:value-type="float">
            <text:p>0,0063281235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12451297692814" calcext:value-type="float">
            <text:p>0,000124513</text:p>
          </table:table-cell>
          <table:table-cell table:formula="of:=IFERROR([.D313]/[.$E313];&quot;&quot; )">
            <text:p/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>
            <text:p/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085034904266093" calcext:value-type="float">
            <text:p>8,5034904266093E-005</text:p>
          </table:table-cell>
          <table:table-cell table:formula="of:=IFERROR([.N313]/[.$E313];&quot;&quot; )" office:value-type="float" office:value="0.304154412189621" calcext:value-type="float">
            <text:p>0,3041544122</text:p>
          </table:table-cell>
          <table:table-cell table:formula="of:=IFERROR([.O313]/[.$E313];&quot;&quot; )" office:value-type="float" office:value="0.000021565888819428" calcext:value-type="float">
            <text:p>2,1565888819428E-005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477401057540236" calcext:value-type="float">
            <text:p>0,0047740106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30605549723141" calcext:value-type="float">
            <text:p>0,0003060555</text:p>
          </table:table-cell>
          <table:table-cell table:formula="of:=IFERROR([.D314]/[.$E314];&quot;&quot; )">
            <text:p/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>
            <text:p/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282594525289563" calcext:value-type="float">
            <text:p>0,0002825945</text:p>
          </table:table-cell>
          <table:table-cell table:formula="of:=IFERROR([.N314]/[.$E314];&quot;&quot; )" office:value-type="float" office:value="0.873312282425326" calcext:value-type="float">
            <text:p>0,8733122824</text:p>
          </table:table-cell>
          <table:table-cell table:formula="of:=IFERROR([.O314]/[.$E314];&quot;&quot; )">
            <text:p/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986950726576355" calcext:value-type="float">
            <text:p>0,0098695073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0950455623480125" calcext:value-type="float">
            <text:p>9,50455623480125E-005</text:p>
          </table:table-cell>
          <table:table-cell table:formula="of:=IFERROR([.D315]/[.$E315];&quot;&quot; )">
            <text:p/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>
            <text:p/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 office:value-type="float" office:value="0.00012928619605286" calcext:value-type="float">
            <text:p>0,0001292862</text:p>
          </table:table-cell>
          <table:table-cell table:formula="of:=IFERROR([.N315]/[.$E315];&quot;&quot; )" office:value-type="float" office:value="0.408532788907879" calcext:value-type="float">
            <text:p>0,4085327889</text:p>
          </table:table-cell>
          <table:table-cell table:formula="of:=IFERROR([.O315]/[.$E315];&quot;&quot; )" office:value-type="float" office:value="0.0000145620550255371" calcext:value-type="float">
            <text:p>1,45620550255371E-005</text:p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0537366857616448" calcext:value-type="float">
            <text:p>0,0053736686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122130072806066" calcext:value-type="float">
            <text:p>0,0001221301</text:p>
          </table:table-cell>
          <table:table-cell table:formula="of:=IFERROR([.D316]/[.$E316];&quot;&quot; )">
            <text:p/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>
            <text:p/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 office:value-type="float" office:value="0.000199727136544131" calcext:value-type="float">
            <text:p>0,0001997271</text:p>
          </table:table-cell>
          <table:table-cell table:formula="of:=IFERROR([.N316]/[.$E316];&quot;&quot; )" office:value-type="float" office:value="0.372883483664767" calcext:value-type="float">
            <text:p>0,3728834837</text:p>
          </table:table-cell>
          <table:table-cell table:formula="of:=IFERROR([.O316]/[.$E316];&quot;&quot; )">
            <text:p/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558183917153132" calcext:value-type="float">
            <text:p>0,0055818392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081206461224107" calcext:value-type="float">
            <text:p>8,1206461224107E-005</text:p>
          </table:table-cell>
          <table:table-cell table:formula="of:=IFERROR([.D317]/[.$E317];&quot;&quot; )">
            <text:p/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>
            <text:p/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09594450565213" calcext:value-type="float">
            <text:p>9,594450565213E-005</text:p>
          </table:table-cell>
          <table:table-cell table:formula="of:=IFERROR([.N317]/[.$E317];&quot;&quot; )" office:value-type="float" office:value="0.401388009177216" calcext:value-type="float">
            <text:p>0,4013880092</text:p>
          </table:table-cell>
          <table:table-cell table:formula="of:=IFERROR([.O317]/[.$E317];&quot;&quot; )" office:value-type="float" office:value="0.00000868988468633434" calcext:value-type="float">
            <text:p>8,68988468633434E-006</text:p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550226459349109" calcext:value-type="float">
            <text:p>0,0055022646</text:p>
          </table:table-cell>
          <table:table-cell table:formula="of:=IFERROR([.T317]/[.$E317];&quot;&quot; )">
            <text:p/>
          </table:table-cell>
          <table:table-cell table:formula="of:=IFERROR([.U317]/[.$E317];&quot;&quot; )" office:value-type="float" office:value="0.00000218099066637411" calcext:value-type="float">
            <text:p>0,000002181</text:p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152718116999163" calcext:value-type="float">
            <text:p>0,0001527181</text:p>
          </table:table-cell>
          <table:table-cell table:formula="of:=IFERROR([.D318]/[.$E318];&quot;&quot; )">
            <text:p/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>
            <text:p/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 office:value-type="float" office:value="0.000095555030066079" calcext:value-type="float">
            <text:p>0,000095555</text:p>
          </table:table-cell>
          <table:table-cell table:formula="of:=IFERROR([.N318]/[.$E318];&quot;&quot; )" office:value-type="float" office:value="0.429982599380434" calcext:value-type="float">
            <text:p>0,4299825994</text:p>
          </table:table-cell>
          <table:table-cell table:formula="of:=IFERROR([.O318]/[.$E318];&quot;&quot; )" office:value-type="float" office:value="0.0000249399687148689" calcext:value-type="float">
            <text:p>0,00002494</text:p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0548257062787405" calcext:value-type="float">
            <text:p>0,0054825706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45825432397483" calcext:value-type="float">
            <text:p>0,0001458254</text:p>
          </table:table-cell>
          <table:table-cell table:formula="of:=IFERROR([.D319]/[.$E319];&quot;&quot; )">
            <text:p/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>
            <text:p/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 office:value-type="float" office:value="0.0000982188750907086" calcext:value-type="float">
            <text:p>9,82188750907086E-005</text:p>
          </table:table-cell>
          <table:table-cell table:formula="of:=IFERROR([.N319]/[.$E319];&quot;&quot; )" office:value-type="float" office:value="0.551756340362872" calcext:value-type="float">
            <text:p>0,5517563404</text:p>
          </table:table-cell>
          <table:table-cell table:formula="of:=IFERROR([.O319]/[.$E319];&quot;&quot; )" office:value-type="float" office:value="0.000010291310825931" calcext:value-type="float">
            <text:p>1,0291310825931E-005</text:p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0563269605852759" calcext:value-type="float">
            <text:p>0,0056326961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137178294847681" calcext:value-type="float">
            <text:p>0,0001371783</text:p>
          </table:table-cell>
          <table:table-cell table:formula="of:=IFERROR([.D320]/[.$E320];&quot;&quot; )">
            <text:p/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>
            <text:p/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167907852369584" calcext:value-type="float">
            <text:p>0,0001679079</text:p>
          </table:table-cell>
          <table:table-cell table:formula="of:=IFERROR([.N320]/[.$E320];&quot;&quot; )" office:value-type="float" office:value="0.396486438611899" calcext:value-type="float">
            <text:p>0,3964864386</text:p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542158494786802" calcext:value-type="float">
            <text:p>0,0054215849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34822510250328" calcext:value-type="float">
            <text:p>0,0001348225</text:p>
          </table:table-cell>
          <table:table-cell table:formula="of:=IFERROR([.D321]/[.$E321];&quot;&quot; )">
            <text:p/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>
            <text:p/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 office:value-type="float" office:value="0.000110045329975062" calcext:value-type="float">
            <text:p>0,0001100453</text:p>
          </table:table-cell>
          <table:table-cell table:formula="of:=IFERROR([.N321]/[.$E321];&quot;&quot; )" office:value-type="float" office:value="0.69585845939244" calcext:value-type="float">
            <text:p>0,6958584594</text:p>
          </table:table-cell>
          <table:table-cell table:formula="of:=IFERROR([.O321]/[.$E321];&quot;&quot; )" office:value-type="float" office:value="0.0000115154764042925" calcext:value-type="float">
            <text:p>1,15154764042925E-005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634347101884997" calcext:value-type="float">
            <text:p>0,006343471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0892575832652558" calcext:value-type="float">
            <text:p>8,92575832652558E-005</text:p>
          </table:table-cell>
          <table:table-cell table:formula="of:=IFERROR([.D322]/[.$E322];&quot;&quot; )">
            <text:p/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>
            <text:p/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 office:value-type="float" office:value="0.000142534065788754" calcext:value-type="float">
            <text:p>0,0001425341</text:p>
          </table:table-cell>
          <table:table-cell table:formula="of:=IFERROR([.N322]/[.$E322];&quot;&quot; )" office:value-type="float" office:value="0.418927527743392" calcext:value-type="float">
            <text:p>0,4189275277</text:p>
          </table:table-cell>
          <table:table-cell table:formula="of:=IFERROR([.O322]/[.$E322];&quot;&quot; )" office:value-type="float" office:value="0.00000822207746894786" calcext:value-type="float">
            <text:p>8,22207746894786E-006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0446191057029351" calcext:value-type="float">
            <text:p>0,0044619106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39306811890898" calcext:value-type="float">
            <text:p>0,0001393068</text:p>
          </table:table-cell>
          <table:table-cell table:formula="of:=IFERROR([.D323]/[.$E323];&quot;&quot; )">
            <text:p/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>
            <text:p/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 office:value-type="float" office:value="0.000180367545942261" calcext:value-type="float">
            <text:p>0,0001803675</text:p>
          </table:table-cell>
          <table:table-cell table:formula="of:=IFERROR([.N323]/[.$E323];&quot;&quot; )" office:value-type="float" office:value="0.454052106054188" calcext:value-type="float">
            <text:p>0,4540521061</text:p>
          </table:table-cell>
          <table:table-cell table:formula="of:=IFERROR([.O323]/[.$E323];&quot;&quot; )" office:value-type="float" office:value="0.0000135334123798177" calcext:value-type="float">
            <text:p>1,35334123798177E-005</text:p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582698212335397" calcext:value-type="float">
            <text:p>0,0058269821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094502680213855" calcext:value-type="float">
            <text:p>9,4502680213855E-005</text:p>
          </table:table-cell>
          <table:table-cell table:formula="of:=IFERROR([.D324]/[.$E324];&quot;&quot; )">
            <text:p/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>
            <text:p/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120025575470322" calcext:value-type="float">
            <text:p>0,0001200256</text:p>
          </table:table-cell>
          <table:table-cell table:formula="of:=IFERROR([.N324]/[.$E324];&quot;&quot; )" office:value-type="float" office:value="0.333858313517648" calcext:value-type="float">
            <text:p>0,3338583135</text:p>
          </table:table-cell>
          <table:table-cell table:formula="of:=IFERROR([.O324]/[.$E324];&quot;&quot; )" office:value-type="float" office:value="0.0000254566766619595" calcext:value-type="float">
            <text:p>2,54566766619595E-005</text:p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504326438100202" calcext:value-type="float">
            <text:p>0,0050432644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145140941199447" calcext:value-type="float">
            <text:p>0,0001451409</text:p>
          </table:table-cell>
          <table:table-cell table:formula="of:=IFERROR([.D325]/[.$E325];&quot;&quot; )">
            <text:p/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>
            <text:p/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 office:value-type="float" office:value="0.000134219322043664" calcext:value-type="float">
            <text:p>0,0001342193</text:p>
          </table:table-cell>
          <table:table-cell table:formula="of:=IFERROR([.N325]/[.$E325];&quot;&quot; )" office:value-type="float" office:value="0.356839036918932" calcext:value-type="float">
            <text:p>0,3568390369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0483219094675879" calcext:value-type="float">
            <text:p>0,0048321909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128704826455003" calcext:value-type="float">
            <text:p>0,0001287048</text:p>
          </table:table-cell>
          <table:table-cell table:formula="of:=IFERROR([.D326]/[.$E326];&quot;&quot; )">
            <text:p/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>
            <text:p/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163561521171989" calcext:value-type="float">
            <text:p>0,0001635615</text:p>
          </table:table-cell>
          <table:table-cell table:formula="of:=IFERROR([.N326]/[.$E326];&quot;&quot; )" office:value-type="float" office:value="0.371142441609737" calcext:value-type="float">
            <text:p>0,3711424416</text:p>
          </table:table-cell>
          <table:table-cell table:formula="of:=IFERROR([.O326]/[.$E326];&quot;&quot; )" office:value-type="float" office:value="0.00000879696867857448" calcext:value-type="float">
            <text:p>0,000008797</text:p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557006807769143" calcext:value-type="float">
            <text:p>0,0055700681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0895280182412901" calcext:value-type="float">
            <text:p>0,000089528</text:p>
          </table:table-cell>
          <table:table-cell table:formula="of:=IFERROR([.D327]/[.$E327];&quot;&quot; )">
            <text:p/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>
            <text:p/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 office:value-type="float" office:value="0.00015798333145745" calcext:value-type="float">
            <text:p>0,0001579833</text:p>
          </table:table-cell>
          <table:table-cell table:formula="of:=IFERROR([.N327]/[.$E327];&quot;&quot; )" office:value-type="float" office:value="0.353915489151828" calcext:value-type="float">
            <text:p>0,3539154892</text:p>
          </table:table-cell>
          <table:table-cell table:formula="of:=IFERROR([.O327]/[.$E327];&quot;&quot; )" office:value-type="float" office:value="0.0000181759351215793" calcext:value-type="float">
            <text:p>1,81759351215793E-005</text:p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510020279867574" calcext:value-type="float">
            <text:p>0,0051002028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33388704754471" calcext:value-type="float">
            <text:p>0,0001333887</text:p>
          </table:table-cell>
          <table:table-cell table:formula="of:=IFERROR([.D328]/[.$E328];&quot;&quot; )">
            <text:p/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>
            <text:p/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 office:value-type="float" office:value="0.000148135632087195" calcext:value-type="float">
            <text:p>0,0001481356</text:p>
          </table:table-cell>
          <table:table-cell table:formula="of:=IFERROR([.N328]/[.$E328];&quot;&quot; )" office:value-type="float" office:value="0.521977564478424" calcext:value-type="float">
            <text:p>0,5219775645</text:p>
          </table:table-cell>
          <table:table-cell table:formula="of:=IFERROR([.O328]/[.$E328];&quot;&quot; )" office:value-type="float" office:value="0.0000113892951320137" calcext:value-type="float">
            <text:p>1,13892951320137E-005</text:p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548933427256736" calcext:value-type="float">
            <text:p>0,0054893343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112773255255384" calcext:value-type="float">
            <text:p>0,0001127733</text:p>
          </table:table-cell>
          <table:table-cell table:formula="of:=IFERROR([.D329]/[.$E329];&quot;&quot; )">
            <text:p/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>
            <text:p/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 office:value-type="float" office:value="0.000109760878227325" calcext:value-type="float">
            <text:p>0,0001097609</text:p>
          </table:table-cell>
          <table:table-cell table:formula="of:=IFERROR([.N329]/[.$E329];&quot;&quot; )" office:value-type="float" office:value="0.461487084794381" calcext:value-type="float">
            <text:p>0,4614870848</text:p>
          </table:table-cell>
          <table:table-cell table:formula="of:=IFERROR([.O329]/[.$E329];&quot;&quot; )" office:value-type="float" office:value="0.00000801560719099851" calcext:value-type="float">
            <text:p>8,01560719099851E-006</text:p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0559149221931646" calcext:value-type="float">
            <text:p>0,0055914922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0954978291559089" calcext:value-type="float">
            <text:p>9,54978291559089E-005</text:p>
          </table:table-cell>
          <table:table-cell table:formula="of:=IFERROR([.D330]/[.$E330];&quot;&quot; )">
            <text:p/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>
            <text:p/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 office:value-type="float" office:value="0.000197093973996967" calcext:value-type="float">
            <text:p>0,000197094</text:p>
          </table:table-cell>
          <table:table-cell table:formula="of:=IFERROR([.N330]/[.$E330];&quot;&quot; )" office:value-type="float" office:value="0.388796437805649" calcext:value-type="float">
            <text:p>0,3887964378</text:p>
          </table:table-cell>
          <table:table-cell table:formula="of:=IFERROR([.O330]/[.$E330];&quot;&quot; )" office:value-type="float" office:value="0.000010672776027047" calcext:value-type="float">
            <text:p>1,0672776027047E-005</text:p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0542192217312736" calcext:value-type="float">
            <text:p>0,0054219222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0397972604616" calcext:value-type="float">
            <text:p>0,0001039797</text:p>
          </table:table-cell>
          <table:table-cell table:formula="of:=IFERROR([.D331]/[.$E331];&quot;&quot; )">
            <text:p/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>
            <text:p/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 office:value-type="float" office:value="0.00016299992864336" calcext:value-type="float">
            <text:p>0,0001629999</text:p>
          </table:table-cell>
          <table:table-cell table:formula="of:=IFERROR([.N331]/[.$E331];&quot;&quot; )" office:value-type="float" office:value="0.406486322465421" calcext:value-type="float">
            <text:p>0,4064863225</text:p>
          </table:table-cell>
          <table:table-cell table:formula="of:=IFERROR([.O331]/[.$E331];&quot;&quot; )" office:value-type="float" office:value="0.0000156405461872878" calcext:value-type="float">
            <text:p>1,56405461872878E-005</text:p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55501939075729" calcext:value-type="float">
            <text:p>0,0055501939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074632028985619" calcext:value-type="float">
            <text:p>0,000074632</text:p>
          </table:table-cell>
          <table:table-cell table:formula="of:=IFERROR([.D332]/[.$E332];&quot;&quot; )">
            <text:p/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>
            <text:p/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152433607310903" calcext:value-type="float">
            <text:p>0,0001524336</text:p>
          </table:table-cell>
          <table:table-cell table:formula="of:=IFERROR([.N332]/[.$E332];&quot;&quot; )" office:value-type="float" office:value="0.515762608064674" calcext:value-type="float">
            <text:p>0,5157626081</text:p>
          </table:table-cell>
          <table:table-cell table:formula="of:=IFERROR([.O332]/[.$E332];&quot;&quot; )" office:value-type="float" office:value="0.00000899746973827018" calcext:value-type="float">
            <text:p>8,99746973827018E-006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52782451473614" calcext:value-type="float">
            <text:p>0,0052782451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150659120232527" calcext:value-type="float">
            <text:p>0,0001506591</text:p>
          </table:table-cell>
          <table:table-cell table:formula="of:=IFERROR([.D333]/[.$E333];&quot;&quot; )">
            <text:p/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>
            <text:p/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 office:value-type="float" office:value="0.000147790829127084" calcext:value-type="float">
            <text:p>0,0001477908</text:p>
          </table:table-cell>
          <table:table-cell table:formula="of:=IFERROR([.N333]/[.$E333];&quot;&quot; )" office:value-type="float" office:value="0.433626570944579" calcext:value-type="float">
            <text:p>0,4336265709</text:p>
          </table:table-cell>
          <table:table-cell table:formula="of:=IFERROR([.O333]/[.$E333];&quot;&quot; )" office:value-type="float" office:value="0.0000118920485188537" calcext:value-type="float">
            <text:p>0,000011892</text:p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49164511671281" calcext:value-type="float">
            <text:p>0,0049164512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4]/[.$E334];&quot;&quot; )">
            <text:p/>
          </table:table-cell>
          <table:table-cell table:formula="of:=IFERROR([.C334]/[.$E334];&quot;&quot; )" office:value-type="float" office:value="0.0000742753494966736" calcext:value-type="float">
            <text:p>7,42753494966736E-005</text:p>
          </table:table-cell>
          <table:table-cell table:formula="of:=IFERROR([.D334]/[.$E334];&quot;&quot; )">
            <text:p/>
          </table:table-cell>
          <table:table-cell table:formula="of:=IFERROR([.E334]/[.$E334];&quot;&quot; )" office:value-type="float" office:value="1" calcext:value-type="float">
            <text:p>1</text:p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 office:value-type="float" office:value="0.000136505518872871" calcext:value-type="float">
            <text:p>0,0001365055</text:p>
          </table:table-cell>
          <table:table-cell table:formula="of:=IFERROR([.N334]/[.$E334];&quot;&quot; )" office:value-type="float" office:value="0.777650729873063" calcext:value-type="float">
            <text:p>0,7776507299</text:p>
          </table:table-cell>
          <table:table-cell table:formula="of:=IFERROR([.O334]/[.$E334];&quot;&quot; )" office:value-type="float" office:value="0.0000117055446169629" calcext:value-type="float">
            <text:p>1,17055446169629E-005</text:p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 office:value-type="float" office:value="0.0048353319610829" calcext:value-type="float">
            <text:p>0,004835332</text:p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00820842588127141" calcext:value-type="float">
            <text:p>8,20842588127141E-006</text:p>
          </table:table-cell>
          <table:table-cell table:formula="of:=AVERAGE([.D422:.D530])-2*STDEV([.D422:.D530])" office:value-type="string" office:string-value="" calcext:value-type="error">
            <text:p>#DIV/0 !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string" office:string-value="" calcext:value-type="error">
            <text:p>#DIV/0 !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string" office:string-value="" calcext:value-type="error">
            <text:p>#DIV/0 !</text:p>
          </table:table-cell>
          <table:table-cell table:formula="of:=AVERAGE([.M422:.M530])-2*STDEV([.M422:.M530])" office:value-type="float" office:value="0.0000476248954224936" calcext:value-type="float">
            <text:p>4,76248954224936E-005</text:p>
          </table:table-cell>
          <table:table-cell table:formula="of:=AVERAGE([.N422:.N530])-2*STDEV([.N422:.N530])" office:value-type="float" office:value="0.201498604032785" calcext:value-type="float">
            <text:p>0,201498604</text:p>
          </table:table-cell>
          <table:table-cell table:formula="of:=AVERAGE([.O422:.O530])-2*STDEV([.O422:.O530])" office:value-type="float" office:value="0.00000273823909354332" calcext:value-type="float">
            <text:p>2,73823909354332E-006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324493740689384" calcext:value-type="float">
            <text:p>0,0032449374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268565923589954" calcext:value-type="float">
            <text:p>0,0002685659</text:p>
          </table:table-cell>
          <table:table-cell table:style-name="ce5" table:formula="of:=AVERAGE([.D422:.D530])+2*STDEV([.D422:.D530])" office:value-type="string" office:string-value="" calcext:value-type="error">
            <text:p>#DIV/0 !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string" office:string-value="" calcext:value-type="error">
            <text:p>#DIV/0 !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string" office:string-value="" calcext:value-type="error">
            <text:p>#DIV/0 !</text:p>
          </table:table-cell>
          <table:table-cell table:style-name="ce5" table:formula="of:=AVERAGE([.M422:.M530])+2*STDEV([.M422:.M530])" office:value-type="float" office:value="0.000219241515534539" calcext:value-type="float">
            <text:p>0,0002192415</text:p>
          </table:table-cell>
          <table:table-cell table:style-name="ce5" table:formula="of:=AVERAGE([.N422:.N530])+2*STDEV([.N422:.N530])" office:value-type="float" office:value="0.704614844741305" calcext:value-type="float">
            <text:p>0,7046148447</text:p>
          </table:table-cell>
          <table:table-cell table:style-name="ce5" table:formula="of:=AVERAGE([.O422:.O530])+2*STDEV([.O422:.O530])" office:value-type="float" office:value="0.0000245987764675573" calcext:value-type="float">
            <text:p>2,45987764675573E-005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0764037320325917" calcext:value-type="float">
            <text:p>0,0076403732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string" office:string-value="" calcext:value-type="error">
            <text:p>#DIV/0 !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string" office:string-value="" calcext:value-type="error">
            <text:p>#DIV/0 !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 office:value-type="float" office:value="0.0000713449985871466" calcext:value-type="float">
            <text:p>0,000071345</text:p>
          </table:table-cell>
          <table:table-cell table:formula="of:=IF(OR([.N422]&lt;[.N$549];[.N422]&gt;[.N$550]);&quot;&quot;;[.N422])" office:value-type="float" office:value="0.43071580636384" calcext:value-type="float">
            <text:p>0,4307158064</text:p>
          </table:table-cell>
          <table:table-cell table:formula="of:=IF(OR([.O422]&lt;[.O$549];[.O422]&gt;[.O$550]);&quot;&quot;;[.O422])" office:value-type="float" office:value="0.0000236805266024217" calcext:value-type="float">
            <text:p>2,36805266024217E-005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0621704309878637" calcext:value-type="float">
            <text:p>0,0062170431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string" office:string-value="" calcext:value-type="error">
            <text:p>#DIV/0 !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string" office:string-value="" calcext:value-type="error">
            <text:p>#DIV/0 !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 office:value-type="float" office:value="0.0000895753064742362" calcext:value-type="float">
            <text:p>8,95753064742362E-005</text:p>
          </table:table-cell>
          <table:table-cell table:formula="of:=IF(OR([.N423]&lt;[.N$549];[.N423]&gt;[.N$550]);&quot;&quot;;[.N423])" office:value-type="float" office:value="0.520441712621938" calcext:value-type="float">
            <text:p>0,5204417126</text:p>
          </table:table-cell>
          <table:table-cell table:formula="of:=IF(OR([.O423]&lt;[.O$549];[.O423]&gt;[.O$550]);&quot;&quot;;[.O423])" office:value-type="float" office:value="0.00000965610231616314" calcext:value-type="float">
            <text:p>9,65610231616314E-006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0480533243202037" calcext:value-type="float">
            <text:p>0,0048053324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166171481585062" calcext:value-type="float">
            <text:p>0,0001661715</text:p>
          </table:table-cell>
          <table:table-cell table:formula="of:=IF(OR([.D424]&lt;[.D$549];[.D424]&gt;[.D$550]);&quot;&quot;;[.D424])" office:value-type="string" office:string-value="" calcext:value-type="error">
            <text:p>#DIV/0 !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string" office:string-value="" calcext:value-type="error">
            <text:p>#DIV/0 !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 office:value-type="float" office:value="0.000117498649645068" calcext:value-type="float">
            <text:p>0,0001174986</text:p>
          </table:table-cell>
          <table:table-cell table:formula="of:=IF(OR([.N424]&lt;[.N$549];[.N424]&gt;[.N$550]);&quot;&quot;;[.N424])" office:value-type="float" office:value="0.410724601517185" calcext:value-type="float">
            <text:p>0,4107246015</text:p>
          </table:table-cell>
          <table:table-cell table:formula="of:=IF(OR([.O424]&lt;[.O$549];[.O424]&gt;[.O$550]);&quot;&quot;;[.O424])" office:value-type="float" office:value="0.0000110504289975819" calcext:value-type="float">
            <text:p>1,10504289975819E-005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0734709385794171" calcext:value-type="float">
            <text:p>0,0073470939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176752773906915" calcext:value-type="float">
            <text:p>0,0001767528</text:p>
          </table:table-cell>
          <table:table-cell table:formula="of:=IF(OR([.D425]&lt;[.D$549];[.D425]&gt;[.D$550]);&quot;&quot;;[.D425])" office:value-type="string" office:string-value="" calcext:value-type="error">
            <text:p>#DIV/0 !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string" office:string-value="" calcext:value-type="error">
            <text:p>#DIV/0 !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float" office:value="0.000122131703238778" calcext:value-type="float">
            <text:p>0,0001221317</text:p>
          </table:table-cell>
          <table:table-cell table:formula="of:=IF(OR([.N425]&lt;[.N$549];[.N425]&gt;[.N$550]);&quot;&quot;;[.N425])" office:value-type="float" office:value="0.407806239783546" calcext:value-type="float">
            <text:p>0,4078062398</text:p>
          </table:table-cell>
          <table:table-cell table:formula="of:=IF(OR([.O425]&lt;[.O$549];[.O425]&gt;[.O$550]);&quot;&quot;;[.O425])" office:value-type="float" office:value="0.00000694363335545537" calcext:value-type="float">
            <text:p>6,94363335545537E-006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0502500453018978" calcext:value-type="float">
            <text:p>0,0050250045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223381730446646" calcext:value-type="float">
            <text:p>0,0002233817</text:p>
          </table:table-cell>
          <table:table-cell table:formula="of:=IF(OR([.D426]&lt;[.D$549];[.D426]&gt;[.D$550]);&quot;&quot;;[.D426])" office:value-type="string" office:string-value="" calcext:value-type="error">
            <text:p>#DIV/0 !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string" office:string-value="" calcext:value-type="error">
            <text:p>#DIV/0 !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float" office:value="0.000117029682776848" calcext:value-type="float">
            <text:p>0,0001170297</text:p>
          </table:table-cell>
          <table:table-cell table:formula="of:=IF(OR([.N426]&lt;[.N$549];[.N426]&gt;[.N$550]);&quot;&quot;;[.N426])" office:value-type="float" office:value="0.386418905156646" calcext:value-type="float">
            <text:p>0,3864189052</text:p>
          </table:table-cell>
          <table:table-cell table:formula="of:=IF(OR([.O426]&lt;[.O$549];[.O426]&gt;[.O$550]);&quot;&quot;;[.O426])" office:value-type="float" office:value="0.0000123838551499281" calcext:value-type="float">
            <text:p>1,23838551499281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0605881739373029" calcext:value-type="float">
            <text:p>0,0060588174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122385896903197" calcext:value-type="float">
            <text:p>0,0001223859</text:p>
          </table:table-cell>
          <table:table-cell table:formula="of:=IF(OR([.D427]&lt;[.D$549];[.D427]&gt;[.D$550]);&quot;&quot;;[.D427])" office:value-type="string" office:string-value="" calcext:value-type="error">
            <text:p>#DIV/0 !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string" office:string-value="" calcext:value-type="error">
            <text:p>#DIV/0 !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float" office:value="0.000106172595502196" calcext:value-type="float">
            <text:p>0,0001061726</text:p>
          </table:table-cell>
          <table:table-cell table:formula="of:=IF(OR([.N427]&lt;[.N$549];[.N427]&gt;[.N$550]);&quot;&quot;;[.N427])" office:value-type="float" office:value="0.298593526726218" calcext:value-type="float">
            <text:p>0,2985935267</text:p>
          </table:table-cell>
          <table:table-cell table:formula="of:=IF(OR([.O427]&lt;[.O$549];[.O427]&gt;[.O$550]);&quot;&quot;;[.O427])" office:value-type="float" office:value="0.00000790326076091836" calcext:value-type="float">
            <text:p>7,90326076091836E-006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0329571306050809" calcext:value-type="float">
            <text:p>0,0032957131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136678386188505" calcext:value-type="float">
            <text:p>0,0001366784</text:p>
          </table:table-cell>
          <table:table-cell table:formula="of:=IF(OR([.D428]&lt;[.D$549];[.D428]&gt;[.D$550]);&quot;&quot;;[.D428])" office:value-type="string" office:string-value="" calcext:value-type="error">
            <text:p>#DIV/0 !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string" office:string-value="" calcext:value-type="error">
            <text:p>#DIV/0 !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 office:value-type="float" office:value="0.0000713583518731048" calcext:value-type="float">
            <text:p>7,13583518731048E-005</text:p>
          </table:table-cell>
          <table:table-cell table:formula="of:=IF(OR([.N428]&lt;[.N$549];[.N428]&gt;[.N$550]);&quot;&quot;;[.N428])" office:value-type="float" office:value="0.31904907811755" calcext:value-type="float">
            <text:p>0,3190490781</text:p>
          </table:table-cell>
          <table:table-cell table:formula="of:=IF(OR([.O428]&lt;[.O$549];[.O428]&gt;[.O$550]);&quot;&quot;;[.O428])" office:value-type="float" office:value="0.0000138719507616461" calcext:value-type="float">
            <text:p>0,000013872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0508560027663667" calcext:value-type="float">
            <text:p>0,0050856003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0928112552554926" calcext:value-type="float">
            <text:p>9,28112552554926E-005</text:p>
          </table:table-cell>
          <table:table-cell table:formula="of:=IF(OR([.D429]&lt;[.D$549];[.D429]&gt;[.D$550]);&quot;&quot;;[.D429])" office:value-type="string" office:string-value="" calcext:value-type="error">
            <text:p>#DIV/0 !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string" office:string-value="" calcext:value-type="error">
            <text:p>#DIV/0 !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 office:value-type="float" office:value="0.000156669616191866" calcext:value-type="float">
            <text:p>0,0001566696</text:p>
          </table:table-cell>
          <table:table-cell table:formula="of:=IF(OR([.N429]&lt;[.N$549];[.N429]&gt;[.N$550]);&quot;&quot;;[.N429])" office:value-type="float" office:value="0.450768534193239" calcext:value-type="float">
            <text:p>0,4507685342</text:p>
          </table:table-cell>
          <table:table-cell table:formula="of:=IF(OR([.O429]&lt;[.O$549];[.O429]&gt;[.O$550]);&quot;&quot;;[.O429])" office:value-type="float" office:value="0.0000156158925026067" calcext:value-type="float">
            <text:p>1,56158925026067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0554144531728215" calcext:value-type="float">
            <text:p>0,0055414453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112658948530855" calcext:value-type="float">
            <text:p>0,0001126589</text:p>
          </table:table-cell>
          <table:table-cell table:formula="of:=IF(OR([.D430]&lt;[.D$549];[.D430]&gt;[.D$550]);&quot;&quot;;[.D430])" office:value-type="string" office:string-value="" calcext:value-type="error">
            <text:p>#DIV/0 !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string" office:string-value="" calcext:value-type="error">
            <text:p>#DIV/0 !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 office:value-type="float" office:value="0.000118444349079976" calcext:value-type="float">
            <text:p>0,0001184443</text:p>
          </table:table-cell>
          <table:table-cell table:formula="of:=IF(OR([.N430]&lt;[.N$549];[.N430]&gt;[.N$550]);&quot;&quot;;[.N430])" office:value-type="float" office:value="0.502688009840481" calcext:value-type="float">
            <text:p>0,5026880098</text:p>
          </table:table-cell>
          <table:table-cell table:formula="of:=IF(OR([.O430]&lt;[.O$549];[.O430]&gt;[.O$550]);&quot;&quot;;[.O430])" office:value-type="float" office:value="0.000013115906294682" calcext:value-type="float">
            <text:p>1,3115906294682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0357421922480867" calcext:value-type="float">
            <text:p>0,0035742192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077259859910605" calcext:value-type="float">
            <text:p>7,7259859910605E-005</text:p>
          </table:table-cell>
          <table:table-cell table:formula="of:=IF(OR([.D431]&lt;[.D$549];[.D431]&gt;[.D$550]);&quot;&quot;;[.D431])" office:value-type="string" office:string-value="" calcext:value-type="error">
            <text:p>#DIV/0 !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string" office:string-value="" calcext:value-type="error">
            <text:p>#DIV/0 !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 office:value-type="float" office:value="0.0000888133810106082" calcext:value-type="float">
            <text:p>8,88133810106082E-005</text:p>
          </table:table-cell>
          <table:table-cell table:formula="of:=IF(OR([.N431]&lt;[.N$549];[.N431]&gt;[.N$550]);&quot;&quot;;[.N431])" office:value-type="float" office:value="0.512567451825152" calcext:value-type="float">
            <text:p>0,5125674518</text:p>
          </table:table-cell>
          <table:table-cell table:formula="of:=IF(OR([.O431]&lt;[.O$549];[.O431]&gt;[.O$550]);&quot;&quot;;[.O431])" office:value-type="float" office:value="0.0000141352385720842" calcext:value-type="float">
            <text:p>1,41352385720842E-005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0443002976791161" calcext:value-type="float">
            <text:p>0,0044300298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0942667381434702" calcext:value-type="float">
            <text:p>9,42667381434702E-005</text:p>
          </table:table-cell>
          <table:table-cell table:formula="of:=IF(OR([.D432]&lt;[.D$549];[.D432]&gt;[.D$550]);&quot;&quot;;[.D432])" office:value-type="string" office:string-value="" calcext:value-type="error">
            <text:p>#DIV/0 !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string" office:string-value="" calcext:value-type="error">
            <text:p>#DIV/0 !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 office:value-type="float" office:value="0.000126531060964864" calcext:value-type="float">
            <text:p>0,0001265311</text:p>
          </table:table-cell>
          <table:table-cell table:formula="of:=IF(OR([.N432]&lt;[.N$549];[.N432]&gt;[.N$550]);&quot;&quot;;[.N432])" office:value-type="float" office:value="0.482220991092319" calcext:value-type="float">
            <text:p>0,4822209911</text:p>
          </table:table-cell>
          <table:table-cell table:formula="of:=IF(OR([.O432]&lt;[.O$549];[.O432]&gt;[.O$550]);&quot;&quot;;[.O432])" office:value-type="float" office:value="0.0000239669881237668" calcext:value-type="float">
            <text:p>0,000023967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0632812352630466" calcext:value-type="float">
            <text:p>0,0063281235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12451297692814" calcext:value-type="float">
            <text:p>0,000124513</text:p>
          </table:table-cell>
          <table:table-cell table:formula="of:=IF(OR([.D433]&lt;[.D$549];[.D433]&gt;[.D$550]);&quot;&quot;;[.D433])" office:value-type="string" office:string-value="" calcext:value-type="error">
            <text:p>#DIV/0 !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string" office:string-value="" calcext:value-type="error">
            <text:p>#DIV/0 !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float" office:value="0.000085034904266093" calcext:value-type="float">
            <text:p>8,5034904266093E-005</text:p>
          </table:table-cell>
          <table:table-cell table:formula="of:=IF(OR([.N433]&lt;[.N$549];[.N433]&gt;[.N$550]);&quot;&quot;;[.N433])" office:value-type="float" office:value="0.304154412189621" calcext:value-type="float">
            <text:p>0,3041544122</text:p>
          </table:table-cell>
          <table:table-cell table:formula="of:=IF(OR([.O433]&lt;[.O$549];[.O433]&gt;[.O$550]);&quot;&quot;;[.O433])" office:value-type="float" office:value="0.000021565888819428" calcext:value-type="float">
            <text:p>2,1565888819428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0477401057540236" calcext:value-type="float">
            <text:p>0,0047740106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>
            <text:p/>
          </table:table-cell>
          <table:table-cell table:formula="of:=IF(OR([.D434]&lt;[.D$549];[.D434]&gt;[.D$550]);&quot;&quot;;[.D434])" office:value-type="string" office:string-value="" calcext:value-type="error">
            <text:p>#DIV/0 !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string" office:string-value="" calcext:value-type="error">
            <text:p>#DIV/0 !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>
            <text:p/>
          </table:table-cell>
          <table:table-cell table:formula="of:=IF(OR([.N434]&lt;[.N$549];[.N434]&gt;[.N$550]);&quot;&quot;;[.N434])">
            <text:p/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>
            <text:p/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0950455623480125" calcext:value-type="float">
            <text:p>9,50455623480125E-005</text:p>
          </table:table-cell>
          <table:table-cell table:formula="of:=IF(OR([.D435]&lt;[.D$549];[.D435]&gt;[.D$550]);&quot;&quot;;[.D435])" office:value-type="string" office:string-value="" calcext:value-type="error">
            <text:p>#DIV/0 !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string" office:string-value="" calcext:value-type="error">
            <text:p>#DIV/0 !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 office:value-type="float" office:value="0.00012928619605286" calcext:value-type="float">
            <text:p>0,0001292862</text:p>
          </table:table-cell>
          <table:table-cell table:formula="of:=IF(OR([.N435]&lt;[.N$549];[.N435]&gt;[.N$550]);&quot;&quot;;[.N435])" office:value-type="float" office:value="0.408532788907879" calcext:value-type="float">
            <text:p>0,4085327889</text:p>
          </table:table-cell>
          <table:table-cell table:formula="of:=IF(OR([.O435]&lt;[.O$549];[.O435]&gt;[.O$550]);&quot;&quot;;[.O435])" office:value-type="float" office:value="0.0000145620550255371" calcext:value-type="float">
            <text:p>1,45620550255371E-005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0537366857616448" calcext:value-type="float">
            <text:p>0,0053736686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122130072806066" calcext:value-type="float">
            <text:p>0,0001221301</text:p>
          </table:table-cell>
          <table:table-cell table:formula="of:=IF(OR([.D436]&lt;[.D$549];[.D436]&gt;[.D$550]);&quot;&quot;;[.D436])" office:value-type="string" office:string-value="" calcext:value-type="error">
            <text:p>#DIV/0 !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string" office:string-value="" calcext:value-type="error">
            <text:p>#DIV/0 !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 office:value-type="float" office:value="0.000199727136544131" calcext:value-type="float">
            <text:p>0,0001997271</text:p>
          </table:table-cell>
          <table:table-cell table:formula="of:=IF(OR([.N436]&lt;[.N$549];[.N436]&gt;[.N$550]);&quot;&quot;;[.N436])" office:value-type="float" office:value="0.372883483664767" calcext:value-type="float">
            <text:p>0,3728834837</text:p>
          </table:table-cell>
          <table:table-cell table:formula="of:=IF(OR([.O436]&lt;[.O$549];[.O436]&gt;[.O$550]);&quot;&quot;;[.O436])">
            <text:p/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0558183917153132" calcext:value-type="float">
            <text:p>0,0055818392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081206461224107" calcext:value-type="float">
            <text:p>8,1206461224107E-005</text:p>
          </table:table-cell>
          <table:table-cell table:formula="of:=IF(OR([.D437]&lt;[.D$549];[.D437]&gt;[.D$550]);&quot;&quot;;[.D437])" office:value-type="string" office:string-value="" calcext:value-type="error">
            <text:p>#DIV/0 !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string" office:string-value="" calcext:value-type="error">
            <text:p>#DIV/0 !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float" office:value="0.00009594450565213" calcext:value-type="float">
            <text:p>9,594450565213E-005</text:p>
          </table:table-cell>
          <table:table-cell table:formula="of:=IF(OR([.N437]&lt;[.N$549];[.N437]&gt;[.N$550]);&quot;&quot;;[.N437])" office:value-type="float" office:value="0.401388009177216" calcext:value-type="float">
            <text:p>0,4013880092</text:p>
          </table:table-cell>
          <table:table-cell table:formula="of:=IF(OR([.O437]&lt;[.O$549];[.O437]&gt;[.O$550]);&quot;&quot;;[.O437])" office:value-type="float" office:value="0.00000868988468633434" calcext:value-type="float">
            <text:p>8,68988468633434E-006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0550226459349109" calcext:value-type="float">
            <text:p>0,0055022646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152718116999163" calcext:value-type="float">
            <text:p>0,0001527181</text:p>
          </table:table-cell>
          <table:table-cell table:formula="of:=IF(OR([.D438]&lt;[.D$549];[.D438]&gt;[.D$550]);&quot;&quot;;[.D438])" office:value-type="string" office:string-value="" calcext:value-type="error">
            <text:p>#DIV/0 !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string" office:string-value="" calcext:value-type="error">
            <text:p>#DIV/0 !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 office:value-type="float" office:value="0.000095555030066079" calcext:value-type="float">
            <text:p>0,000095555</text:p>
          </table:table-cell>
          <table:table-cell table:formula="of:=IF(OR([.N438]&lt;[.N$549];[.N438]&gt;[.N$550]);&quot;&quot;;[.N438])" office:value-type="float" office:value="0.429982599380434" calcext:value-type="float">
            <text:p>0,4299825994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0548257062787405" calcext:value-type="float">
            <text:p>0,0054825706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45825432397483" calcext:value-type="float">
            <text:p>0,0001458254</text:p>
          </table:table-cell>
          <table:table-cell table:formula="of:=IF(OR([.D439]&lt;[.D$549];[.D439]&gt;[.D$550]);&quot;&quot;;[.D439])" office:value-type="string" office:string-value="" calcext:value-type="error">
            <text:p>#DIV/0 !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string" office:string-value="" calcext:value-type="error">
            <text:p>#DIV/0 !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float" office:value="0.0000982188750907086" calcext:value-type="float">
            <text:p>9,82188750907086E-005</text:p>
          </table:table-cell>
          <table:table-cell table:formula="of:=IF(OR([.N439]&lt;[.N$549];[.N439]&gt;[.N$550]);&quot;&quot;;[.N439])" office:value-type="float" office:value="0.551756340362872" calcext:value-type="float">
            <text:p>0,5517563404</text:p>
          </table:table-cell>
          <table:table-cell table:formula="of:=IF(OR([.O439]&lt;[.O$549];[.O439]&gt;[.O$550]);&quot;&quot;;[.O439])" office:value-type="float" office:value="0.000010291310825931" calcext:value-type="float">
            <text:p>1,0291310825931E-005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0563269605852759" calcext:value-type="float">
            <text:p>0,0056326961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137178294847681" calcext:value-type="float">
            <text:p>0,0001371783</text:p>
          </table:table-cell>
          <table:table-cell table:formula="of:=IF(OR([.D440]&lt;[.D$549];[.D440]&gt;[.D$550]);&quot;&quot;;[.D440])" office:value-type="string" office:string-value="" calcext:value-type="error">
            <text:p>#DIV/0 !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string" office:string-value="" calcext:value-type="error">
            <text:p>#DIV/0 !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float" office:value="0.000167907852369584" calcext:value-type="float">
            <text:p>0,0001679079</text:p>
          </table:table-cell>
          <table:table-cell table:formula="of:=IF(OR([.N440]&lt;[.N$549];[.N440]&gt;[.N$550]);&quot;&quot;;[.N440])" office:value-type="float" office:value="0.396486438611899" calcext:value-type="float">
            <text:p>0,3964864386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0542158494786802" calcext:value-type="float">
            <text:p>0,0054215849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34822510250328" calcext:value-type="float">
            <text:p>0,0001348225</text:p>
          </table:table-cell>
          <table:table-cell table:formula="of:=IF(OR([.D441]&lt;[.D$549];[.D441]&gt;[.D$550]);&quot;&quot;;[.D441])" office:value-type="string" office:string-value="" calcext:value-type="error">
            <text:p>#DIV/0 !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string" office:string-value="" calcext:value-type="error">
            <text:p>#DIV/0 !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 office:value-type="float" office:value="0.000110045329975062" calcext:value-type="float">
            <text:p>0,0001100453</text:p>
          </table:table-cell>
          <table:table-cell table:formula="of:=IF(OR([.N441]&lt;[.N$549];[.N441]&gt;[.N$550]);&quot;&quot;;[.N441])" office:value-type="float" office:value="0.69585845939244" calcext:value-type="float">
            <text:p>0,6958584594</text:p>
          </table:table-cell>
          <table:table-cell table:formula="of:=IF(OR([.O441]&lt;[.O$549];[.O441]&gt;[.O$550]);&quot;&quot;;[.O441])" office:value-type="float" office:value="0.0000115154764042925" calcext:value-type="float">
            <text:p>1,15154764042925E-005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0634347101884997" calcext:value-type="float">
            <text:p>0,006343471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0892575832652558" calcext:value-type="float">
            <text:p>8,92575832652558E-005</text:p>
          </table:table-cell>
          <table:table-cell table:formula="of:=IF(OR([.D442]&lt;[.D$549];[.D442]&gt;[.D$550]);&quot;&quot;;[.D442])" office:value-type="string" office:string-value="" calcext:value-type="error">
            <text:p>#DIV/0 !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string" office:string-value="" calcext:value-type="error">
            <text:p>#DIV/0 !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 office:value-type="float" office:value="0.000142534065788754" calcext:value-type="float">
            <text:p>0,0001425341</text:p>
          </table:table-cell>
          <table:table-cell table:formula="of:=IF(OR([.N442]&lt;[.N$549];[.N442]&gt;[.N$550]);&quot;&quot;;[.N442])" office:value-type="float" office:value="0.418927527743392" calcext:value-type="float">
            <text:p>0,4189275277</text:p>
          </table:table-cell>
          <table:table-cell table:formula="of:=IF(OR([.O442]&lt;[.O$549];[.O442]&gt;[.O$550]);&quot;&quot;;[.O442])" office:value-type="float" office:value="0.00000822207746894786" calcext:value-type="float">
            <text:p>8,22207746894786E-006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0446191057029351" calcext:value-type="float">
            <text:p>0,0044619106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139306811890898" calcext:value-type="float">
            <text:p>0,0001393068</text:p>
          </table:table-cell>
          <table:table-cell table:formula="of:=IF(OR([.D443]&lt;[.D$549];[.D443]&gt;[.D$550]);&quot;&quot;;[.D443])" office:value-type="string" office:string-value="" calcext:value-type="error">
            <text:p>#DIV/0 !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string" office:string-value="" calcext:value-type="error">
            <text:p>#DIV/0 !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 office:value-type="float" office:value="0.000180367545942261" calcext:value-type="float">
            <text:p>0,0001803675</text:p>
          </table:table-cell>
          <table:table-cell table:formula="of:=IF(OR([.N443]&lt;[.N$549];[.N443]&gt;[.N$550]);&quot;&quot;;[.N443])" office:value-type="float" office:value="0.454052106054188" calcext:value-type="float">
            <text:p>0,4540521061</text:p>
          </table:table-cell>
          <table:table-cell table:formula="of:=IF(OR([.O443]&lt;[.O$549];[.O443]&gt;[.O$550]);&quot;&quot;;[.O443])" office:value-type="float" office:value="0.0000135334123798177" calcext:value-type="float">
            <text:p>1,35334123798177E-005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0582698212335397" calcext:value-type="float">
            <text:p>0,0058269821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094502680213855" calcext:value-type="float">
            <text:p>9,4502680213855E-005</text:p>
          </table:table-cell>
          <table:table-cell table:formula="of:=IF(OR([.D444]&lt;[.D$549];[.D444]&gt;[.D$550]);&quot;&quot;;[.D444])" office:value-type="string" office:string-value="" calcext:value-type="error">
            <text:p>#DIV/0 !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string" office:string-value="" calcext:value-type="error">
            <text:p>#DIV/0 !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float" office:value="0.000120025575470322" calcext:value-type="float">
            <text:p>0,0001200256</text:p>
          </table:table-cell>
          <table:table-cell table:formula="of:=IF(OR([.N444]&lt;[.N$549];[.N444]&gt;[.N$550]);&quot;&quot;;[.N444])" office:value-type="float" office:value="0.333858313517648" calcext:value-type="float">
            <text:p>0,3338583135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0504326438100202" calcext:value-type="float">
            <text:p>0,0050432644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145140941199447" calcext:value-type="float">
            <text:p>0,0001451409</text:p>
          </table:table-cell>
          <table:table-cell table:formula="of:=IF(OR([.D445]&lt;[.D$549];[.D445]&gt;[.D$550]);&quot;&quot;;[.D445])" office:value-type="string" office:string-value="" calcext:value-type="error">
            <text:p>#DIV/0 !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string" office:string-value="" calcext:value-type="error">
            <text:p>#DIV/0 !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float" office:value="0.000134219322043664" calcext:value-type="float">
            <text:p>0,0001342193</text:p>
          </table:table-cell>
          <table:table-cell table:formula="of:=IF(OR([.N445]&lt;[.N$549];[.N445]&gt;[.N$550]);&quot;&quot;;[.N445])" office:value-type="float" office:value="0.356839036918932" calcext:value-type="float">
            <text:p>0,3568390369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0483219094675879" calcext:value-type="float">
            <text:p>0,0048321909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128704826455003" calcext:value-type="float">
            <text:p>0,0001287048</text:p>
          </table:table-cell>
          <table:table-cell table:formula="of:=IF(OR([.D446]&lt;[.D$549];[.D446]&gt;[.D$550]);&quot;&quot;;[.D446])" office:value-type="string" office:string-value="" calcext:value-type="error">
            <text:p>#DIV/0 !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string" office:string-value="" calcext:value-type="error">
            <text:p>#DIV/0 !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float" office:value="0.000163561521171989" calcext:value-type="float">
            <text:p>0,0001635615</text:p>
          </table:table-cell>
          <table:table-cell table:formula="of:=IF(OR([.N446]&lt;[.N$549];[.N446]&gt;[.N$550]);&quot;&quot;;[.N446])" office:value-type="float" office:value="0.371142441609737" calcext:value-type="float">
            <text:p>0,3711424416</text:p>
          </table:table-cell>
          <table:table-cell table:formula="of:=IF(OR([.O446]&lt;[.O$549];[.O446]&gt;[.O$550]);&quot;&quot;;[.O446])" office:value-type="float" office:value="0.00000879696867857448" calcext:value-type="float">
            <text:p>0,000008797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0557006807769143" calcext:value-type="float">
            <text:p>0,0055700681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0895280182412901" calcext:value-type="float">
            <text:p>0,000089528</text:p>
          </table:table-cell>
          <table:table-cell table:formula="of:=IF(OR([.D447]&lt;[.D$549];[.D447]&gt;[.D$550]);&quot;&quot;;[.D447])" office:value-type="string" office:string-value="" calcext:value-type="error">
            <text:p>#DIV/0 !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string" office:string-value="" calcext:value-type="error">
            <text:p>#DIV/0 !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 office:value-type="float" office:value="0.00015798333145745" calcext:value-type="float">
            <text:p>0,0001579833</text:p>
          </table:table-cell>
          <table:table-cell table:formula="of:=IF(OR([.N447]&lt;[.N$549];[.N447]&gt;[.N$550]);&quot;&quot;;[.N447])" office:value-type="float" office:value="0.353915489151828" calcext:value-type="float">
            <text:p>0,3539154892</text:p>
          </table:table-cell>
          <table:table-cell table:formula="of:=IF(OR([.O447]&lt;[.O$549];[.O447]&gt;[.O$550]);&quot;&quot;;[.O447])" office:value-type="float" office:value="0.0000181759351215793" calcext:value-type="float">
            <text:p>1,81759351215793E-005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0510020279867574" calcext:value-type="float">
            <text:p>0,0051002028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33388704754471" calcext:value-type="float">
            <text:p>0,0001333887</text:p>
          </table:table-cell>
          <table:table-cell table:formula="of:=IF(OR([.D448]&lt;[.D$549];[.D448]&gt;[.D$550]);&quot;&quot;;[.D448])" office:value-type="string" office:string-value="" calcext:value-type="error">
            <text:p>#DIV/0 !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string" office:string-value="" calcext:value-type="error">
            <text:p>#DIV/0 !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 office:value-type="float" office:value="0.000148135632087195" calcext:value-type="float">
            <text:p>0,0001481356</text:p>
          </table:table-cell>
          <table:table-cell table:formula="of:=IF(OR([.N448]&lt;[.N$549];[.N448]&gt;[.N$550]);&quot;&quot;;[.N448])" office:value-type="float" office:value="0.521977564478424" calcext:value-type="float">
            <text:p>0,5219775645</text:p>
          </table:table-cell>
          <table:table-cell table:formula="of:=IF(OR([.O448]&lt;[.O$549];[.O448]&gt;[.O$550]);&quot;&quot;;[.O448])" office:value-type="float" office:value="0.0000113892951320137" calcext:value-type="float">
            <text:p>1,13892951320137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0548933427256736" calcext:value-type="float">
            <text:p>0,0054893343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112773255255384" calcext:value-type="float">
            <text:p>0,0001127733</text:p>
          </table:table-cell>
          <table:table-cell table:formula="of:=IF(OR([.D449]&lt;[.D$549];[.D449]&gt;[.D$550]);&quot;&quot;;[.D449])" office:value-type="string" office:string-value="" calcext:value-type="error">
            <text:p>#DIV/0 !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string" office:string-value="" calcext:value-type="error">
            <text:p>#DIV/0 !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 office:value-type="float" office:value="0.000109760878227325" calcext:value-type="float">
            <text:p>0,0001097609</text:p>
          </table:table-cell>
          <table:table-cell table:formula="of:=IF(OR([.N449]&lt;[.N$549];[.N449]&gt;[.N$550]);&quot;&quot;;[.N449])" office:value-type="float" office:value="0.461487084794381" calcext:value-type="float">
            <text:p>0,4614870848</text:p>
          </table:table-cell>
          <table:table-cell table:formula="of:=IF(OR([.O449]&lt;[.O$549];[.O449]&gt;[.O$550]);&quot;&quot;;[.O449])" office:value-type="float" office:value="0.00000801560719099851" calcext:value-type="float">
            <text:p>8,01560719099851E-006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0559149221931646" calcext:value-type="float">
            <text:p>0,0055914922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0954978291559089" calcext:value-type="float">
            <text:p>9,54978291559089E-005</text:p>
          </table:table-cell>
          <table:table-cell table:formula="of:=IF(OR([.D450]&lt;[.D$549];[.D450]&gt;[.D$550]);&quot;&quot;;[.D450])" office:value-type="string" office:string-value="" calcext:value-type="error">
            <text:p>#DIV/0 !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string" office:string-value="" calcext:value-type="error">
            <text:p>#DIV/0 !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 office:value-type="float" office:value="0.000197093973996967" calcext:value-type="float">
            <text:p>0,000197094</text:p>
          </table:table-cell>
          <table:table-cell table:formula="of:=IF(OR([.N450]&lt;[.N$549];[.N450]&gt;[.N$550]);&quot;&quot;;[.N450])" office:value-type="float" office:value="0.388796437805649" calcext:value-type="float">
            <text:p>0,3887964378</text:p>
          </table:table-cell>
          <table:table-cell table:formula="of:=IF(OR([.O450]&lt;[.O$549];[.O450]&gt;[.O$550]);&quot;&quot;;[.O450])" office:value-type="float" office:value="0.000010672776027047" calcext:value-type="float">
            <text:p>1,0672776027047E-005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0542192217312736" calcext:value-type="float">
            <text:p>0,0054219222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0397972604616" calcext:value-type="float">
            <text:p>0,0001039797</text:p>
          </table:table-cell>
          <table:table-cell table:formula="of:=IF(OR([.D451]&lt;[.D$549];[.D451]&gt;[.D$550]);&quot;&quot;;[.D451])" office:value-type="string" office:string-value="" calcext:value-type="error">
            <text:p>#DIV/0 !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string" office:string-value="" calcext:value-type="error">
            <text:p>#DIV/0 !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 office:value-type="float" office:value="0.00016299992864336" calcext:value-type="float">
            <text:p>0,0001629999</text:p>
          </table:table-cell>
          <table:table-cell table:formula="of:=IF(OR([.N451]&lt;[.N$549];[.N451]&gt;[.N$550]);&quot;&quot;;[.N451])" office:value-type="float" office:value="0.406486322465421" calcext:value-type="float">
            <text:p>0,4064863225</text:p>
          </table:table-cell>
          <table:table-cell table:formula="of:=IF(OR([.O451]&lt;[.O$549];[.O451]&gt;[.O$550]);&quot;&quot;;[.O451])" office:value-type="float" office:value="0.0000156405461872878" calcext:value-type="float">
            <text:p>1,56405461872878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055501939075729" calcext:value-type="float">
            <text:p>0,0055501939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074632028985619" calcext:value-type="float">
            <text:p>0,000074632</text:p>
          </table:table-cell>
          <table:table-cell table:formula="of:=IF(OR([.D452]&lt;[.D$549];[.D452]&gt;[.D$550]);&quot;&quot;;[.D452])" office:value-type="string" office:string-value="" calcext:value-type="error">
            <text:p>#DIV/0 !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string" office:string-value="" calcext:value-type="error">
            <text:p>#DIV/0 !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 office:value-type="float" office:value="0.000152433607310903" calcext:value-type="float">
            <text:p>0,0001524336</text:p>
          </table:table-cell>
          <table:table-cell table:formula="of:=IF(OR([.N452]&lt;[.N$549];[.N452]&gt;[.N$550]);&quot;&quot;;[.N452])" office:value-type="float" office:value="0.515762608064674" calcext:value-type="float">
            <text:p>0,5157626081</text:p>
          </table:table-cell>
          <table:table-cell table:formula="of:=IF(OR([.O452]&lt;[.O$549];[.O452]&gt;[.O$550]);&quot;&quot;;[.O452])" office:value-type="float" office:value="0.00000899746973827018" calcext:value-type="float">
            <text:p>8,99746973827018E-006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052782451473614" calcext:value-type="float">
            <text:p>0,0052782451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150659120232527" calcext:value-type="float">
            <text:p>0,0001506591</text:p>
          </table:table-cell>
          <table:table-cell table:formula="of:=IF(OR([.D453]&lt;[.D$549];[.D453]&gt;[.D$550]);&quot;&quot;;[.D453])" office:value-type="string" office:string-value="" calcext:value-type="error">
            <text:p>#DIV/0 !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string" office:string-value="" calcext:value-type="error">
            <text:p>#DIV/0 !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 office:value-type="float" office:value="0.000147790829127084" calcext:value-type="float">
            <text:p>0,0001477908</text:p>
          </table:table-cell>
          <table:table-cell table:formula="of:=IF(OR([.N453]&lt;[.N$549];[.N453]&gt;[.N$550]);&quot;&quot;;[.N453])" office:value-type="float" office:value="0.433626570944579" calcext:value-type="float">
            <text:p>0,4336265709</text:p>
          </table:table-cell>
          <table:table-cell table:formula="of:=IF(OR([.O453]&lt;[.O$549];[.O453]&gt;[.O$550]);&quot;&quot;;[.O453])" office:value-type="float" office:value="0.0000118920485188537" calcext:value-type="float">
            <text:p>0,000011892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049164511671281" calcext:value-type="float">
            <text:p>0,0049164512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0742753494966736" calcext:value-type="float">
            <text:p>7,42753494966736E-005</text:p>
          </table:table-cell>
          <table:table-cell table:formula="of:=IF(OR([.D454]&lt;[.D$549];[.D454]&gt;[.D$550]);&quot;&quot;;[.D454])" office:value-type="string" office:string-value="" calcext:value-type="error">
            <text:p>#DIV/0 !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string" office:string-value="" calcext:value-type="error">
            <text:p>#DIV/0 !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string" office:string-value="" calcext:value-type="error">
            <text:p>#DIV/0 !</text:p>
          </table:table-cell>
          <table:table-cell table:formula="of:=IF(OR([.M454]&lt;[.M$549];[.M454]&gt;[.M$550]);&quot;&quot;;[.M454])" office:value-type="float" office:value="0.000136505518872871" calcext:value-type="float">
            <text:p>0,0001365055</text:p>
          </table:table-cell>
          <table:table-cell table:formula="of:=IF(OR([.N454]&lt;[.N$549];[.N454]&gt;[.N$550]);&quot;&quot;;[.N454])">
            <text:p/>
          </table:table-cell>
          <table:table-cell table:formula="of:=IF(OR([.O454]&lt;[.O$549];[.O454]&gt;[.O$550]);&quot;&quot;;[.O454])" office:value-type="float" office:value="0.0000117055446169629" calcext:value-type="float">
            <text:p>1,17055446169629E-005</text:p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string" office:string-value="" calcext:value-type="error">
            <text:p>#DIV/0 !</text:p>
          </table:table-cell>
          <table:table-cell table:formula="of:=IF(OR([.S454]&lt;[.S$549];[.S454]&gt;[.S$550]);&quot;&quot;;[.S454])" office:value-type="float" office:value="0.0048353319610829" calcext:value-type="float">
            <text:p>0,004835332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 office:value-type="string" office:string-value="" calcext:value-type="error">
            <text:p>#DIV/0 !</text:p>
          </table:table-cell>
          <table:table-cell table:formula="of:=IF(OR([.V454]&lt;[.V$549];[.V454]&gt;[.V$550]);&quot;&quot;;[.V45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713449985871466" calcext:value-type="float">
            <text:p>7,13E-005</text:p>
          </table:table-cell>
          <table:table-cell table:style-name="Default" office:value-type="float" office:value="0.43071580636384" calcext:value-type="float">
            <text:p>0,4307158064</text:p>
          </table:table-cell>
          <table:table-cell table:style-name="ce6" office:value-type="float" office:value="0.0000236805266024217" calcext:value-type="float">
            <text:p>2,3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21704309878637" calcext:value-type="float">
            <text:p>0,006217043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895753064742362" calcext:value-type="float">
            <text:p>8,96E-005</text:p>
          </table:table-cell>
          <table:table-cell table:style-name="Default" office:value-type="float" office:value="0.520441712621938" calcext:value-type="float">
            <text:p>0,5204417126</text:p>
          </table:table-cell>
          <table:table-cell table:style-name="ce6" office:value-type="float" office:value="0.00000965610231616314" calcext:value-type="float">
            <text:p>9,66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80533243202037" calcext:value-type="float">
            <text:p>0,004805332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6171481585062" calcext:value-type="float">
            <text:p>0,000166171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17498649645068" calcext:value-type="float">
            <text:p>0,0001174986</text:p>
          </table:table-cell>
          <table:table-cell table:style-name="Default" office:value-type="float" office:value="0.410724601517185" calcext:value-type="float">
            <text:p>0,4107246015</text:p>
          </table:table-cell>
          <table:table-cell table:style-name="ce6" office:value-type="float" office:value="0.0000110504289975819" calcext:value-type="float">
            <text:p>1,1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4709385794171" calcext:value-type="float">
            <text:p>0,007347093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6752773906915" calcext:value-type="float">
            <text:p>0,000176752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2131703238778" calcext:value-type="float">
            <text:p>0,0001221317</text:p>
          </table:table-cell>
          <table:table-cell table:style-name="Default" office:value-type="float" office:value="0.407806239783546" calcext:value-type="float">
            <text:p>0,4078062398</text:p>
          </table:table-cell>
          <table:table-cell table:style-name="ce6" office:value-type="float" office:value="0.00000694363335545537" calcext:value-type="float">
            <text:p>6,94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02500453018978" calcext:value-type="float">
            <text:p>0,005025004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3381730446646" calcext:value-type="float">
            <text:p>0,00022338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17029682776848" calcext:value-type="float">
            <text:p>0,0001170297</text:p>
          </table:table-cell>
          <table:table-cell table:style-name="Default" office:value-type="float" office:value="0.386418905156646" calcext:value-type="float">
            <text:p>0,3864189052</text:p>
          </table:table-cell>
          <table:table-cell table:style-name="ce6" office:value-type="float" office:value="0.0000123838551499281" calcext:value-type="float">
            <text:p>1,2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05881739373029" calcext:value-type="float">
            <text:p>0,006058817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2385896903197" calcext:value-type="float">
            <text:p>0,00012238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06172595502196" calcext:value-type="float">
            <text:p>0,0001061726</text:p>
          </table:table-cell>
          <table:table-cell table:style-name="Default" office:value-type="float" office:value="0.298593526726218" calcext:value-type="float">
            <text:p>0,2985935267</text:p>
          </table:table-cell>
          <table:table-cell table:style-name="ce6" office:value-type="float" office:value="0.00000790326076091836" calcext:value-type="float">
            <text:p>7,90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29571306050809" calcext:value-type="float">
            <text:p>0,003295713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6678386188505" calcext:value-type="float">
            <text:p>0,00013667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713583518731048" calcext:value-type="float">
            <text:p>7,14E-005</text:p>
          </table:table-cell>
          <table:table-cell table:style-name="Default" office:value-type="float" office:value="0.31904907811755" calcext:value-type="float">
            <text:p>0,3190490781</text:p>
          </table:table-cell>
          <table:table-cell table:style-name="ce6" office:value-type="float" office:value="0.0000138719507616461" calcext:value-type="float">
            <text:p>1,3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08560027663667" calcext:value-type="float">
            <text:p>0,005085600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28112552554926" calcext:value-type="float">
            <text:p>9,28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56669616191866" calcext:value-type="float">
            <text:p>0,0001566696</text:p>
          </table:table-cell>
          <table:table-cell table:style-name="Default" office:value-type="float" office:value="0.450768534193239" calcext:value-type="float">
            <text:p>0,4507685342</text:p>
          </table:table-cell>
          <table:table-cell table:style-name="ce6" office:value-type="float" office:value="0.0000156158925026067" calcext:value-type="float">
            <text:p>1,5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4144531728215" calcext:value-type="float">
            <text:p>0,005541445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2658948530855" calcext:value-type="float">
            <text:p>0,000112658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18444349079976" calcext:value-type="float">
            <text:p>0,0001184443</text:p>
          </table:table-cell>
          <table:table-cell table:style-name="Default" office:value-type="float" office:value="0.502688009840481" calcext:value-type="float">
            <text:p>0,5026880098</text:p>
          </table:table-cell>
          <table:table-cell table:style-name="ce6" office:value-type="float" office:value="0.000013115906294682" calcext:value-type="float">
            <text:p>1,3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357421922480867" calcext:value-type="float">
            <text:p>0,003574219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77259859910605" calcext:value-type="float">
            <text:p>7,73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888133810106082" calcext:value-type="float">
            <text:p>8,88E-005</text:p>
          </table:table-cell>
          <table:table-cell table:style-name="Default" office:value-type="float" office:value="0.512567451825152" calcext:value-type="float">
            <text:p>0,5125674518</text:p>
          </table:table-cell>
          <table:table-cell table:style-name="ce6" office:value-type="float" office:value="0.0000141352385720842" calcext:value-type="float">
            <text:p>1,4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43002976791161" calcext:value-type="float">
            <text:p>0,00443002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42667381434702" calcext:value-type="float">
            <text:p>9,43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6531060964864" calcext:value-type="float">
            <text:p>0,0001265311</text:p>
          </table:table-cell>
          <table:table-cell table:style-name="Default" office:value-type="float" office:value="0.482220991092319" calcext:value-type="float">
            <text:p>0,4822209911</text:p>
          </table:table-cell>
          <table:table-cell table:style-name="ce6" office:value-type="float" office:value="0.0000239669881237668" calcext:value-type="float">
            <text:p>2,4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32812352630466" calcext:value-type="float">
            <text:p>0,006328123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451297692814" calcext:value-type="float">
            <text:p>0,00012451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85034904266093" calcext:value-type="float">
            <text:p>8,50E-005</text:p>
          </table:table-cell>
          <table:table-cell table:style-name="Default" office:value-type="float" office:value="0.304154412189621" calcext:value-type="float">
            <text:p>0,3041544122</text:p>
          </table:table-cell>
          <table:table-cell table:style-name="ce6" office:value-type="float" office:value="0.000021565888819428" calcext:value-type="float">
            <text:p>2,1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77401057540236" calcext:value-type="float">
            <text:p>0,004774010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50455623480125" calcext:value-type="float">
            <text:p>9,50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928619605286" calcext:value-type="float">
            <text:p>0,0001292862</text:p>
          </table:table-cell>
          <table:table-cell table:style-name="Default" office:value-type="float" office:value="0.408532788907879" calcext:value-type="float">
            <text:p>0,4085327889</text:p>
          </table:table-cell>
          <table:table-cell table:style-name="ce6" office:value-type="float" office:value="0.0000145620550255371" calcext:value-type="float">
            <text:p>1,4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37366857616448" calcext:value-type="float">
            <text:p>0,005373668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2130072806066" calcext:value-type="float">
            <text:p>0,000122130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99727136544131" calcext:value-type="float">
            <text:p>0,0001997271</text:p>
          </table:table-cell>
          <table:table-cell table:style-name="Default" office:value-type="float" office:value="0.372883483664767" calcext:value-type="float">
            <text:p>0,372883483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58183917153132" calcext:value-type="float">
            <text:p>0,005581839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1206461224107" calcext:value-type="float">
            <text:p>8,12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9594450565213" calcext:value-type="float">
            <text:p>9,59E-005</text:p>
          </table:table-cell>
          <table:table-cell table:style-name="Default" office:value-type="float" office:value="0.401388009177216" calcext:value-type="float">
            <text:p>0,4013880092</text:p>
          </table:table-cell>
          <table:table-cell table:style-name="ce6" office:value-type="float" office:value="0.00000868988468633434" calcext:value-type="float">
            <text:p>8,69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0226459349109" calcext:value-type="float">
            <text:p>0,005502264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2718116999163" calcext:value-type="float">
            <text:p>0,00015271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95555030066079" calcext:value-type="float">
            <text:p>9,56E-005</text:p>
          </table:table-cell>
          <table:table-cell table:style-name="Default" office:value-type="float" office:value="0.429982599380434" calcext:value-type="float">
            <text:p>0,429982599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48257062787405" calcext:value-type="float">
            <text:p>0,005482570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5825432397483" calcext:value-type="float">
            <text:p>0,00014582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ce6" office:value-type="float" office:value="0.0000982188750907086" calcext:value-type="float">
            <text:p>9,82E-005</text:p>
          </table:table-cell>
          <table:table-cell table:style-name="Default" office:value-type="float" office:value="0.551756340362872" calcext:value-type="float">
            <text:p>0,5517563404</text:p>
          </table:table-cell>
          <table:table-cell table:style-name="ce6" office:value-type="float" office:value="0.000010291310825931" calcext:value-type="float">
            <text:p>1,0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63269605852759" calcext:value-type="float">
            <text:p>0,005632696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7178294847681" calcext:value-type="float">
            <text:p>0,00013717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67907852369584" calcext:value-type="float">
            <text:p>0,0001679079</text:p>
          </table:table-cell>
          <table:table-cell table:style-name="Default" office:value-type="float" office:value="0.396486438611899" calcext:value-type="float">
            <text:p>0,396486438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42158494786802" calcext:value-type="float">
            <text:p>0,005421584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4822510250328" calcext:value-type="float">
            <text:p>0,00013482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10045329975062" calcext:value-type="float">
            <text:p>0,0001100453</text:p>
          </table:table-cell>
          <table:table-cell table:style-name="Default" office:value-type="float" office:value="0.69585845939244" calcext:value-type="float">
            <text:p>0,6958584594</text:p>
          </table:table-cell>
          <table:table-cell table:style-name="ce6" office:value-type="float" office:value="0.0000115154764042925" calcext:value-type="float">
            <text:p>1,1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34347101884997" calcext:value-type="float">
            <text:p>0,00634347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92575832652558" calcext:value-type="float">
            <text:p>8,93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42534065788754" calcext:value-type="float">
            <text:p>0,0001425341</text:p>
          </table:table-cell>
          <table:table-cell table:style-name="Default" office:value-type="float" office:value="0.418927527743392" calcext:value-type="float">
            <text:p>0,4189275277</text:p>
          </table:table-cell>
          <table:table-cell table:style-name="ce6" office:value-type="float" office:value="0.00000822207746894786" calcext:value-type="float">
            <text:p>8,22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46191057029351" calcext:value-type="float">
            <text:p>0,004461910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9306811890898" calcext:value-type="float">
            <text:p>0,00013930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80367545942261" calcext:value-type="float">
            <text:p>0,0001803675</text:p>
          </table:table-cell>
          <table:table-cell table:style-name="Default" office:value-type="float" office:value="0.454052106054188" calcext:value-type="float">
            <text:p>0,4540521061</text:p>
          </table:table-cell>
          <table:table-cell table:style-name="ce6" office:value-type="float" office:value="0.0000135334123798177" calcext:value-type="float">
            <text:p>1,3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82698212335397" calcext:value-type="float">
            <text:p>0,005826982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4502680213855" calcext:value-type="float">
            <text:p>9,45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0025575470322" calcext:value-type="float">
            <text:p>0,0001200256</text:p>
          </table:table-cell>
          <table:table-cell table:style-name="Default" office:value-type="float" office:value="0.333858313517648" calcext:value-type="float">
            <text:p>0,333858313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04326438100202" calcext:value-type="float">
            <text:p>0,005043264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5140941199447" calcext:value-type="float">
            <text:p>0,000145140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4219322043664" calcext:value-type="float">
            <text:p>0,0001342193</text:p>
          </table:table-cell>
          <table:table-cell table:style-name="Default" office:value-type="float" office:value="0.356839036918932" calcext:value-type="float">
            <text:p>0,356839036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83219094675879" calcext:value-type="float">
            <text:p>0,004832190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8704826455003" calcext:value-type="float">
            <text:p>0,00012870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63561521171989" calcext:value-type="float">
            <text:p>0,0001635615</text:p>
          </table:table-cell>
          <table:table-cell table:style-name="Default" office:value-type="float" office:value="0.371142441609737" calcext:value-type="float">
            <text:p>0,3711424416</text:p>
          </table:table-cell>
          <table:table-cell table:style-name="ce6" office:value-type="float" office:value="0.00000879696867857448" calcext:value-type="float">
            <text:p>8,80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7006807769143" calcext:value-type="float">
            <text:p>0,005570068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95280182412901" calcext:value-type="float">
            <text:p>8,95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5798333145745" calcext:value-type="float">
            <text:p>0,0001579833</text:p>
          </table:table-cell>
          <table:table-cell table:style-name="Default" office:value-type="float" office:value="0.353915489151828" calcext:value-type="float">
            <text:p>0,3539154892</text:p>
          </table:table-cell>
          <table:table-cell table:style-name="ce6" office:value-type="float" office:value="0.0000181759351215793" calcext:value-type="float">
            <text:p>1,8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10020279867574" calcext:value-type="float">
            <text:p>0,005100202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3388704754471" calcext:value-type="float">
            <text:p>0,00013338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48135632087195" calcext:value-type="float">
            <text:p>0,0001481356</text:p>
          </table:table-cell>
          <table:table-cell table:style-name="Default" office:value-type="float" office:value="0.521977564478424" calcext:value-type="float">
            <text:p>0,5219775645</text:p>
          </table:table-cell>
          <table:table-cell table:style-name="ce6" office:value-type="float" office:value="0.0000113892951320137" calcext:value-type="float">
            <text:p>1,1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48933427256736" calcext:value-type="float">
            <text:p>0,005489334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2773255255384" calcext:value-type="float">
            <text:p>0,00011277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09760878227325" calcext:value-type="float">
            <text:p>0,0001097609</text:p>
          </table:table-cell>
          <table:table-cell table:style-name="Default" office:value-type="float" office:value="0.461487084794381" calcext:value-type="float">
            <text:p>0,4614870848</text:p>
          </table:table-cell>
          <table:table-cell table:style-name="ce6" office:value-type="float" office:value="0.00000801560719099851" calcext:value-type="float">
            <text:p>8,02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9149221931646" calcext:value-type="float">
            <text:p>0,005591492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54978291559089" calcext:value-type="float">
            <text:p>9,55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97093973996967" calcext:value-type="float">
            <text:p>0,000197094</text:p>
          </table:table-cell>
          <table:table-cell table:style-name="Default" office:value-type="float" office:value="0.388796437805649" calcext:value-type="float">
            <text:p>0,3887964378</text:p>
          </table:table-cell>
          <table:table-cell table:style-name="ce6" office:value-type="float" office:value="0.000010672776027047" calcext:value-type="float">
            <text:p>1,0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42192217312736" calcext:value-type="float">
            <text:p>0,005421922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0397972604616" calcext:value-type="float">
            <text:p>0,00010397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6299992864336" calcext:value-type="float">
            <text:p>0,0001629999</text:p>
          </table:table-cell>
          <table:table-cell table:style-name="Default" office:value-type="float" office:value="0.406486322465421" calcext:value-type="float">
            <text:p>0,4064863225</text:p>
          </table:table-cell>
          <table:table-cell table:style-name="ce6" office:value-type="float" office:value="0.0000156405461872878" calcext:value-type="float">
            <text:p>1,5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501939075729" calcext:value-type="float">
            <text:p>0,005550193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74632028985619" calcext:value-type="float">
            <text:p>7,46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52433607310903" calcext:value-type="float">
            <text:p>0,0001524336</text:p>
          </table:table-cell>
          <table:table-cell table:style-name="Default" office:value-type="float" office:value="0.515762608064674" calcext:value-type="float">
            <text:p>0,5157626081</text:p>
          </table:table-cell>
          <table:table-cell table:style-name="ce6" office:value-type="float" office:value="0.00000899746973827018" calcext:value-type="float">
            <text:p>9,00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2782451473614" calcext:value-type="float">
            <text:p>0,005278245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0659120232527" calcext:value-type="float">
            <text:p>0,000150659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47790829127084" calcext:value-type="float">
            <text:p>0,0001477908</text:p>
          </table:table-cell>
          <table:table-cell table:style-name="Default" office:value-type="float" office:value="0.433626570944579" calcext:value-type="float">
            <text:p>0,4336265709</text:p>
          </table:table-cell>
          <table:table-cell table:style-name="ce6" office:value-type="float" office:value="0.0000118920485188537" calcext:value-type="float">
            <text:p>1,1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9164511671281" calcext:value-type="float">
            <text:p>0,004916451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742753494966736" calcext:value-type="float">
            <text:p>7,43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6505518872871" calcext:value-type="float">
            <text:p>0,000136505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117055446169629" calcext:value-type="float">
            <text:p>1,1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8353319610829" calcext:value-type="float">
            <text:p>0,0048353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string" office:string-value="" calcext:value-type="error">
            <text:p>#DIV/0 !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string" office:string-value="" calcext:value-type="error">
            <text:p>#DIV/0 !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DIV/0 !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string" office:string-value="" calcext:value-type="error">
            <text:p>#DIV/0 !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string" office:string-value="" calcext:value-type="error">
            <text:p>#DIV/0 !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DIV/0 !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string" office:string-value="" calcext:value-type="error">
            <text:p>#DIV/0 !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string" office:string-value="" calcext:value-type="error">
            <text:p>#DIV/0 !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DIV/0 !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string" office:string-value="" calcext:value-type="error">
            <text:p>#DIV/0 !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string" office:string-value="" calcext:value-type="error">
            <text:p>#DIV/0 !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DIV/0 !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string" office:string-value="" calcext:value-type="error">
            <text:p>#DIV/0 !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string" office:string-value="" calcext:value-type="error">
            <text:p>#DIV/0 !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DIV/0 !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string" office:string-value="" calcext:value-type="error">
            <text:p>#DIV/0 !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string" office:string-value="" calcext:value-type="error">
            <text:p>#DIV/0 !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DIV/0 !</text:p>
          </table:table-cell>
          <table:table-cell table:formula="of:=[.M559]-[.M681]" office:value-type="float" office:value="-4.47233396150271E-019" calcext:value-type="float">
            <text:p>-4,47233396150271E-019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string" office:string-value="" calcext:value-type="error">
            <text:p>#DIV/0 !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string" office:string-value="" calcext:value-type="error">
            <text:p>#DIV/0 !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DIV/0 !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string" office:string-value="" calcext:value-type="error">
            <text:p>#DIV/0 !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string" office:string-value="" calcext:value-type="error">
            <text:p>#DIV/0 !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DIV/0 !</text:p>
          </table:table-cell>
          <table:table-cell table:formula="of:=[.M561]-[.M683]" office:value-type="float" office:value="0" calcext:value-type="float">
            <text:p>0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string" office:string-value="" calcext:value-type="error">
            <text:p>#DIV/0 !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string" office:string-value="" calcext:value-type="error">
            <text:p>#DIV/0 !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DIV/0 !</text:p>
          </table:table-cell>
          <table:table-cell table:formula="of:=[.M562]-[.M684]" office:value-type="float" office:value="0" calcext:value-type="float">
            <text:p>0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string" office:string-value="" calcext:value-type="error">
            <text:p>#DIV/0 !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string" office:string-value="" calcext:value-type="error">
            <text:p>#DIV/0 !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DIV/0 !</text:p>
          </table:table-cell>
          <table:table-cell table:formula="of:=[.M563]-[.M685]" office:value-type="float" office:value="0" calcext:value-type="float">
            <text:p>0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float" office:value="0" calcext:value-type="float">
            <text:p>0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string" office:string-value="" calcext:value-type="error">
            <text:p>#DIV/0 !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string" office:string-value="" calcext:value-type="error">
            <text:p>#DIV/0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DIV/0 !</text:p>
          </table:table-cell>
          <table:table-cell table:formula="of:=[.M564]-[.M686]" office:value-type="float" office:value="-4.60785923306339E-019" calcext:value-type="float">
            <text:p>-4,60785923306339E-019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float" office:value="0" calcext:value-type="float">
            <text:p>0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string" office:string-value="" calcext:value-type="error">
            <text:p>#DIV/0 !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string" office:string-value="" calcext:value-type="error">
            <text:p>#DIV/0 !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DIV/0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string" office:string-value="" calcext:value-type="error">
            <text:p>#VALEUR !</text:p>
          </table:table-cell>
          <table:table-cell table:formula="of:=[.D566]-[.D688]" office:value-type="string" office:string-value="" calcext:value-type="error">
            <text:p>#DIV/0 !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string" office:string-value="" calcext:value-type="error">
            <text:p>#DIV/0 !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DIV/0 !</text:p>
          </table:table-cell>
          <table:table-cell table:formula="of:=[.M566]-[.M688]" office:value-type="string" office:string-value="" calcext:value-type="error">
            <text:p>#VALEUR !</text:p>
          </table:table-cell>
          <table:table-cell table:formula="of:=[.N566]-[.N688]" office:value-type="string" office:string-value="" calcext:value-type="error">
            <text:p>#VALEUR !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string" office:string-value="" calcext:value-type="error">
            <text:p>#VALEUR !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string" office:string-value="" calcext:value-type="error">
            <text:p>#DIV/0 !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string" office:string-value="" calcext:value-type="error">
            <text:p>#DIV/0 !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DIV/0 !</text:p>
          </table:table-cell>
          <table:table-cell table:formula="of:=[.M567]-[.M689]" office:value-type="float" office:value="-4.60785923306339E-019" calcext:value-type="float">
            <text:p>-4,60785923306339E-019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float" office:value="0" calcext:value-type="float">
            <text:p>0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string" office:string-value="" calcext:value-type="error">
            <text:p>#DIV/0 !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string" office:string-value="" calcext:value-type="error">
            <text:p>#DIV/0 !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DIV/0 !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string" office:string-value="" calcext:value-type="error">
            <text:p>#VALEUR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string" office:string-value="" calcext:value-type="error">
            <text:p>#DIV/0 !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string" office:string-value="" calcext:value-type="error">
            <text:p>#DIV/0 !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DIV/0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string" office:string-value="" calcext:value-type="error">
            <text:p>#DIV/0 !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string" office:string-value="" calcext:value-type="error">
            <text:p>#DIV/0 !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DIV/0 !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string" office:string-value="" calcext:value-type="error">
            <text:p>#DIV/0 !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string" office:string-value="" calcext:value-type="error">
            <text:p>#DIV/0 !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DIV/0 !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float" office:value="-4.40457132572236E-020" calcext:value-type="float">
            <text:p>-4,40457132572236E-020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string" office:string-value="" calcext:value-type="error">
            <text:p>#DIV/0 !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string" office:string-value="" calcext:value-type="error">
            <text:p>#DIV/0 !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DIV/0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string" office:string-value="" calcext:value-type="error">
            <text:p>#DIV/0 !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string" office:string-value="" calcext:value-type="error">
            <text:p>#DIV/0 !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DIV/0 !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string" office:string-value="" calcext:value-type="error">
            <text:p>#DIV/0 !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string" office:string-value="" calcext:value-type="error">
            <text:p>#DIV/0 !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DIV/0 !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string" office:string-value="" calcext:value-type="error">
            <text:p>#DIV/0 !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string" office:string-value="" calcext:value-type="error">
            <text:p>#DIV/0 !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DIV/0 !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string" office:string-value="" calcext:value-type="error">
            <text:p>#DIV/0 !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string" office:string-value="" calcext:value-type="error">
            <text:p>#DIV/0 !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DIV/0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string" office:string-value="" calcext:value-type="error">
            <text:p>#DIV/0 !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string" office:string-value="" calcext:value-type="error">
            <text:p>#DIV/0 !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DIV/0 !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string" office:string-value="" calcext:value-type="error">
            <text:p>#DIV/0 !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string" office:string-value="" calcext:value-type="error">
            <text:p>#DIV/0 !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DIV/0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float" office:value="0" calcext:value-type="float">
            <text:p>0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string" office:string-value="" calcext:value-type="error">
            <text:p>#DIV/0 !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string" office:string-value="" calcext:value-type="error">
            <text:p>#DIV/0 !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DIV/0 !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float" office:value="0" calcext:value-type="float">
            <text:p>0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string" office:string-value="" calcext:value-type="error">
            <text:p>#DIV/0 !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string" office:string-value="" calcext:value-type="error">
            <text:p>#DIV/0 !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DIV/0 !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string" office:string-value="" calcext:value-type="error">
            <text:p>#DIV/0 !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string" office:string-value="" calcext:value-type="error">
            <text:p>#DIV/0 !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DIV/0 !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float" office:value="0" calcext:value-type="float">
            <text:p>0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string" office:string-value="" calcext:value-type="error">
            <text:p>#DIV/0 !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string" office:string-value="" calcext:value-type="error">
            <text:p>#DIV/0 !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DIV/0 !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-4.74338450462408E-020" calcext:value-type="float">
            <text:p>-4,74338450462408E-020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4.47233396150271E-019" calcext:value-type="float">
            <text:p>4,47233396150271E-019</text:p>
          </table:table-cell>
          <table:table-cell table:formula="of:=[.D583]-[.D705]" office:value-type="string" office:string-value="" calcext:value-type="error">
            <text:p>#DIV/0 !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string" office:string-value="" calcext:value-type="error">
            <text:p>#DIV/0 !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DIV/0 !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float" office:value="0" calcext:value-type="float">
            <text:p>0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string" office:string-value="" calcext:value-type="error">
            <text:p>#DIV/0 !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string" office:string-value="" calcext:value-type="error">
            <text:p>#DIV/0 !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DIV/0 !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string" office:string-value="" calcext:value-type="error">
            <text:p>#DIV/0 !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string" office:string-value="" calcext:value-type="error">
            <text:p>#DIV/0 !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DIV/0 !</text:p>
          </table:table-cell>
          <table:table-cell table:formula="of:=[.M585]-[.M707]" office:value-type="float" office:value="0" calcext:value-type="float">
            <text:p>0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float" office:value="0" calcext:value-type="float">
            <text:p>0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" calcext:value-type="float">
            <text:p>0</text:p>
          </table:table-cell>
          <table:table-cell table:formula="of:=[.D586]-[.D708]" office:value-type="string" office:string-value="" calcext:value-type="error">
            <text:p>#DIV/0 !</text:p>
          </table:table-cell>
          <table:table-cell table:formula="of:=[.E586]-[.E708]" office:value-type="float" office:value="0" calcext:value-type="float">
            <text:p>0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string" office:string-value="" calcext:value-type="error">
            <text:p>#DIV/0 !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string" office:string-value="" calcext:value-type="error">
            <text:p>#DIV/0 !</text:p>
          </table:table-cell>
          <table:table-cell table:formula="of:=[.M586]-[.M708]" office:value-type="float" office:value="0" calcext:value-type="float">
            <text:p>0</text:p>
          </table:table-cell>
          <table:table-cell table:formula="of:=[.N586]-[.N708]" office:value-type="string" office:string-value="" calcext:value-type="error">
            <text:p>#VALEUR !</text:p>
          </table:table-cell>
          <table:table-cell table:formula="of:=[.O586]-[.O708]" office:value-type="float" office:value="0" calcext:value-type="float">
            <text:p>0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DIV/0 !</text:p>
          </table:table-cell>
          <table:table-cell table:formula="of:=[.S586]-[.S708]" office:value-type="float" office:value="0" calcext:value-type="float">
            <text:p>0</text:p>
          </table:table-cell>
          <table:table-cell table:formula="of:=[.T586]-[.T708]" office:value-type="string" office:string-value="" calcext:value-type="error">
            <text:p>#DIV/0 !</text:p>
          </table:table-cell>
          <table:table-cell table:formula="of:=[.U586]-[.U708]" office:value-type="string" office:string-value="" calcext:value-type="error">
            <text:p>#DIV/0 !</text:p>
          </table:table-cell>
          <table:table-cell table:formula="of:=[.V586]-[.V70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: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9:59.613666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41:03.616058385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7190" meta:object-count="0"/>
  </office:meta>
</office:document-meta>
</file>